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" manifest:full-path="ObjectReplacements/Object 1"/>
  <manifest:file-entry manifest:media-type="" manifest:full-path="ObjectReplacements/Object 2"/>
  <manifest:file-entry manifest:media-type="text/xml" manifest:full-path="settings.xml"/>
  <manifest:file-entry manifest:media-type="text/xml" manifest:full-path="content.xml"/>
  <manifest:file-entry manifest:media-type="application/vnd.sun.star.oleobject" manifest:full-path="Object 1"/>
  <manifest:file-entry manifest:media-type="image/png" manifest:full-path="Thumbnails/thumbnail.png"/>
  <manifest:file-entry manifest:media-type="application/vnd.sun.star.oleobject" manifest:full-path="Object 2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9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2.033cm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9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2.033cm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9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min-height="5.029cm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marker-end="Extrémité_20_de_20_ligne_20_98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Extrémité_20_de_20_ligne_20_99" draw:textarea-horizontal-align="center" draw:textarea-vertical-align="middle"/>
    </style:style>
    <style:style style:name="gr11" style:family="graphic" style:parent-style-name="standard">
      <style:graphic-properties draw:marker-end="Extrémité_20_de_20_ligne_20_100" draw:textarea-horizontal-align="center" draw:textarea-vertical-align="middle"/>
    </style:style>
    <style:style style:name="gr12" style:family="graphic" style:parent-style-name="standard">
      <style:graphic-properties draw:marker-end="Extrémité_20_de_20_ligne_20_101" draw:textarea-horizontal-align="center" draw:textarea-vertical-align="middle"/>
    </style:style>
    <style:style style:name="gr13" style:family="graphic" style:parent-style-name="standard">
      <style:graphic-properties draw:marker-end="Extrémité_20_de_20_ligne_20_102"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svg:stroke-color="#ffffff" draw:textarea-horizontal-align="center" draw:textarea-vertical-align="middle"/>
    </style:style>
    <style:style style:name="gr17" style:family="graphic" style:parent-style-name="standard">
      <style:graphic-properties draw:stroke="none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svg:stroke-color="#00ff00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19" style:family="graphic" style:parent-style-name="standard">
      <style:graphic-properties svg:stroke-width="0.3cm" svg:stroke-color="#00ff00" draw:marker-start="Extrémité_20_de_20_ligne_20_103" draw:marker-start-width="0.65cm" draw:marker-end="" draw:marker-end-width="0.65cm" draw:textarea-horizontal-align="center" draw:textarea-vertical-align="middle" fo:padding-top="0.275cm" fo:padding-bottom="0.275cm" fo:padding-left="0.4cm" fo:padding-right="0.4cm"/>
    </style:style>
    <style:style style:name="gr20" style:family="graphic" style:parent-style-name="standard">
      <style:graphic-properties svg:stroke-width="0.3cm" svg:stroke-color="#00ff00" draw:marker-start-width="0.65cm" draw:marker-end="Extrémité_20_de_20_ligne_20_104" draw:marker-end-width="0.65cm" draw:textarea-horizontal-align="center" draw:textarea-vertical-align="middle" fo:padding-top="0.275cm" fo:padding-bottom="0.275cm" fo:padding-left="0.4cm" fo:padding-right="0.4cm"/>
    </style:style>
    <style:style style:name="gr21" style:family="graphic" style:parent-style-name="standard">
      <style:graphic-properties svg:stroke-width="0.3cm" svg:stroke-color="#00ff00" draw:marker-start="Extrémité_20_de_20_ligne_20_105" draw:marker-start-width="0.65cm" draw:marker-end="" draw:marker-end-width="0.65cm" draw:textarea-horizontal-align="center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draw:stroke="none" svg:stroke-color="#000000" draw:fill="solid" draw:fill-color="#23ff23" fo:min-height="0.55cm"/>
    </style:style>
    <style:style style:name="gr23" style:family="graphic" style:parent-style-name="standard">
      <style:graphic-properties svg:stroke-width="0.3cm" svg:stroke-color="#ffff00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24" style:family="graphic" style:parent-style-name="standard">
      <style:graphic-properties draw:stroke="none" svg:stroke-color="#000000" draw:fill="solid" draw:fill-color="#ffff00" fo:min-height="0.55cm"/>
    </style:style>
    <style:style style:name="gr25" style:family="graphic" style:parent-style-name="standard">
      <style:graphic-properties svg:stroke-width="0.3cm" svg:stroke-color="#ffff00" draw:marker-start-width="0.65cm" draw:marker-end="Extrémité_20_de_20_ligne_20_106" draw:marker-end-width="0.75cm" draw:textarea-horizontal-align="center" draw:textarea-vertical-align="middle" fo:padding-top="0.275cm" fo:padding-bottom="0.275cm" fo:padding-left="0.4cm" fo:padding-right="0.4cm"/>
    </style:style>
    <style:style style:name="gr26" style:family="graphic" style:parent-style-name="standard">
      <style:graphic-properties svg:stroke-width="0.3cm" svg:stroke-color="#ffff00" draw:marker-start-width="0.65cm" draw:marker-end="Extrémité_20_de_20_ligne_20_107" draw:marker-end-width="0.75cm" draw:textarea-horizontal-align="center" draw:textarea-vertical-align="middle" fo:padding-top="0.275cm" fo:padding-bottom="0.275cm" fo:padding-left="0.4cm" fo:padding-right="0.4cm"/>
    </style:style>
    <style:style style:name="gr27" style:family="graphic" style:parent-style-name="standard">
      <style:graphic-properties draw:marker-end="Extrémité_20_de_20_ligne_20_108" draw:marker-end-width="0.3cm" draw:textarea-horizontal-align="center" draw:textarea-vertical-align="middle"/>
    </style:style>
    <style:style style:name="gr28" style:family="graphic" style:parent-style-name="standard">
      <style:graphic-properties draw:marker-end="Extrémité_20_de_20_ligne_20_109" draw:marker-end-width="0.3cm" draw:textarea-horizontal-align="center" draw:textarea-vertical-align="middle"/>
    </style:style>
    <style:style style:name="gr29" style:family="graphic" style:parent-style-name="standard">
      <style:graphic-properties draw:marker-end="Extrémité_20_de_20_ligne_20_110" draw:marker-end-width="0.3cm" draw:textarea-horizontal-align="center" draw:textarea-vertical-align="middle"/>
    </style:style>
    <style:style style:name="gr30" style:family="graphic" style:parent-style-name="standard">
      <style:graphic-properties svg:stroke-width="0.3cm" svg:stroke-color="#ffff00" draw:marker-start="Extrémité_20_de_20_ligne_20_111" draw:marker-start-width="0.65cm" draw:marker-end="" draw:marker-end-width="0.75cm" draw:textarea-horizontal-align="center" draw:textarea-vertical-align="middle" fo:padding-top="0.275cm" fo:padding-bottom="0.275cm" fo:padding-left="0.4cm" fo:padding-right="0.4cm"/>
    </style:style>
    <style:style style:name="gr31" style:family="graphic" style:parent-style-name="standard">
      <style:graphic-properties svg:stroke-width="0.3cm" svg:stroke-color="#00ff00" draw:marker-start-width="0.65cm" draw:marker-end="Extrémité_20_de_20_ligne_20_112" draw:marker-end-width="0.65cm" draw:textarea-horizontal-align="center" draw:textarea-vertical-align="middle" fo:padding-top="0.275cm" fo:padding-bottom="0.275cm" fo:padding-left="0.4cm" fo:padding-right="0.4cm"/>
    </style:style>
    <style:style style:name="gr32" style:family="graphic" style:parent-style-name="standard">
      <style:graphic-properties svg:stroke-width="0.3cm" svg:stroke-color="#00ff00" draw:marker-start-width="0.65cm" draw:marker-end="Extrémité_20_de_20_ligne_20_113" draw:marker-end-width="0.65cm" draw:textarea-horizontal-align="center" draw:textarea-vertical-align="middle" fo:padding-top="0.275cm" fo:padding-bottom="0.275cm" fo:padding-left="0.4cm" fo:padding-right="0.4cm"/>
    </style:style>
    <style:style style:name="gr33" style:family="graphic" style:parent-style-name="standard">
      <style:graphic-properties svg:stroke-width="0.3cm" svg:stroke-color="#00ff00" draw:marker-start-width="0.65cm" draw:marker-end="Extrémité_20_de_20_ligne_20_114" draw:marker-end-width="0.65cm" draw:textarea-horizontal-align="center" draw:textarea-vertical-align="middle" fo:padding-top="0.275cm" fo:padding-bottom="0.275cm" fo:padding-left="0.4cm" fo:padding-right="0.4cm"/>
    </style:style>
    <style:style style:name="gr34" style:family="graphic" style:parent-style-name="standard">
      <style:graphic-properties svg:stroke-width="0.3cm" svg:stroke-color="#00ff00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35" style:family="graphic" style:parent-style-name="standard">
      <style:graphic-properties svg:stroke-width="0.3cm" svg:stroke-color="#00ff00" draw:marker-start-width="0.65cm" draw:marker-end="Extrémité_20_de_20_ligne_20_115" draw:marker-end-width="0.75cm" draw:textarea-horizontal-align="center" draw:textarea-vertical-align="middle" fo:padding-top="0.275cm" fo:padding-bottom="0.275cm" fo:padding-left="0.4cm" fo:padding-right="0.4cm"/>
    </style:style>
    <style:style style:name="gr36" style:family="graphic" style:parent-style-name="standard">
      <style:graphic-properties draw:marker-end="Extrémité_20_de_20_ligne_20_116" draw:marker-end-width="0.3cm" draw:textarea-horizontal-align="center" draw:textarea-vertical-align="middle"/>
    </style:style>
    <style:style style:name="gr37" style:family="graphic" style:parent-style-name="standard">
      <style:graphic-properties draw:marker-end="Extrémité_20_de_20_ligne_20_117" draw:marker-end-width="0.3cm" draw:textarea-horizontal-align="center" draw:textarea-vertical-align="middle"/>
    </style:style>
    <style:style style:name="gr38" style:family="graphic" style:parent-style-name="standard">
      <style:graphic-properties draw:marker-end="Extrémité_20_de_20_ligne_20_118" draw:marker-end-width="0.3cm" draw:textarea-horizontal-align="center" draw:textarea-vertical-align="middle"/>
    </style:style>
    <style:style style:name="gr39" style:family="graphic" style:parent-style-name="standard">
      <style:graphic-properties draw:marker-end="Extrémité_20_de_20_ligne_20_119" draw:marker-end-width="0.3cm" draw:textarea-horizontal-align="center" draw:textarea-vertical-align="middle"/>
    </style:style>
    <style:style style:name="gr40" style:family="graphic" style:parent-style-name="standard">
      <style:graphic-properties draw:marker-end="Extrémité_20_de_20_ligne_20_120" draw:marker-end-width="0.3cm" draw:textarea-horizontal-align="center" draw:textarea-vertical-align="middle"/>
    </style:style>
    <style:style style:name="gr41" style:family="graphic" style:parent-style-name="standard">
      <style:graphic-properties draw:visible-area-left="0cm" draw:visible-area-top="0cm" draw:visible-area-width="12.687cm" draw:visible-area-height="4.952cm" draw:ole-draw-aspect="1"/>
    </style:style>
    <style:style style:name="gr4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>
      <style:graphic-properties draw:stroke="solid" svg:stroke-width="0.035cm" svg:stroke-color="#000000" draw:stroke-linejoin="miter" draw:fill="solid" draw:fill-color="#cccc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>
      <style:graphic-properties draw:stroke="solid" svg:stroke-width="0.035cm" svg:stroke-color="#000000" draw:stroke-linejoin="round" draw:fill="solid" draw:fill-color="#ffff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>
      <style:graphic-properties draw:stroke="solid" svg:stroke-width="0.14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solid" svg:stroke-width="0.035cm" svg:stroke-color="#000000" draw:stroke-linejoin="miter" draw:fill="solid" draw:fill-color="#cccc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9" style:family="graphic" style:parent-style-name="standard">
      <style:graphic-properties draw:stroke="solid" svg:stroke-width="0.035cm" svg:stroke-color="#000000" draw:stroke-linejoin="miter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0" style:family="graphic" style:parent-style-name="standard">
      <style:graphic-properties draw:stroke="solid" svg:stroke-width="0.035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1" style:family="graphic" style:parent-style-name="standard" style:list-style-name="L10">
      <style:graphic-properties draw:stroke="none" svg:stroke-color="#000000" draw:fill="none" draw:fill-color="#0099cc" draw:textarea-horizontal-align="justify" draw:textarea-vertical-align="top" draw:auto-grow-height="true" fo:min-height="0.677cm" fo:min-width="3.668cm" fo:padding-top="0.13cm" fo:padding-bottom="0.13cm" fo:padding-left="0.25cm" fo:padding-right="0.25cm" fo:wrap-option="no-wrap" draw:shadow="hidden" draw:shadow-color="#1a006c"/>
    </style:style>
    <style:style style:name="gr52" style:family="graphic" style:parent-style-name="standard" style:list-style-name="L11">
      <style:graphic-properties draw:stroke="none" svg:stroke-color="#000000" draw:fill="none" draw:fill-color="#0099cc" draw:textarea-horizontal-align="justify" draw:textarea-vertical-align="top" draw:auto-grow-height="true" fo:min-height="0.677cm" fo:min-width="2.047cm" fo:padding-top="0.13cm" fo:padding-bottom="0.13cm" fo:padding-left="0.25cm" fo:padding-right="0.25cm" fo:wrap-option="no-wrap" draw:shadow="hidden" draw:shadow-color="#1a006c"/>
    </style:style>
    <style:style style:name="gr53" style:family="graphic" style:parent-style-name="standard" style:list-style-name="L11">
      <style:graphic-properties draw:stroke="none" svg:stroke-color="#000000" draw:fill="none" draw:fill-color="#0099cc" draw:textarea-horizontal-align="justify" draw:textarea-vertical-align="top" draw:auto-grow-height="true" fo:min-height="0.677cm" fo:min-width="5.806cm" fo:padding-top="0.13cm" fo:padding-bottom="0.13cm" fo:padding-left="0.25cm" fo:padding-right="0.25cm" fo:wrap-option="no-wrap" draw:shadow="hidden" draw:shadow-color="#1a006c"/>
    </style:style>
    <style:style style:name="gr54" style:family="graphic" style:parent-style-name="standard" style:list-style-name="L12">
      <style:graphic-properties draw:stroke="none" svg:stroke-color="#000000" draw:fill="none" draw:fill-color="#0099cc" draw:textarea-horizontal-align="justify" draw:textarea-vertical-align="top" draw:auto-grow-height="true" fo:min-height="1.185cm" fo:min-width="2.22cm" fo:padding-top="0.13cm" fo:padding-bottom="0.13cm" fo:padding-left="0.25cm" fo:padding-right="0.25cm" fo:wrap-option="no-wrap" draw:shadow="hidden" draw:shadow-color="#1a006c"/>
    </style:style>
    <style:style style:name="gr55" style:family="graphic" style:parent-style-name="standard" style:list-style-name="L12">
      <style:graphic-properties draw:stroke="none" svg:stroke-color="#000000" draw:fill="none" draw:fill-color="#0099cc" draw:textarea-horizontal-align="justify" draw:textarea-vertical-align="top" draw:auto-grow-height="true" fo:min-height="1.185cm" fo:min-width="2.22cm" fo:padding-top="0.13cm" fo:padding-bottom="0.13cm" fo:padding-left="0.25cm" fo:padding-right="0.25cm" fo:wrap-option="no-wrap" draw:shadow="hidden" draw:shadow-color="#1a006c"/>
    </style:style>
    <style:style style:name="gr56" style:family="graphic" style:parent-style-name="standard" style:list-style-name="L12">
      <style:graphic-properties draw:stroke="none" svg:stroke-color="#000000" draw:fill="none" draw:fill-color="#0099cc" draw:textarea-horizontal-align="justify" draw:textarea-vertical-align="top" draw:auto-grow-height="true" fo:min-height="0.593cm" fo:min-width="2.178cm" fo:padding-top="0.13cm" fo:padding-bottom="0.13cm" fo:padding-left="0.25cm" fo:padding-right="0.25cm" fo:wrap-option="no-wrap" draw:shadow="hidden" draw:shadow-color="#1a006c"/>
    </style:style>
    <style:style style:name="gr57" style:family="graphic" style:parent-style-name="standard">
      <style:graphic-properties draw:stroke="none" draw:fill="solid" draw:fill-color="#ffff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8" style:family="graphic" style:parent-style-name="standard">
      <style:graphic-properties draw:stroke="solid" svg:stroke-width="0.035cm" svg:stroke-color="#000000" draw:stroke-linejoin="miter" draw:fill="solid" draw:fill-color="#ffff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185cm" fo:min-width="2.098cm" fo:padding-top="0.13cm" fo:padding-bottom="0.13cm" fo:padding-left="0.25cm" fo:padding-right="0.25cm" fo:wrap-option="no-wrap" draw:shadow="hidden" draw:shadow-color="#1a006c"/>
    </style:style>
    <style:style style:name="gr60" style:family="graphic" style:parent-style-name="standard">
      <style:graphic-properties draw:stroke="solid" svg:stroke-width="0.035cm" svg:stroke-color="#000000" draw:stroke-linejoin="round" draw:fill="solid" draw:fill-color="#d9d9d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1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2" style:family="graphic" style:parent-style-name="standard">
      <style:graphic-properties draw:stroke="none" draw:fill="solid" draw:fill-color="#40404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3" style:family="graphic" style:parent-style-name="standard">
      <style:graphic-properties draw:stroke="solid" svg:stroke-width="0.035cm" svg:stroke-color="#000000" draw:stroke-linejoin="round" draw:fill="solid" draw:fill-color="#40404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.593cm" fo:min-width="1.34cm" fo:padding-top="0cm" fo:padding-bottom="0cm" fo:padding-left="0cm" fo:padding-right="0cm" fo:wrap-option="no-wrap" draw:shadow="hidden"/>
    </style:style>
    <style:style style:name="gr6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.593cm" fo:min-width="2.199cm" fo:padding-top="0cm" fo:padding-bottom="0cm" fo:padding-left="0cm" fo:padding-right="0cm" fo:wrap-option="no-wrap" draw:shadow="hidden"/>
    </style:style>
    <style:style style:name="gr67" style:family="graphic" style:parent-style-name="standard">
      <style:graphic-properties draw:stroke="solid" svg:stroke-width="0.035cm" svg:stroke-color="#000000" draw:stroke-linejoin="round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8" style:family="graphic" style:parent-style-name="standard">
      <style:graphic-properties draw:stroke="solid" svg:stroke-width="0.053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9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0" style:family="graphic" style:parent-style-name="standard">
      <style:graphic-properties draw:stroke="solid" svg:stroke-width="0.053cm" svg:stroke-color="#000000" draw:stroke-linejoin="round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1" style:family="graphic" style:parent-style-name="standard" style:list-style-name="L14">
      <style:graphic-properties draw:stroke="none" draw:fill="none" draw:fill-color="#0099cc" draw:textarea-horizontal-align="justify" draw:textarea-vertical-align="top" draw:auto-grow-height="true" fo:min-height="0.677cm" fo:min-width="2.055cm" fo:padding-top="0.13cm" fo:padding-bottom="0.13cm" fo:padding-left="0.25cm" fo:padding-right="0.25cm" fo:wrap-option="no-wrap" draw:shadow="hidden" draw:shadow-color="#1a006c"/>
    </style:style>
    <style:style style:name="gr72" style:family="graphic" style:parent-style-name="standard" style:list-style-name="L12">
      <style:graphic-properties draw:stroke="none" draw:fill="none" draw:fill-color="#0099cc" draw:textarea-horizontal-align="justify" draw:textarea-vertical-align="top" draw:auto-grow-height="true" fo:min-height="0.593cm" fo:min-width="2.089cm" fo:padding-top="0.13cm" fo:padding-bottom="0.13cm" fo:padding-left="0.25cm" fo:padding-right="0.25cm" fo:wrap-option="no-wrap" draw:shadow="hidden" draw:shadow-color="#1a006c"/>
    </style:style>
    <style:style style:name="gr73" style:family="graphic" style:parent-style-name="standard" style:list-style-name="L12">
      <style:graphic-properties draw:stroke="none" draw:fill="none" draw:fill-color="#0099cc" draw:textarea-horizontal-align="justify" draw:textarea-vertical-align="top" draw:auto-grow-height="true" fo:min-height="0.593cm" fo:min-width="3.317cm" fo:padding-top="0.13cm" fo:padding-bottom="0.13cm" fo:padding-left="0.25cm" fo:padding-right="0.25cm" fo:wrap-option="no-wrap" draw:shadow="hidden" draw:shadow-color="#1a006c"/>
    </style:style>
    <style:style style:name="gr74" style:family="graphic" style:parent-style-name="standard">
      <style:graphic-properties draw:stroke="solid" svg:stroke-width="0.035cm" svg:stroke-color="#000000" draw:stroke-linejoin="miter" draw:fill="solid" draw:fill-color="#777777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 style:list-style-name="L15">
      <style:graphic-properties draw:stroke="none" svg:stroke-color="#000000" draw:fill="none" draw:fill-color="#0099cc" draw:textarea-horizontal-align="justify" draw:textarea-vertical-align="top" draw:auto-grow-height="true" fo:min-height="0.677cm" fo:min-width="2.305cm" fo:padding-top="0.13cm" fo:padding-bottom="0.13cm" fo:padding-left="0.25cm" fo:padding-right="0.25cm" fo:wrap-option="no-wrap" draw:shadow="hidden" draw:shadow-color="#1a006c"/>
    </style:style>
    <style:style style:name="gr76" style:family="graphic" style:parent-style-name="standard" style:list-style-name="L16">
      <style:graphic-properties draw:stroke="none" svg:stroke-color="#000000" draw:fill="solid" draw:fill-color="#ccffcc" draw:opacity="70%" draw:textarea-horizontal-align="justify" draw:textarea-vertical-align="top" draw:auto-grow-height="true" fo:min-height="1.525cm" fo:min-width="1.632cm" fo:padding-top="0.13cm" fo:padding-bottom="0.13cm" fo:padding-left="0.25cm" fo:padding-right="0.25cm" fo:wrap-option="no-wrap" draw:shadow="hidden" draw:shadow-color="#1a006c"/>
    </style:style>
    <style:style style:name="gr7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1a006c" draw:start-line-spacing-horizontal="0cm" draw:start-line-spacing-vertical="0cm" draw:end-line-spacing-horizontal="0cm" draw:end-line-spacing-vertical="0cm"/>
    </style:style>
    <style:style style:name="gr78" style:family="graphic" style:parent-style-name="standard" style:list-style-name="L16">
      <style:graphic-properties draw:stroke="none" draw:fill="solid" draw:fill-color="#ccffcc" draw:opacity="70%" draw:textarea-horizontal-align="justify" draw:textarea-vertical-align="top" draw:auto-grow-height="true" fo:min-height="0.763cm" fo:min-width="3.397cm" fo:padding-top="0.13cm" fo:padding-bottom="0.13cm" fo:padding-left="0.25cm" fo:padding-right="0.25cm" fo:wrap-option="no-wrap" draw:shadow="hidden" draw:shadow-color="#1a006c"/>
    </style:style>
    <style:style style:name="gr7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1.185cm" fo:min-width="2.356cm" fo:padding-top="0.13cm" fo:padding-bottom="0.13cm" fo:padding-left="0.25cm" fo:padding-right="0.25cm" fo:wrap-option="no-wrap" draw:shadow="hidden" draw:shadow-color="#1a006c"/>
    </style:style>
    <style:style style:name="gr80" style:family="graphic" style:parent-style-name="standard">
      <style:graphic-properties draw:stroke="solid" svg:stroke-width="0.035cm" svg:stroke-color="#0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1" style:family="graphic" style:parent-style-name="standard">
      <style:graphic-properties draw:stroke="solid" svg:stroke-width="0.141cm" svg:stroke-color="#0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2" style:family="graphic" style:parent-style-name="standard" style:list-style-name="L15">
      <style:graphic-properties draw:stroke="none" draw:fill="none" draw:fill-color="#0099cc" draw:textarea-horizontal-align="justify" draw:textarea-vertical-align="top" draw:auto-grow-height="true" fo:min-height="0.677cm" fo:min-width="3.638cm" fo:padding-top="0.13cm" fo:padding-bottom="0.13cm" fo:padding-left="0.25cm" fo:padding-right="0.25cm" fo:wrap-option="no-wrap" draw:shadow="hidden" draw:shadow-color="#1a006c"/>
    </style:style>
    <style:style style:name="gr83" style:family="graphic" style:parent-style-name="standard">
      <style:graphic-properties draw:stroke="none" draw:fill="solid" draw:fill-color="#ccffcc" draw:opacity="70%" draw:textarea-horizontal-align="justify" draw:textarea-vertical-align="middle" draw:auto-grow-height="false" fo:padding-top="0.13cm" fo:padding-bottom="0.13cm" fo:padding-left="0.25cm" fo:padding-right="0.25cm" fo:wrap-option="wrap" draw:shadow="hidden" draw:shadow-color="#1a006c"/>
    </style:style>
    <style:style style:name="gr8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>
      <style:graphic-properties draw:stroke="solid" svg:stroke-width="0cm" svg:stroke-color="#000000" draw:marker-start="" draw:marker-start-width="0.3cm" draw:marker-start-center="false" draw:marker-end="Extrémité_20_de_20_ligne_20_33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3.397cm" fo:min-width="2cm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2.174cm" fo:min-width="4.145cm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>
      <style:graphic-properties draw:stroke="solid" svg:stroke-width="0cm" svg:stroke-color="#000000" draw:marker-start="" draw:marker-start-width="0.3cm" draw:marker-start-center="false" draw:marker-end="Extrémité_20_de_20_ligne_20_34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3.397cm" fo:padding-top="0.125cm" fo:padding-bottom="0.125cm" fo:padding-left="0.25cm" fo:padding-right="0.25cm" draw:shadow="hidden" draw:shadow-offset-x="0.3cm" draw:shadow-offset-y="0.3cm" draw:shadow-color="#808080"/>
    </style:style>
    <style:style style:name="gr90" style:family="graphic" style:parent-style-name="standard">
      <style:graphic-properties draw:stroke="solid" svg:stroke-width="0cm" svg:stroke-color="#000000" draw:marker-start="" draw:marker-start-width="0.3cm" draw:marker-start-center="false" draw:marker-end="Extrémité_20_de_20_ligne_20_35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3.398cm" fo:min-width="2cm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2.174cm" fo:min-width="4.348cm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>
      <style:graphic-properties draw:stroke="solid" svg:stroke-width="0cm" svg:stroke-color="#000000" draw:marker-start="" draw:marker-start-width="0.3cm" draw:marker-start-center="false" draw:marker-end="Extrémité_20_de_20_ligne_20_36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1.017cm" fo:min-width="3.723cm" fo:padding-top="0.13cm" fo:padding-bottom="0.13cm" fo:padding-left="0.25cm" fo:padding-right="0.25cm" fo:wrap-option="no-wrap" draw:shadow="hidden" draw:shadow-color="#1a006c"/>
    </style:style>
    <style:style style:name="gr95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1.017cm" fo:min-width="3.579cm" fo:padding-top="0.13cm" fo:padding-bottom="0.13cm" fo:padding-left="0.25cm" fo:padding-right="0.25cm" fo:wrap-option="no-wrap" draw:shadow="hidden" draw:shadow-color="#1a006c"/>
    </style:style>
    <style:style style:name="gr96" style:family="graphic" style:parent-style-name="standard">
      <style:graphic-properties draw:stroke="solid" svg:stroke-width="0.026cm" svg:stroke-color="#000000" draw:stroke-linejoin="miter" draw:fill="solid" draw:fill-color="#0099cc" draw:textarea-horizontal-align="left" draw:textarea-vertical-align="middle" draw:auto-grow-height="false" fo:padding-top="0.13cm" fo:padding-bottom="0.13cm" fo:padding-left="0.25cm" fo:padding-right="0.25cm" fo:wrap-option="no-wrap" draw:shadow="hidden" draw:shadow-color="#1a006c"/>
    </style:style>
    <style:style style:name="gr97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391cm" fo:padding-top="0.13cm" fo:padding-bottom="0.13cm" fo:padding-left="0.25cm" fo:padding-right="0.25cm" fo:wrap-option="no-wrap" draw:shadow="hidden" draw:shadow-color="#1a006c"/>
    </style:style>
    <style:style style:name="gr98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391cm" fo:padding-top="0.13cm" fo:padding-bottom="0.13cm" fo:padding-left="0.25cm" fo:padding-right="0.25cm" fo:wrap-option="no-wrap" draw:shadow="hidden" draw:shadow-color="#1a006c"/>
    </style:style>
    <style:style style:name="gr99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391cm" fo:padding-top="0.13cm" fo:padding-bottom="0.13cm" fo:padding-left="0.25cm" fo:padding-right="0.25cm" fo:wrap-option="no-wrap" draw:shadow="hidden" draw:shadow-color="#1a006c"/>
    </style:style>
    <style:style style:name="gr100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391cm" fo:padding-top="0.13cm" fo:padding-bottom="0.13cm" fo:padding-left="0.25cm" fo:padding-right="0.25cm" fo:wrap-option="no-wrap" draw:shadow="hidden" draw:shadow-color="#1a006c"/>
    </style:style>
    <style:style style:name="gr10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1a006c"/>
    </style:style>
    <style:style style:name="gr102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056cm" fo:padding-top="0.13cm" fo:padding-bottom="0.13cm" fo:padding-left="0.25cm" fo:padding-right="0.25cm" fo:wrap-option="no-wrap" draw:shadow="hidden" draw:shadow-color="#1a006c"/>
    </style:style>
    <style:style style:name="gr103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056cm" fo:padding-top="0.13cm" fo:padding-bottom="0.13cm" fo:padding-left="0.25cm" fo:padding-right="0.25cm" fo:wrap-option="no-wrap" draw:shadow="hidden" draw:shadow-color="#1a006c"/>
    </style:style>
    <style:style style:name="gr104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056cm" fo:padding-top="0.13cm" fo:padding-bottom="0.13cm" fo:padding-left="0.25cm" fo:padding-right="0.25cm" fo:wrap-option="no-wrap" draw:shadow="hidden" draw:shadow-color="#1a006c"/>
    </style:style>
    <style:style style:name="gr105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056cm" fo:padding-top="0.13cm" fo:padding-bottom="0.13cm" fo:padding-left="0.25cm" fo:padding-right="0.25cm" fo:wrap-option="no-wrap" draw:shadow="hidden" draw:shadow-color="#1a006c"/>
    </style:style>
    <style:style style:name="gr106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2.394cm" fo:padding-top="0.13cm" fo:padding-bottom="0.13cm" fo:padding-left="0.25cm" fo:padding-right="0.25cm" fo:wrap-option="no-wrap" draw:shadow="hidden" draw:shadow-color="#1a006c"/>
    </style:style>
    <style:style style:name="gr107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1.017cm" fo:min-width="0.849cm" fo:padding-top="0.13cm" fo:padding-bottom="0.13cm" fo:padding-left="0.25cm" fo:padding-right="0.25cm" fo:wrap-option="no-wrap" draw:shadow="hidden" draw:shadow-color="#1a006c"/>
    </style:style>
    <style:style style:name="gr108" style:family="graphic" style:parent-style-name="standard">
      <style:graphic-properties draw:stroke="solid" svg:stroke-width="0.035cm" svg:stroke-color="#000000" draw:marker-start="msArrowEnd_20_9" draw:marker-start-width="0.35cm" draw:marker-start-center="false" draw:marker-end="msArrowEnd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1a006c"/>
    </style:style>
    <style:style style:name="gr109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907cm" fo:padding-top="0.13cm" fo:padding-bottom="0.13cm" fo:padding-left="0.25cm" fo:padding-right="0.25cm" fo:wrap-option="no-wrap" draw:shadow="hidden" draw:shadow-color="#1a006c"/>
    </style:style>
    <style:style style:name="gr110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1.017cm" fo:min-width="19.204cm" fo:padding-top="0.13cm" fo:padding-bottom="0.13cm" fo:padding-left="0.25cm" fo:padding-right="0.25cm" fo:wrap-option="no-wrap" draw:shadow="hidden" draw:shadow-color="#1a006c"/>
    </style:style>
    <style:style style:name="gr111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391cm" fo:padding-top="0.13cm" fo:padding-bottom="0.13cm" fo:padding-left="0.25cm" fo:padding-right="0.25cm" fo:wrap-option="no-wrap" draw:shadow="hidden" draw:shadow-color="#1a006c"/>
    </style:style>
    <style:style style:name="gr112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391cm" fo:padding-top="0.13cm" fo:padding-bottom="0.13cm" fo:padding-left="0.25cm" fo:padding-right="0.25cm" fo:wrap-option="no-wrap" draw:shadow="hidden" draw:shadow-color="#1a006c"/>
    </style:style>
    <style:style style:name="gr113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391cm" fo:padding-top="0.13cm" fo:padding-bottom="0.13cm" fo:padding-left="0.25cm" fo:padding-right="0.25cm" fo:wrap-option="no-wrap" draw:shadow="hidden" draw:shadow-color="#1a006c"/>
    </style:style>
    <style:style style:name="gr114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391cm" fo:padding-top="0.13cm" fo:padding-bottom="0.13cm" fo:padding-left="0.25cm" fo:padding-right="0.25cm" fo:wrap-option="no-wrap" draw:shadow="hidden" draw:shadow-color="#1a006c"/>
    </style:style>
    <style:style style:name="gr115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2.394cm" fo:padding-top="0.13cm" fo:padding-bottom="0.13cm" fo:padding-left="0.25cm" fo:padding-right="0.25cm" fo:wrap-option="no-wrap" draw:shadow="hidden" draw:shadow-color="#1a006c"/>
    </style:style>
    <style:style style:name="gr116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1.017cm" fo:min-width="0.849cm" fo:padding-top="0.13cm" fo:padding-bottom="0.13cm" fo:padding-left="0.25cm" fo:padding-right="0.25cm" fo:wrap-option="no-wrap" draw:shadow="hidden" draw:shadow-color="#1a006c"/>
    </style:style>
    <style:style style:name="gr117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907cm" fo:padding-top="0.13cm" fo:padding-bottom="0.13cm" fo:padding-left="0.25cm" fo:padding-right="0.25cm" fo:wrap-option="no-wrap" draw:shadow="hidden" draw:shadow-color="#1a006c"/>
    </style:style>
    <style:style style:name="gr118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056cm" fo:padding-top="0.13cm" fo:padding-bottom="0.13cm" fo:padding-left="0.25cm" fo:padding-right="0.25cm" fo:wrap-option="no-wrap" draw:shadow="hidden" draw:shadow-color="#1a006c"/>
    </style:style>
    <style:style style:name="gr119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0.696cm" fo:padding-top="0.13cm" fo:padding-bottom="0.13cm" fo:padding-left="0.25cm" fo:padding-right="0.25cm" fo:wrap-option="no-wrap" draw:shadow="hidden" draw:shadow-color="#1a006c"/>
    </style:style>
    <style:style style:name="gr120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0.696cm" fo:padding-top="0.13cm" fo:padding-bottom="0.13cm" fo:padding-left="0.25cm" fo:padding-right="0.25cm" fo:wrap-option="no-wrap" draw:shadow="hidden" draw:shadow-color="#1a006c"/>
    </style:style>
    <style:style style:name="gr121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0.696cm" fo:padding-top="0.13cm" fo:padding-bottom="0.13cm" fo:padding-left="0.25cm" fo:padding-right="0.25cm" fo:wrap-option="no-wrap" draw:shadow="hidden" draw:shadow-color="#1a006c"/>
    </style:style>
    <style:style style:name="gr122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0.696cm" fo:padding-top="0.13cm" fo:padding-bottom="0.13cm" fo:padding-left="0.25cm" fo:padding-right="0.25cm" fo:wrap-option="no-wrap" draw:shadow="hidden" draw:shadow-color="#1a006c"/>
    </style:style>
    <style:style style:name="gr123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2.225cm" fo:padding-top="0.13cm" fo:padding-bottom="0.13cm" fo:padding-left="0.25cm" fo:padding-right="0.25cm" fo:wrap-option="no-wrap" draw:shadow="hidden" draw:shadow-color="#1a006c"/>
    </style:style>
    <style:style style:name="gr124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056cm" fo:padding-top="0.13cm" fo:padding-bottom="0.13cm" fo:padding-left="0.25cm" fo:padding-right="0.25cm" fo:wrap-option="no-wrap" draw:shadow="hidden" draw:shadow-color="#1a006c"/>
    </style:style>
    <style:style style:name="gr125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0.696cm" fo:padding-top="0.13cm" fo:padding-bottom="0.13cm" fo:padding-left="0.25cm" fo:padding-right="0.25cm" fo:wrap-option="no-wrap" draw:shadow="hidden" draw:shadow-color="#1a006c"/>
    </style:style>
    <style:style style:name="gr126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0.696cm" fo:padding-top="0.13cm" fo:padding-bottom="0.13cm" fo:padding-left="0.25cm" fo:padding-right="0.25cm" fo:wrap-option="no-wrap" draw:shadow="hidden" draw:shadow-color="#1a006c"/>
    </style:style>
    <style:style style:name="gr127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0.696cm" fo:padding-top="0.13cm" fo:padding-bottom="0.13cm" fo:padding-left="0.25cm" fo:padding-right="0.25cm" fo:wrap-option="no-wrap" draw:shadow="hidden" draw:shadow-color="#1a006c"/>
    </style:style>
    <style:style style:name="gr128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0.696cm" fo:padding-top="0.13cm" fo:padding-bottom="0.13cm" fo:padding-left="0.25cm" fo:padding-right="0.25cm" fo:wrap-option="no-wrap" draw:shadow="hidden" draw:shadow-color="#1a006c"/>
    </style:style>
    <style:style style:name="gr129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056cm" fo:padding-top="0.13cm" fo:padding-bottom="0.13cm" fo:padding-left="0.25cm" fo:padding-right="0.25cm" fo:wrap-option="no-wrap" draw:shadow="hidden" draw:shadow-color="#1a006c"/>
    </style:style>
    <style:style style:name="gr130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056cm" fo:padding-top="0.13cm" fo:padding-bottom="0.13cm" fo:padding-left="0.25cm" fo:padding-right="0.25cm" fo:wrap-option="no-wrap" draw:shadow="hidden" draw:shadow-color="#1a006c"/>
    </style:style>
    <style:style style:name="gr13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1a006c"/>
    </style:style>
    <style:style style:name="gr132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1.017cm" fo:min-width="3.579cm" fo:padding-top="0.13cm" fo:padding-bottom="0.13cm" fo:padding-left="0.25cm" fo:padding-right="0.25cm" fo:wrap-option="no-wrap" draw:shadow="hidden" draw:shadow-color="#1a006c"/>
    </style:style>
    <style:style style:name="gr133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1.017cm" fo:min-width="3.723cm" fo:padding-top="0.13cm" fo:padding-bottom="0.13cm" fo:padding-left="0.25cm" fo:padding-right="0.25cm" fo:wrap-option="no-wrap" draw:shadow="hidden" draw:shadow-color="#1a006c"/>
    </style:style>
    <style:style style:name="gr134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056cm" fo:padding-top="0.13cm" fo:padding-bottom="0.13cm" fo:padding-left="0.25cm" fo:padding-right="0.25cm" fo:wrap-option="no-wrap" draw:shadow="hidden" draw:shadow-color="#1a006c"/>
    </style:style>
    <style:style style:name="gr135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056cm" fo:padding-top="0.13cm" fo:padding-bottom="0.13cm" fo:padding-left="0.25cm" fo:padding-right="0.25cm" fo:wrap-option="no-wrap" draw:shadow="hidden" draw:shadow-color="#1a006c"/>
    </style:style>
    <style:style style:name="gr136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056cm" fo:padding-top="0.13cm" fo:padding-bottom="0.13cm" fo:padding-left="0.25cm" fo:padding-right="0.25cm" fo:wrap-option="no-wrap" draw:shadow="hidden" draw:shadow-color="#1a006c"/>
    </style:style>
    <style:style style:name="gr137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2.326cm" fo:padding-top="0.13cm" fo:padding-bottom="0.13cm" fo:padding-left="0.25cm" fo:padding-right="0.25cm" fo:wrap-option="no-wrap" draw:shadow="hidden" draw:shadow-color="#1a006c"/>
    </style:style>
    <style:style style:name="gr138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763cm" fo:min-width="1.056cm" fo:padding-top="0.13cm" fo:padding-bottom="0.13cm" fo:padding-left="0.25cm" fo:padding-right="0.25cm" fo:wrap-option="no-wrap" draw:shadow="hidden" draw:shadow-color="#1a006c"/>
    </style:style>
    <style:style style:name="gr139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848cm" fo:padding-top="0.13cm" fo:padding-bottom="0.13cm" fo:padding-left="0.25cm" fo:padding-right="0.25cm" fo:wrap-option="wrap" draw:shadow="hidden" draw:shadow-color="#1a006c"/>
    </style:style>
    <style:style style:name="gr140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848cm" fo:min-width="3.854cm" fo:padding-top="0.13cm" fo:padding-bottom="0.13cm" fo:padding-left="0.25cm" fo:padding-right="0.25cm" fo:wrap-option="no-wrap" draw:shadow="hidden" draw:shadow-color="#1a006c"/>
    </style:style>
    <style:style style:name="gr141" style:family="graphic" style:parent-style-name="standard">
      <style:graphic-properties draw:stroke="solid" svg:stroke-width="0.026cm" svg:stroke-color="#000000" draw:marker-end="msArrowEnd_20_9" draw:marker-end-width="0.35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1a006c"/>
    </style:style>
    <style:style style:name="gr142" style:family="graphic" style:parent-style-name="standard" style:list-style-name="L16">
      <style:graphic-properties draw:stroke="none" svg:stroke-color="#000000" draw:fill="none" draw:fill-color="#0099cc" draw:textarea-horizontal-align="justify" draw:textarea-vertical-align="top" draw:auto-grow-height="true" fo:min-height="0.376cm" fo:min-width="2.326cm" fo:padding-top="0.13cm" fo:padding-bottom="0.13cm" fo:padding-left="0.25cm" fo:padding-right="0.25cm" fo:wrap-option="no-wrap" draw:shadow="hidden" draw:shadow-color="#1a006c"/>
    </style:style>
    <style:style style:name="pr1" style:family="presentation" style:parent-style-name="lyt-cool-title">
      <style:graphic-properties draw:fill-color="#ffffff" draw:auto-grow-height="true" fo:min-height="3.171cm"/>
    </style:style>
    <style:style style:name="pr2" style:family="presentation" style:parent-style-name="lyt-cool-outline1">
      <style:graphic-properties draw:fill-color="#ffffff" draw:auto-grow-height="true" fo:min-height="11.963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draw:fill-color="#ffffff" draw:auto-grow-height="true" fo:min-height="3.001cm"/>
    </style:style>
    <style:style style:name="pr5" style:family="presentation" style:parent-style-name="lyt-cool-outline1">
      <style:graphic-properties draw:fill-color="#ffffff" fo:min-height="12.6cm"/>
    </style:style>
    <style:style style:name="pr6" style:family="presentation" style:parent-style-name="lyt-cool-outline1">
      <style:graphic-properties draw:fill-color="#ffffff" fo:min-height="12.223cm"/>
    </style:style>
    <style:style style:name="pr7" style:family="presentation" style:parent-style-name="lyt-cool-title">
      <style:graphic-properties draw:fill-color="#ffffff" fo:min-height="3.171cm"/>
    </style:style>
    <style:style style:name="pr8" style:family="presentation" style:parent-style-name="lyt-cool-outline1">
      <style:graphic-properties draw:fill-color="#ffffff" fo:min-height="13.514cm"/>
    </style:style>
    <style:style style:name="pr9" style:family="presentation" style:parent-style-name="lyt-cool-outline1">
      <style:graphic-properties draw:fill-color="#ffffff" draw:auto-grow-height="true" fo:min-height="13.501cm"/>
    </style:style>
    <style:style style:name="pr10" style:family="presentation" style:parent-style-name="lyt-cool-outline1">
      <style:graphic-properties draw:fill-color="#ffffff" fo:min-height="13.001cm"/>
    </style:style>
    <style:style style:name="pr11" style:family="presentation" style:parent-style-name="lyt-cool-outline1" style:list-style-name="L5">
      <style:graphic-properties draw:fill-color="#ffffff" fo:min-height="14cm"/>
    </style:style>
    <style:style style:name="pr12" style:family="presentation" style:parent-style-name="lyt-cool-outline1">
      <style:graphic-properties draw:fill-color="#ffffff" fo:min-height="13.501cm"/>
    </style:style>
    <style:style style:name="pr13" style:family="presentation" style:parent-style-name="lyt-cool-outline1">
      <style:graphic-properties draw:fill-color="#ffffff" fo:min-height="3.501cm"/>
    </style:style>
    <style:style style:name="pr14" style:family="presentation" style:parent-style-name="lyt-cool-title">
      <style:graphic-properties svg:stroke-color="#000000" draw:fill-color="#ffffff" fo:min-height="3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cm" fo:margin-right="0cm" fo:text-indent="0cm"/>
      <style:text-properties fo:font-family="AlBany" style:font-family-generic="swiss" fo:font-size="44pt" fo:font-weight="bold"/>
    </style:style>
    <style:style style:name="P6" style:family="paragraph">
      <style:paragraph-properties text:enable-numbering="true" fo:margin-left="1.2cm" fo:margin-right="0cm" fo:text-indent="-0.9cm"/>
    </style:style>
    <style:style style:name="P7" style:family="paragraph">
      <style:paragraph-properties text:enable-numbering="false" fo:margin-left="1.2cm" fo:margin-right="0cm" fo:text-indent="-0.9cm"/>
    </style:style>
    <style:style style:name="P8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9" style:family="paragraph">
      <style:paragraph-properties text:enable-numbering="false" fo:margin-left="0cm" fo:margin-right="0cm" fo:margin-top="0.529cm" fo:margin-bottom="0cm" fo:line-height="100%" fo:text-indent="0cm" style:punctuation-wrap="hanging" style:line-break="strict"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margin-top="0.2cm" fo:margin-bottom="0cm" fo:line-height="100%" fo:text-indent="0cm" style:punctuation-wrap="hanging" style:line-break="strict"/>
    </style:style>
    <style:style style:name="P12" style:family="paragraph">
      <style:paragraph-properties text:enable-numbering="false" fo:margin-left="0cm" fo:margin-right="0cm" fo:margin-top="0.2cm" fo:margin-bottom="0cm" fo:line-height="100%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font-size="40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1.27cm" fo:margin-right="0cm" fo:text-indent="-0.635cm"/>
    </style:style>
    <style:style style:name="P18" style:family="paragraph">
      <style:paragraph-properties fo:margin-left="0cm" fo:margin-right="0cm" fo:line-height="90%" fo:text-indent="0cm"/>
    </style:style>
    <style:style style:name="P19" style:family="paragraph">
      <style:paragraph-properties fo:margin-left="0cm" fo:margin-right="0cm" fo:line-height="100%" fo:text-indent="0cm" style:punctuation-wrap="hanging" style:line-break="strict"/>
    </style:style>
    <style:style style:name="P20" style:family="paragraph">
      <style:paragraph-properties fo:margin-left="1.27cm" fo:margin-right="0cm" fo:line-height="100%" fo:text-indent="0cm"/>
    </style:style>
    <style:style style:name="P21" style:family="paragraph">
      <style:paragraph-properties text:enable-numbering="false" fo:margin-left="0cm" fo:margin-right="0cm" fo:text-align="center" fo:text-indent="0cm"/>
      <style:text-properties fo:font-family="AlBany" style:font-family-generic="swiss" fo:font-weight="bold"/>
    </style:style>
    <style:style style:name="P22" style:family="paragraph">
      <style:paragraph-properties fo:margin-left="0cm" fo:margin-right="0cm" fo:line-height="100%" fo:text-indent="0cm"/>
    </style:style>
    <style:style style:name="P23" style:family="paragraph">
      <style:paragraph-properties fo:margin-left="0.952cm" fo:margin-right="0cm" fo:line-height="100%" fo:text-indent="-0.952cm"/>
    </style:style>
    <style:style style:name="P24" style:family="paragraph">
      <style:paragraph-properties text:enable-numbering="false" fo:margin-left="1.2cm" fo:margin-right="0cm" fo:text-indent="-0.9cm"/>
      <style:text-properties fo:font-family="AlBany" style:font-family-generic="swiss"/>
    </style:style>
    <style:style style:name="P25" style:family="paragraph">
      <style:paragraph-properties text:enable-numbering="false" fo:margin-left="0cm" fo:margin-right="0cm" fo:text-align="center" fo:text-indent="0cm"/>
      <style:text-properties fo:font-family="AlBany" style:font-family-generic="swiss" fo:font-size="44pt" fo:font-weight="bold"/>
    </style:style>
    <style:style style:name="P26" style:family="paragraph">
      <style:paragraph-properties fo:margin-left="1.2cm" fo:margin-right="0cm" fo:text-indent="-0.9cm"/>
      <style:text-properties fo:color="#000000" fo:font-size="28pt"/>
    </style:style>
    <style:style style:name="P27" style:family="paragraph">
      <style:paragraph-properties style:writing-mode="lr-tb"/>
    </style:style>
    <style:style style:name="P28" style:family="paragraph">
      <style:paragraph-properties text:enable-numbering="false" fo:margin-left="0cm" fo:margin-right="0cm" fo:line-height="100%" fo:text-indent="0cm" style:writing-mode="lr-tb"/>
      <style:text-properties fo:color="#000000"/>
    </style:style>
    <style:style style:name="P29" style:family="paragraph">
      <style:paragraph-properties text:enable-numbering="false" fo:margin-left="0cm" fo:margin-right="0cm" fo:line-height="100%" fo:text-indent="0cm" style:writing-mode="lr-tb"/>
    </style:style>
    <style:style style:name="P30" style:family="paragraph">
      <style:paragraph-properties fo:margin-left="0cm" fo:margin-right="0cm" fo:line-height="100%" fo:text-align="center" fo:text-indent="0cm"/>
    </style:style>
    <style:style style:name="P31" style:family="paragraph">
      <style:paragraph-properties text:enable-numbering="false" fo:margin-left="0cm" fo:margin-right="0cm" fo:line-height="100%" fo:text-align="center" fo:text-indent="0cm" style:writing-mode="lr-tb"/>
      <style:text-properties fo:color="#000000"/>
    </style:style>
    <style:style style:name="P32" style:family="paragraph">
      <style:paragraph-properties text:enable-numbering="false" fo:margin-left="0cm" fo:margin-right="0cm" fo:line-height="100%" fo:text-align="center" fo:text-indent="0cm" style:writing-mode="lr-tb"/>
    </style:style>
    <style:style style:name="P33" style:family="paragraph">
      <style:paragraph-properties fo:margin-left="0cm" fo:margin-right="0cm" style:line-height-at-least="0cm" fo:text-indent="0cm">
        <style:tab-stops/>
      </style:paragraph-properties>
    </style:style>
    <style:style style:name="P34" style:family="paragraph">
      <style:paragraph-properties fo:margin-left="1.2cm" fo:margin-right="0cm" style:line-height-at-least="0cm" fo:text-indent="-0.9cm">
        <style:tab-stops/>
      </style:paragraph-properties>
    </style:style>
    <style:style style:name="P3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36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37" style:family="paragraph">
      <style:paragraph-properties fo:margin-left="0cm" fo:margin-right="0cm" fo:line-height="100%" fo:text-align="end" fo:text-indent="0cm"/>
    </style:style>
    <style:style style:name="P38" style:family="paragraph">
      <style:paragraph-properties text:enable-numbering="false" fo:margin-left="0cm" fo:margin-right="0cm" fo:line-height="100%" fo:text-align="end" fo:text-indent="0cm" style:writing-mode="lr-tb"/>
      <style:text-properties fo:color="#000000"/>
    </style:style>
    <style:style style:name="T1" style:family="text">
      <style:text-properties fo:font-size="22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family="AlBany" style:font-family-generic="swiss" fo:font-size="44pt" fo:font-weight="bold"/>
    </style:style>
    <style:style style:name="T4" style:family="text">
      <style:text-properties fo:font-weight="bold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weight="bold"/>
    </style:style>
    <style:style style:name="T7" style:family="text">
      <style:text-properties fo:font-size="40pt"/>
    </style:style>
    <style:style style:name="T8" style:family="text">
      <style:text-properties fo:font-family="'Nimbus Roman No9 L', 'Times New Roman'" style:font-family-generic="roman" style:font-pitch="variable" fo:font-weight="bold" style:font-weight-asian="bold" style:font-weight-complex="bold"/>
    </style:style>
    <style:style style:name="T9" style:family="text">
      <style:text-properties fo:font-family="'Nimbus Roman No9 L', 'Times New Roman'" style:font-family-generic="roman" style:font-pitch="variabl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40pt" fo:language="fr" fo:country="FR" style:font-size-asian="40pt" style:font-size-complex="40pt"/>
    </style:style>
    <style:style style:name="T12" style:family="text">
      <style:text-properties fo:color="#000000" fo:font-size="28pt" fo:language="en" fo:country="GB" fo:font-weight="bold" style:font-size-asian="18pt" style:font-size-complex="18pt"/>
    </style:style>
    <style:style style:name="T13" style:family="text">
      <style:text-properties fo:color="#000000" fo:font-size="28pt" fo:language="en" fo:country="GB" fo:font-weight="normal" style:font-size-asian="18pt" style:font-size-complex="18pt"/>
    </style:style>
    <style:style style:name="T14" style:family="text">
      <style:text-properties fo:font-family="Arial" style:font-family-generic="swiss" style:font-pitch="variable" fo:font-size="28pt" fo:language="fr" fo:country="FR" style:font-size-asian="28pt" style:font-size-complex="28pt"/>
    </style:style>
    <style:style style:name="T15" style:family="text">
      <style:text-properties fo:font-family="Arial" style:font-family-generic="swiss" style:font-pitch="variable" fo:font-size="28pt" fo:language="fr" fo:country="FR" fo:font-weight="bold" style:font-size-asian="28pt" style:font-size-complex="28pt"/>
    </style:style>
    <style:style style:name="T16" style:family="text">
      <style:text-properties fo:font-family="AlBany" style:font-family-generic="swiss" fo:font-size="40pt" fo:language="fr" fo:country="FR" fo:font-weight="bold" style:font-size-asian="40pt" style:font-size-complex="40pt"/>
    </style:style>
    <style:style style:name="T17" style:family="text">
      <style:text-properties fo:font-family="AlBany" style:font-family-generic="swiss" fo:font-size="28pt" fo:language="fr" fo:country="FR" style:font-size-asian="28pt" style:font-size-complex="28pt"/>
    </style:style>
    <style:style style:name="T18" style:family="text">
      <style:text-properties fo:color="#000000" fo:font-size="28pt" style:font-size-asian="20pt" style:font-size-complex="20pt"/>
    </style:style>
    <style:style style:name="T19" style:family="text">
      <style:text-properties fo:color="#000000" fo:font-size="28pt" style:font-size-asian="18pt" style:font-size-complex="18pt"/>
    </style:style>
    <style:style style:name="T20" style:family="text">
      <style:text-properties fo:color="#000000" fo:font-size="28pt" style:font-size-asian="16pt" style:font-size-complex="16pt"/>
    </style:style>
    <style:style style:name="T21" style:family="text">
      <style:text-properties fo:font-family="Symbol" style:font-family-generic="roman" style:font-pitch="variable" style:font-charset="x-symbol"/>
    </style:style>
    <style:style style:name="T22" style:family="text">
      <style:text-properties fo:color="#000000" fo:font-family="'Arial Rounded MT Bold'" style:font-family-generic="swiss" style:font-pitch="variable" fo:font-size="16pt" style:font-size-asian="16pt" style:font-size-complex="16pt"/>
    </style:style>
    <style:style style:name="T23" style:family="text">
      <style:text-properties fo:color="#ccccff" fo:font-family="'Arial Rounded MT Bold'" style:font-family-generic="swiss" style:font-pitch="variable" fo:font-size="16pt" style:font-size-asian="16pt" style:font-size-complex="16pt"/>
    </style:style>
    <style:style style:name="T24" style:family="text">
      <style:text-properties fo:color="#000000" fo:font-family="'Arial Rounded MT Bold'" style:font-family-generic="swiss" style:font-pitch="variable" fo:font-size="14pt" fo:language="fr" fo:country="FR" style:font-size-asian="14pt" style:font-size-complex="14pt"/>
    </style:style>
    <style:style style:name="T25" style:family="text">
      <style:text-properties fo:color="#000000" fo:font-family="'Arial Rounded MT Bold'" style:font-family-generic="swiss" style:font-pitch="variable" fo:font-size="14pt" fo:language="fr" fo:country="FR" fo:font-style="italic" style:font-size-asian="14pt" style:font-size-complex="14pt"/>
    </style:style>
    <style:style style:name="T26" style:family="text">
      <style:text-properties fo:color="#000000" fo:font-family="'Arial Rounded MT Bold'" style:font-family-generic="swiss" style:font-pitch="variable" fo:font-size="14pt" style:font-size-asian="14pt" style:font-size-complex="14pt"/>
    </style:style>
    <style:style style:name="T27" style:family="text">
      <style:text-properties fo:color="#000066" fo:font-family="'Arial Rounded MT Bold'" style:font-family-generic="swiss" style:font-pitch="variable" fo:font-size="14pt" style:font-size-asian="14pt" style:font-size-complex="14pt"/>
    </style:style>
    <style:style style:name="T28" style:family="text">
      <style:text-properties fo:color="#000000" fo:font-family="'Arial Rounded MT Bold'" style:font-family-generic="swiss" style:font-pitch="variable" fo:font-size="14pt" fo:font-weight="bold" style:font-size-asian="14pt" style:font-size-complex="14pt"/>
    </style:style>
    <style:style style:name="T29" style:family="text">
      <style:text-properties fo:color="#000000" fo:font-family="Arial" style:font-pitch="variable" fo:font-size="18pt" fo:font-weight="bold" style:font-size-asian="18pt" style:font-size-complex="18pt"/>
    </style:style>
    <style:style style:name="T30" style:family="text">
      <style:text-properties style:text-position="super 58%" fo:font-size="18pt" style:font-size-asian="18pt" style:font-size-complex="18pt"/>
    </style:style>
    <style:style style:name="T31" style:family="text">
      <style:text-properties style:text-position="sub 58%"/>
    </style:style>
    <style:style style:name="T32" style:family="text">
      <style:text-properties fo:color="#000000" fo:font-family="Arial" style:font-pitch="variable"/>
    </style:style>
    <style:style style:name="T33" style:family="text">
      <style:text-properties fo:color="#000000" fo:font-family="Arial" style:font-pitch="variable" fo:font-size="18pt" style:font-size-asian="18pt" style:font-size-complex="18pt"/>
    </style:style>
    <style:style style:name="T34" style:family="text">
      <style:text-properties fo:color="#000000" fo:font-family="Arial" style:font-pitch="variable" fo:font-size="20pt" style:font-size-asian="20pt" style:font-size-complex="2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35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35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min-label-width="0.948cm"/>
        <style:text-properties fo:font-family="Wingdings" style:font-pitch="variable" style:font-charset="x-symbol" fo:color="#5f5f5f" fo:font-size="60%"/>
      </text:list-level-style-bullet>
      <text:list-level-style-bullet text:level="2" text:bullet-char="">
        <style:list-level-properties text:space-before="1.27cm" text:min-label-width="0.789cm"/>
        <style:text-properties fo:font-family="Wingdings" style:font-pitch="variable" style:font-charset="x-symbol" fo:color="#000000" fo:font-size="65%"/>
      </text:list-level-style-bullet>
      <text:list-level-style-bullet text:level="3" text:bullet-char="">
        <style:list-level-properties text:space-before="2.54cm" text:min-label-width="0.635cm"/>
        <style:text-properties fo:font-family="Wingdings" style:font-pitch="variable" style:font-charset="x-symbol" fo:color="#5f5f5f" fo:font-size="65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948cm"/>
        <style:text-properties fo:font-family="StarSymbol" style:font-charset="x-symbol" fo:color="#5f5f5f" fo:font-size="45%"/>
      </text:list-level-style-bullet>
      <text:list-level-style-bullet text:level="2" text:bullet-char="➢">
        <style:list-level-properties text:space-before="1.27cm" text:min-label-width="0.78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5f5f5f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952cm"/>
        <style:text-properties fo:font-family="StarSymbol" style:font-charset="x-symbol" fo:color="#5f5f5f" fo:font-size="45%"/>
      </text:list-level-style-bullet>
      <text:list-level-style-bullet text:level="2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Arial Rounded MT Bold'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'Arial Rounded MT Bold'" style:font-family-generic="swiss" style:font-pitch="variable" fo:color="#cccc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Arial Rounded MT Bold'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'Arial Rounded MT Bold'" style:font-family-generic="swiss" style:font-pitch="variable" fo:color="#202062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'Arial Rounded MT Bold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Arial Rounded MT Bold'" style:font-family-generic="swiss" style:font-pitch="variable" fo:color="#0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Centre Universitaire JF Champollion - L3 MIA info</presentation:footer-decl>
      <draw:page draw:name="page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656cm" svg:height="3.171cm" svg:x="3.036cm" svg:y="2.395cm" presentation:class="title" presentation:user-transformed="true">
          <draw:text-box>
            <text:p text:style-name="P1">Architecture des Systèmes</text:p>
          </draw:text-box>
        </draw:frame>
        <draw:frame presentation:style-name="pr2" draw:text-style-name="P3" draw:layer="layout" svg:width="23.656cm" svg:height="11.963cm" svg:x="3.036cm" svg:y="6.278cm" presentation:class="outline" presentation:user-transformed="true">
          <draw:text-box>
            <text:p text:style-name="P2">L3 Informatique</text:p>
            <text:p text:style-name="P2">Partie I : fonctionnement d'un système à microprocesseur</text:p>
            <text:p text:style-name="P3"/>
            <text:p text:style-name="P3">Nicolas Garric - <text:a xlink:href="mailto:nicolas.garric@univ-jfc.fr">nicolas.garric@univ-jfc.fr</text:a></text:p>
            <text:p text:style-name="P3"/>
            <text:p text:style-name="P3"><text:span text:style-name="T1"/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Horaires et modalités de l'UE</text:p>
          </draw:text-box>
        </draw:frame>
        <draw:frame presentation:style-name="pr5" draw:text-style-name="P1" draw:layer="layout" svg:width="23.656cm" svg:height="12.6cm" svg:x="3cm" svg:y="4.9cm" presentation:class="outline" presentation:user-transformed="true">
          <draw:text-box>
            <text:list text:style-name="L2">
              <text:list-item>
                <text:p text:style-name="P1">Cours/TD/TP</text:p>
                <text:list>
                  <text:list-item>
                    <text:p>24h de cours/TD </text:p>
                  </text:list-item>
                  <text:list-item>
                    <text:p>36h de TP</text:p>
                    <text:p><text:span text:style-name="T2"/></text:p>
                  </text:list-item>
                </text:list>
              </text:list-item>
              <text:list-item>
                <text:p text:style-name="P1">Évaluation (UE = 6 ECTS)</text:p>
                <text:list>
                  <text:list-item>
                    <text:p>Contrôle Intermédiaire = coefficient 1</text:p>
                  </text:list-item>
                  <text:list-item>
                    <text:p>Contrôle Terminal = coefficient 1</text:p>
                  </text:list-item>
                  <text:list-item>
                    <text:p>Contrôle TP = coefficient 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Plan du cours (1)</text:p>
          </draw:text-box>
        </draw:frame>
        <draw:frame presentation:style-name="pr6" draw:text-style-name="P3" draw:layer="layout" svg:width="23.656cm" svg:height="12.442cm" svg:x="3.036cm" svg:y="6.278cm" presentation:class="outline" presentation:user-transformed="true">
          <draw:text-box>
            <text:list text:style-name="L2">
              <text:list-item>
                <text:p text:style-name="P1">Rappels sur le fonctionnement d'un système à microprocesseur</text:p>
              </text:list-item>
              <text:list-item>
                <text:p text:style-name="P1">Processeurs ARM :</text:p>
              </text:list-item>
            </text:list>
            <text:list text:style-name="L3">
              <text:list-item>
                <text:list>
                  <text:list-item>
                    <text:p text:style-name="P1">Programmation assembleur</text:p>
                  </text:list-item>
                  <text:list-item>
                    <text:p text:style-name="P1">Mécanismes d'interruptions </text:p>
                  </text:list-item>
                  <text:list-item>
                    <text:p text:style-name="P1">Entrées/sorties et interfaces</text:p>
                  </text:list-item>
                  <text:list-item>
                    <text:p text:style-name="P1">PIO (E/S parallèles)</text:p>
                  </text:list-item>
                  <text:list-item>
                    <text:p text:style-name="P1">USART( (E/S série)</text:p>
                  </text:list-item>
                  <text:list-item>
                    <text:p text:style-name="P1">Tim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Plan du cours (2)</text:p>
          </draw:text-box>
        </draw:frame>
        <draw:frame presentation:style-name="pr6" draw:text-style-name="P3" draw:layer="layout" svg:width="23.656cm" svg:height="12.223cm" svg:x="3.036cm" svg:y="6.278cm" presentation:class="outline" presentation:user-transformed="true">
          <draw:text-box>
            <text:list text:style-name="L2">
              <text:list-item>
                <text:p text:style-name="P1">Mémoire cache</text:p>
              </text:list-item>
              <text:list-item>
                <text:p text:style-name="P1">Architecture pipeline et superscalair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 presentation:use-footer-name="ftr1">
        <office:forms form:automatic-focus="false" form:apply-design-mode="false"/>
        <draw:frame presentation:style-name="pr7" draw:text-style-name="P5" draw:layer="layout" svg:width="25.5cm" svg:height="3.171cm" svg:x="3cm" svg:y="2.395cm" presentation:class="title" presentation:user-transformed="true">
          <draw:text-box>
            <text:p text:style-name="P1"><text:span text:style-name="T3">Architecture et micro-architecture</text:span></text:p>
          </draw:text-box>
        </draw:frame>
        <draw:frame presentation:style-name="pr8" draw:text-style-name="P6" draw:layer="layout" svg:width="23.656cm" svg:height="13.514cm" svg:x="3.036cm" svg:y="6cm" presentation:class="outline" presentation:user-transformed="true">
          <draw:text-box>
            <text:list text:style-name="L2">
              <text:list-item>
                <text:p text:style-name="P1"><text:span text:style-name="T4">Architecture</text:span> : vue qu'a le programmeur d'un système à microprocesseur</text:p>
                <text:list>
                  <text:list-item>
                    <text:p text:style-name="P1">Y a-t-il une instruction de multiplication ? Combien de temps dure une multiplication ?</text:p>
                  </text:list-item>
                </text:list>
              </text:list-item>
              <text:list-item>
                <text:p text:style-name="P1"><text:span text:style-name="T4">Micro-architecture</text:span> : comment c'est organisé matériellement pour réaliser ce que voit le programmeur</text:p>
                <text:list>
                  <text:list-item>
                    <text:p text:style-name="P1">Y a-t-il une unité qui effectue des multiplications ou est-ce que les multiplications sont en réalité effectuées par une série d'additions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 presentation:user-transformed="true">
          <draw:text-box>
            <text:p text:style-name="P1">Architecture de Von Neumann</text:p>
          </draw:text-box>
        </draw:frame>
        <draw:frame presentation:style-name="pr9" draw:text-style-name="P7" draw:layer="layout" svg:width="23.656cm" svg:height="13.501cm" svg:x="3.036cm" svg:y="5cm" presentation:class="outline" presentation:user-transformed="true">
          <draw:text-box>
            <text:p text:style-name="P3">Le modèle d'un ordinateur contient :</text:p>
            <text:list text:style-name="L2">
              <text:list-item>
                <text:p text:style-name="P1">Une mémoire qui contient à la fois les <text:span text:style-name="T4">données</text:span> et les <text:span text:style-name="T4">instructions (code)</text:span></text:p>
              </text:list-item>
              <text:list-item>
                <text:p text:style-name="P1">Une unité arithmétique et logique </text:p>
              </text:list-item>
              <text:list-item>
                <text:p text:style-name="P1">Une unité de contrôle</text:p>
                <text:list>
                  <text:list-item>
                    <text:p text:style-name="P1">interprète les instructions et en entraîne l'exécution</text:p>
                  </text:list-item>
                </text:list>
              </text:list-item>
              <text:list-item>
                <text:p text:style-name="P1">Un dispositif d'entrée/sortie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cm" svg:height="3.171cm" svg:x="3cm" svg:y="2.395cm" presentation:class="title" presentation:user-transformed="true">
          <draw:text-box>
            <text:p text:style-name="P1">Structure générale</text:p>
          </draw:text-box>
        </draw:frame>
        <draw:frame presentation:style-name="pr9" draw:text-style-name="P3" draw:layer="layout" svg:width="23.656cm" svg:height="13.501cm" svg:x="3.036cm" svg:y="5cm" presentation:class="outline" presentation:placeholder="true">
          <draw:text-box/>
        </draw:frame>
        <draw:custom-shape draw:style-name="gr2" draw:text-style-name="P9" draw:layer="layout" svg:width="8.177cm" svg:height="2.293cm" svg:x="4.039cm" svg:y="15.496cm">
          <text:p text:style-name="P8"><text:span text:style-name="T5">Mémoire vive centrale</text:span></text:p>
          <draw:enhanced-geometry svg:viewBox="0 0 21600 21600" draw:type="mso-spt202" draw:enhanced-path="M 0 0 L 21600 0 21600 21600 0 21600 0 0 Z N"/>
        </draw:custom-shape>
        <draw:custom-shape draw:style-name="gr3" draw:text-style-name="P9" draw:layer="layout" svg:width="7.089cm" svg:height="2.293cm" svg:x="4.583cm" svg:y="9.062cm">
          <text:p text:style-name="P8"><text:span text:style-name="T5">CPU ou Processeur</text:span></text:p>
          <draw:enhanced-geometry svg:viewBox="0 0 21600 21600" draw:type="mso-spt202" draw:enhanced-path="M 0 0 L 21600 0 21600 21600 0 21600 0 0 Z N"/>
        </draw:custom-shape>
        <draw:line draw:style-name="gr4" draw:text-style-name="P10" draw:layer="layout" svg:x1="7cm" svg:y1="12.5cm" svg:x2="20.193cm" svg:y2="12.5cm">
          <text:p/>
        </draw:line>
        <draw:custom-shape draw:style-name="gr5" draw:text-style-name="P9" draw:layer="layout" svg:width="3.254cm" svg:height="1.277cm" svg:x="16.226cm" svg:y="11.314cm">
          <text:p text:style-name="P8"><text:span text:style-name="T5">Bus E/S</text:span></text:p>
          <draw:enhanced-geometry svg:viewBox="0 0 21600 21600" draw:type="mso-spt202" draw:enhanced-path="M 0 0 L 21600 0 21600 21600 0 21600 0 0 Z N"/>
        </draw:custom-shape>
        <draw:custom-shape draw:style-name="gr6" draw:text-style-name="P12" draw:layer="layout" svg:width="7.076cm" svg:height="5.289cm" svg:x="20.308cm" svg:y="11.711cm">
          <text:p text:style-name="P11"><text:span text:style-name="T6">Entrées/sorties :</text:span></text:p>
          <text:p text:style-name="P11"><text:span text:style-name="T5">-clavier</text:span></text:p>
          <text:p text:style-name="P11"><text:span text:style-name="T5">-écran</text:span></text:p>
          <text:p text:style-name="P11"><text:span text:style-name="T5">-mémoire de masse</text:span></text:p>
          <draw:enhanced-geometry svg:viewBox="0 0 21600 21600" draw:type="mso-spt202" draw:enhanced-path="M 0 0 L 21600 0 21600 21600 0 21600 0 0 Z N"/>
        </draw:custom-shape>
        <draw:line draw:style-name="gr4" draw:text-style-name="P10" draw:layer="layout" svg:x1="7cm" svg:y1="11.5cm" svg:x2="7cm" svg:y2="15.5cm">
          <text:p/>
        </draw:line>
        <draw:custom-shape draw:style-name="gr7" draw:text-style-name="P9" draw:layer="layout" svg:width="4.757cm" svg:height="1.277cm" svg:x="5.772cm" svg:y="13.415cm">
          <text:p text:style-name="P8"><text:span text:style-name="T5">Bus systèm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4" draw:layer="layout" svg:width="26cm" svg:height="3.001cm" svg:x="2cm" svg:y="1.5cm" presentation:class="title" presentation:user-transformed="true">
          <draw:text-box>
            <text:p text:style-name="P13"><text:span text:style-name="T7">Structure d'un processeur (1)</text:span></text:p>
          </draw:text-box>
        </draw:frame>
        <draw:connector draw:style-name="gr8" draw:text-style-name="P15" draw:layer="layout" draw:line-skew="0cm -0.6cm" svg:x1="2.801cm" svg:y1="6.15cm" svg:x2="5.801cm" svg:y2="2.9cm" draw:start-shape="id1" draw:start-glue-point="3" draw:end-shape="id2" draw:end-glue-point="0" svg:d="m2801 6150h-500v-4350h3500v1100">
          <text:p/>
        </draw:connector>
        <draw:custom-shape draw:style-name="gr9" draw:text-style-name="P15" draw:layer="layout" svg:width="4cm" svg:height="3cm" svg:x="9.501cm" svg:y="13.5cm">
          <text:p text:style-name="P16">Banc de </text:p>
          <text:p text:style-name="P16">registres</text:p>
          <draw:enhanced-geometry svg:viewBox="0 0 21600 21600" draw:type="rectangle" draw:enhanced-path="M 0 0 L 21600 0 21600 21600 0 21600 0 0 Z N"/>
        </draw:custom-shape>
        <draw:custom-shape draw:style-name="gr9" draw:text-style-name="P15" xml:id="id4" draw:id="id4" draw:layer="layout" svg:width="4cm" svg:height="1.9cm" svg:x="9.501cm" svg:y="6.9cm">
          <text:p text:style-name="P16">Décodeur</text:p>
          <text:p text:style-name="P16">instruction</text:p>
          <draw:enhanced-geometry svg:viewBox="0 0 21600 21600" draw:type="rectangle" draw:enhanced-path="M 0 0 L 21600 0 21600 21600 0 21600 0 0 Z N"/>
        </draw:custom-shape>
        <draw:custom-shape draw:style-name="gr9" draw:text-style-name="P15" xml:id="id5" draw:id="id5" draw:layer="layout" svg:width="4cm" svg:height="1.5cm" svg:x="9.501cm" svg:y="9.8cm">
          <text:p text:style-name="P16">Séquenceur</text:p>
          <draw:enhanced-geometry svg:viewBox="0 0 21600 21600" draw:type="rectangle" draw:enhanced-path="M 0 0 L 21600 0 21600 21600 0 21600 0 0 Z N"/>
        </draw:custom-shape>
        <draw:custom-shape draw:style-name="gr9" draw:text-style-name="P15" xml:id="id3" draw:id="id3" draw:layer="layout" svg:width="4cm" svg:height="1.5cm" svg:x="9.501cm" svg:y="4.6cm">
          <text:p text:style-name="P16">RI</text:p>
          <draw:enhanced-geometry svg:viewBox="0 0 21600 21600" draw:type="rectangle" draw:enhanced-path="M 0 0 L 21600 0 21600 21600 0 21600 0 0 Z N"/>
        </draw:custom-shape>
        <draw:custom-shape draw:style-name="gr9" draw:text-style-name="P15" xml:id="id2" draw:id="id2" draw:layer="layout" svg:width="4cm" svg:height="1.5cm" svg:x="3.801cm" svg:y="2.9cm">
          <text:p text:style-name="P16">PC</text:p>
          <draw:enhanced-geometry svg:viewBox="0 0 21600 21600" draw:type="rectangle" draw:enhanced-path="M 0 0 L 21600 0 21600 21600 0 21600 0 0 Z N"/>
        </draw:custom-shape>
        <draw:custom-shape draw:style-name="gr9" draw:text-style-name="P15" xml:id="id1" draw:id="id1" draw:layer="layout" svg:width="1.4cm" svg:height="1.5cm" svg:x="2.801cm" svg:y="5.4cm">
          <text:p text:style-name="P16">+1</text:p>
          <draw:enhanced-geometry svg:viewBox="0 0 21600 21600" draw:type="rectangle" draw:enhanced-path="M 0 0 L 21600 0 21600 21600 0 21600 0 0 Z N"/>
        </draw:custom-shape>
        <draw:connector draw:style-name="gr10" draw:text-style-name="P15" draw:layer="layout" svg:x1="5.801cm" svg:y1="4.4cm" svg:x2="4.201cm" svg:y2="6.15cm" draw:start-shape="id2" draw:start-glue-point="2" draw:end-shape="id1" draw:end-glue-point="1" svg:d="m5801 4400v1750h-1600">
          <text:p/>
        </draw:connector>
        <draw:connector draw:style-name="gr11" draw:text-style-name="P15" draw:layer="layout" svg:x1="7.801cm" svg:y1="3.65cm" svg:x2="11.501cm" svg:y2="4.6cm" draw:start-shape="id2" draw:start-glue-point="1" draw:end-shape="id3" draw:end-glue-point="0" svg:d="m7801 3650h3700v950">
          <text:p/>
        </draw:connector>
        <draw:connector draw:style-name="gr12" draw:text-style-name="P15" draw:layer="layout" svg:x1="11.501cm" svg:y1="6.1cm" svg:x2="11.501cm" svg:y2="6.9cm" draw:start-shape="id3" draw:start-glue-point="2" draw:end-shape="id4" draw:end-glue-point="0" svg:d="m11501 6100v800">
          <text:p/>
        </draw:connector>
        <draw:connector draw:style-name="gr13" draw:text-style-name="P15" draw:layer="layout" svg:x1="11.501cm" svg:y1="8.8cm" svg:x2="11.501cm" svg:y2="9.8cm" draw:start-shape="id4" draw:start-glue-point="2" draw:end-shape="id5" draw:end-glue-point="0" svg:d="m11501 8800v1000">
          <text:p/>
        </draw:connector>
        <draw:g xml:id="id6" draw:id="id6">
          <draw:g>
            <draw:custom-shape draw:style-name="gr14" draw:text-style-name="P15" draw:layer="layout" svg:width="5cm" svg:height="3.5cm" draw:transform="rotate (1.57166899142089) translate (21.653cm 16.752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15" draw:layer="layout" svg:width="2cm" svg:height="2.5cm" draw:transform="rotate (-1.57166899142089) translate (24.152cm 13.251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783.808095952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6" draw:text-style-name="P15" draw:layer="layout" svg:x1="21.652cm" svg:y1="15.252cm" svg:x2="21.65cm" svg:y2="13.252cm">
              <text:p/>
            </draw:line>
          </draw:g>
          <draw:custom-shape draw:style-name="gr17" draw:text-style-name="P16" draw:layer="layout" svg:width="1.5cm" svg:height="1cm" svg:x="23.601cm" svg:y="14.5cm">
            <text:p text:style-name="P16">UAL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5" draw:layer="layout" svg:width="2cm" svg:height="1cm" svg:x="17.601cm" svg:y="15.6cm">
          <text:p text:style-name="P16">Décal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4cm" svg:height="1.5cm" svg:x="20.701cm" svg:y="8.8cm">
          <text:p text:style-name="P16">RE</text:p>
          <draw:enhanced-geometry svg:viewBox="0 0 21600 21600" draw:type="rectangle" draw:enhanced-path="M 0 0 L 21600 0 21600 21600 0 21600 0 0 Z N"/>
        </draw:custom-shape>
        <draw:line draw:style-name="gr18" draw:text-style-name="P15" draw:layer="layout" svg:x1="15.701cm" svg:y1="5.8cm" svg:x2="15.701cm" svg:y2="18.3cm">
          <text:p/>
        </draw:line>
        <draw:line draw:style-name="gr19" draw:text-style-name="P15" xml:id="id7" draw:id="id7" draw:layer="layout" svg:x1="13.601cm" svg:y1="6.2cm" svg:x2="15.601cm" svg:y2="6.2cm">
          <text:p/>
        </draw:line>
        <draw:line draw:style-name="gr20" draw:text-style-name="P15" draw:layer="layout" svg:x1="13.601cm" svg:y1="14.3cm" svg:x2="15.601cm" svg:y2="14.3cm">
          <text:p/>
        </draw:line>
        <draw:line draw:style-name="gr21" draw:text-style-name="P15" draw:layer="layout" svg:x1="13.601cm" svg:y1="15.5cm" svg:x2="15.601cm" svg:y2="15.5cm">
          <text:p/>
        </draw:line>
        <draw:frame draw:style-name="gr22" draw:text-style-name="P1" draw:layer="layout" svg:width="4.7cm" svg:height="0.954cm" svg:x="16.001cm" svg:y="4.5cm">
          <draw:text-box>
            <text:p text:style-name="P1">Bus Données</text:p>
          </draw:text-box>
        </draw:frame>
        <draw:line draw:style-name="gr23" draw:text-style-name="P15" draw:layer="layout" svg:x1="7.201cm" svg:y1="6.8cm" svg:x2="7.201cm" svg:y2="18.3cm">
          <text:p/>
        </draw:line>
        <draw:frame draw:style-name="gr24" draw:text-style-name="P1" draw:layer="layout" svg:width="2.7cm" svg:height="0.954cm" svg:x="4.201cm" svg:y="16.8cm">
          <draw:text-box>
            <text:p text:style-name="P1">Bus @</text:p>
          </draw:text-box>
        </draw:frame>
        <draw:line draw:style-name="gr25" draw:text-style-name="P15" draw:layer="layout" svg:x1="7.301cm" svg:y1="15.4cm" svg:x2="9.301cm" svg:y2="15.4cm">
          <text:p/>
        </draw:line>
        <draw:line draw:style-name="gr26" draw:text-style-name="P15" draw:layer="layout" svg:x1="7.201cm" svg:y1="4.5cm" svg:x2="7.201cm" svg:y2="7cm">
          <text:p/>
        </draw:line>
        <draw:custom-shape draw:style-name="gr9" draw:text-style-name="P15" draw:layer="layout" svg:width="13cm" svg:height="1.5cm" svg:x="5.201cm" svg:y="18.3cm">
          <text:p text:style-name="P16">Mémoire</text:p>
          <draw:enhanced-geometry svg:viewBox="0 0 21600 21600" draw:type="rectangle" draw:enhanced-path="M 0 0 L 21600 0 21600 21600 0 21600 0 0 Z N"/>
        </draw:custom-shape>
        <draw:line draw:style-name="gr27" draw:text-style-name="P15" draw:layer="layout" svg:x1="10.701cm" svg:y1="11.3cm" svg:x2="10.701cm" svg:y2="12.3cm">
          <text:p/>
        </draw:line>
        <draw:line draw:style-name="gr28" draw:text-style-name="P15" draw:layer="layout" svg:x1="11.301cm" svg:y1="11.3cm" svg:x2="11.301cm" svg:y2="12.3cm">
          <text:p/>
        </draw:line>
        <draw:line draw:style-name="gr29" draw:text-style-name="P15" draw:layer="layout" svg:x1="11.901cm" svg:y1="11.3cm" svg:x2="11.901cm" svg:y2="12.3cm">
          <text:p/>
        </draw:line>
        <draw:line draw:style-name="gr30" draw:text-style-name="P15" draw:layer="layout" svg:x1="7.301cm" svg:y1="14.3cm" svg:x2="9.301cm" svg:y2="14.3cm">
          <text:p/>
        </draw:line>
        <draw:line draw:style-name="gr31" draw:text-style-name="P15" draw:layer="layout" svg:x1="15.601cm" svg:y1="16.1cm" svg:x2="17.601cm" svg:y2="16.1cm">
          <text:p/>
        </draw:line>
        <draw:line draw:style-name="gr32" draw:text-style-name="P15" draw:layer="layout" svg:x1="19.701cm" svg:y1="16.1cm" svg:x2="21.701cm" svg:y2="16.1cm">
          <text:p/>
        </draw:line>
        <draw:line draw:style-name="gr33" draw:text-style-name="P15" draw:layer="layout" svg:x1="15.701cm" svg:y1="12.5cm" svg:x2="21.701cm" svg:y2="12.5cm">
          <text:p/>
        </draw:line>
        <draw:connector draw:style-name="gr34" draw:text-style-name="P15" draw:layer="layout" svg:x1="25.153cm" svg:y1="14.25cm" svg:x2="15.601cm" svg:y2="6.2cm" draw:start-shape="id6" draw:start-glue-point="1" draw:end-shape="id7" draw:end-glue-point="1" svg:d="m25153 14250h566v-8050h-10118">
          <text:p/>
        </draw:connector>
        <draw:line draw:style-name="gr35" draw:text-style-name="P15" draw:layer="layout" svg:x1="23.201cm" svg:y1="12.3cm" svg:x2="23.201cm" svg:y2="10.3cm">
          <text:p/>
        </draw:line>
        <draw:line draw:style-name="gr36" draw:text-style-name="P15" draw:layer="layout" svg:x1="23.701cm" svg:y1="17cm" svg:x2="23.701cm" svg:y2="16cm">
          <text:p/>
        </draw:line>
        <draw:line draw:style-name="gr37" draw:text-style-name="P15" draw:layer="layout" svg:x1="23.701cm" svg:y1="17cm" svg:x2="23.701cm" svg:y2="16cm">
          <text:p/>
        </draw:line>
        <draw:line draw:style-name="gr38" draw:text-style-name="P15" draw:layer="layout" svg:x1="11.701cm" svg:y1="17.4cm" svg:x2="11.701cm" svg:y2="16.4cm">
          <text:p/>
        </draw:line>
        <draw:line draw:style-name="gr39" draw:text-style-name="P15" draw:layer="layout" svg:x1="9.301cm" svg:y1="17.3cm" svg:x2="9.301cm" svg:y2="18.3cm">
          <text:p/>
        </draw:line>
        <draw:line draw:style-name="gr40" draw:text-style-name="P15" draw:layer="layout" svg:x1="9.701cm" svg:y1="17.3cm" svg:x2="9.701cm" svg:y2="18.3cm">
          <text:p/>
        </draw:lin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Structure d'un processeur (2)</text:p>
          </draw:text-box>
        </draw:frame>
        <draw:frame presentation:style-name="pr10" draw:text-style-name="P3" draw:layer="layout" svg:width="24.964cm" svg:height="13.768cm" svg:x="3.036cm" svg:y="5.5cm" presentation:class="outline" presentation:user-transformed="true">
          <draw:text-box>
            <text:list text:style-name="L5">
              <text:list-item>
                <text:p text:style-name="P1"><text:span text:style-name="T8">PC</text:span><text:span text:style-name="T9"> (Compteur de programme) ou </text:span><text:span text:style-name="T8">CO</text:span><text:span text:style-name="T9"> (Compteur Ordinal) : contient l'adresse de l'instruction suivante à exécuter</text:span></text:p>
              </text:list-item>
              <text:list-item>
                <text:p text:style-name="P1"><text:span text:style-name="T8">RI</text:span><text:span text:style-name="T9"> <text:s/>(Registre Instruction) : contient le code de l'instruction en cours d'exécution</text:span></text:p>
              </text:list-item>
              <text:list-item>
                <text:p text:style-name="P1"><text:span text:style-name="T8">Banc de registres</text:span><text:span text:style-name="T9"> : ensemble de registres d'accès très rapide. Il y a des registres à usage généraux et certains dédiés à certaines manipulations (flottants, multimédia,...)</text:span></text:p>
              </text:list-item>
              <text:list-item>
                <text:p text:style-name="P1"><text:span text:style-name="T8">UAL</text:span><text:span text:style-name="T9"> (Unité Arithmétique et Logique) : effectue des calculs à partir d'opérandes provenant des registres ou de la mémoire centrale. Positionne le registre d'état (RE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Structure d'un processeur (3)</text:p>
          </draw:text-box>
        </draw:frame>
        <draw:frame presentation:style-name="pr11" draw:text-style-name="P17" draw:layer="layout" svg:width="25cm" svg:height="14cm" svg:x="3cm" svg:y="5.5cm" presentation:class="outline" presentation:user-transformed="true">
          <draw:text-box>
            <text:list text:style-name="L5">
              <text:list-item>
                <text:p text:style-name="P1"><text:span text:style-name="T8">RE</text:span><text:span text:style-name="T9"> (registre d'état) : contient des informations concernant les opérations déjà effectuées : retenues, débordements,... Ces informations sont des </text:span><text:span text:style-name="T8">drapeaux</text:span><text:span text:style-name="T9"> (flags)</text:span></text:p>
              </text:list-item>
              <text:list-item>
                <text:p text:style-name="P1"><text:span text:style-name="T8">Décodeur</text:span><text:span text:style-name="T9"> </text:span><text:span text:style-name="T8">d'instructions</text:span><text:span text:style-name="T9"> : décode l'instruction contenue dans le Registre d'instructions</text:span></text:p>
              </text:list-item>
              <text:list-item>
                <text:p text:style-name="P1"><text:span text:style-name="T8">Séquenceur</text:span><text:span text:style-name="T9"> : en fonction de l'instruction à exécuter le séquenceur émet un certain nombre de signaux de contrôles vers les <text:s/>composants du chemin de données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25cm" svg:height="3.473cm" svg:x="2.5cm" svg:y="1.349cm" presentation:class="title" presentation:user-transformed="true">
          <draw:text-box>
            <text:p text:style-name="P1">Fonctionnement du processeur(1)</text:p>
          </draw:text-box>
        </draw:frame>
        <draw:frame presentation:style-name="pr12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8">Le processeur exécute des programmes</text:p>
                <text:list>
                  <text:list-item>
                    <text:p text:style-name="P18">un programme = un ensemble d’instructions</text:p>
                  </text:list-item>
                  <text:list-item>
                    <text:p text:style-name="P18">instructions codées sous une certaine forme et rangées en mémoire</text:p>
                  </text:list-item>
                  <text:list-item>
                    <text:p text:style-name="P18">un programme manipule des variables :</text:p>
                    <text:list>
                      <text:list-item>
                        <text:p text:style-name="P18"><text:s/>certaines sont rangées en mémoire</text:p>
                      </text:list-item>
                      <text:list-item>
                        <text:p text:style-name="P18">d’autres sont mémorisées à l’intérieur du processeur (registre) – on y accède plus rapidement mais le nombre de registres est limité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Fonctionnement du processeur (2)</text:p>
          </draw:text-box>
        </draw:frame>
        <draw:frame presentation:style-name="pr12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8">Le processeur accède à la mémoire pour :</text:p>
                <text:list>
                  <text:list-item>
                    <text:p text:style-name="P18">lire les instructions à exécuter</text:p>
                  </text:list-item>
                  <text:list-item>
                    <text:p text:style-name="P18">lire ou écrire certaines variables</text:p>
                  </text:list-item>
                </text:list>
              </text:list-item>
              <text:list-item>
                <text:p text:style-name="P18">L'ensemble des instructions comprises par un processeur constitue le jeu d'instructions du processeur</text:p>
              </text:list-item>
              <text:list-item>
                <text:p text:style-name="P18">Chaque processeur possède son propre jeu d'instructions c'est à dire son propre <text:span text:style-name="T10">assembleur</text:span>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<text:span text:style-name="T11">RISC ou CISC (1)</text:span></text:p>
          </draw:text-box>
        </draw:frame>
        <draw:frame presentation:style-name="pr12" draw:text-style-name="P3" draw:layer="layout" svg:width="23.656cm" svg:height="13.501cm" svg:x="3.036cm" svg:y="5cm" presentation:class="outline" presentation:user-transformed="true">
          <draw:text-box>
            <text:list text:style-name="L6">
              <text:list-item>
                <text:p text:style-name="P19"><text:span text:style-name="T12">RISC : </text:span><text:span text:style-name="T13">Reduced Instruction Set Computer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5">Peu d’instructions dans le jeu d'instructions, mais effectuées très rapidement</text:span></text:p>
                  </text:list-item>
                  <text:list-item>
                    <text:p text:style-name="P19"><text:span text:style-name="T5">La compléxité se situe dans le logiciel</text:span></text:p>
                  </text:list-item>
                  <text:list-item>
                    <text:p text:style-name="P19"><text:span text:style-name="T5">Exemple : processeurs ARM (Arcon RISC Machine)</text:span></text:p>
                  </text:list-item>
                </text:list>
              </text:list-item>
            </text:list>
            <text:list text:style-name="L6">
              <text:list-item>
                <text:p text:style-name="P19"><text:span text:style-name="T6">CISC</text:span><text:span text:style-name="T5"> : Complex Instruction Set Computer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5">Beaucoup d’instructions complexes, mais effectuées plus lentement</text:span></text:p>
                  </text:list-item>
                  <text:list-item>
                    <text:p text:style-name="P19"><text:span text:style-name="T5">La compléxité se situe dans le matériel</text:span></text:p>
                  </text:list-item>
                  <text:list-item>
                    <text:p text:style-name="P19"><text:span text:style-name="T5">Exemple : processeurs INTEL x8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<text:span text:style-name="T11">RISC ou CISC (2)</text:span></text:p>
          </draw:text-box>
        </draw:frame>
        <draw:frame presentation:style-name="pr9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<text:span text:style-name="T4">Avantage CISC</text:span> : à programme égal moins de lignes de codes donc on peut stocker une plus grande partie du programme dans le cache </text:p>
              </text:list-item>
            </text:list>
            <text:p text:style-name="P3"><text:s/></text:p>
            <text:list text:continue-numbering="true" text:style-name="L2">
              <text:list-item>
                <text:p text:style-name="P1"><text:span text:style-name="T4">Avantage RISC</text:span> : <text:span text:style-name="T14"><text:s/>les 5 étapes du cycle d'exécution sont de taille identique pour toutes les instructions (faux pour CISC). </text:span></text:p>
              </text:list-item>
            </text:list>
            <text:p text:style-name="P20"><text:span text:style-name="T14">==&gt; Conséquence : le RISC permet le </text:span><text:span text:style-name="T15">Pipeline</text:span><text:span text:style-name="T14">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1" draw:layer="layout" svg:width="26cm" svg:height="3.001cm" svg:x="2cm" svg:y="1.5cm" presentation:class="title" presentation:user-transformed="true">
          <draw:text-box>
            <text:p text:style-name="P16"><text:span text:style-name="T16">Pipeline multi étages</text:span></text:p>
          </draw:text-box>
        </draw:frame>
        <draw:frame presentation:style-name="pr12" draw:text-style-name="P24" draw:layer="layout" svg:width="23.656cm" svg:height="13.501cm" svg:x="3.036cm" svg:y="5cm" presentation:class="outline" presentation:user-transformed="true">
          <draw:text-box>
            <text:p text:style-name="P20"><text:span text:style-name="T17"/></text:p>
            <text:list text:style-name="L8">
              <text:list-item>
                <text:p text:style-name="P22"><text:span text:style-name="T17">Chaque étape du cycle d’exécution d’une instruction peut être traitée par un module spécialisé.</text:span></text:p>
              </text:list-item>
            </text:list>
            <text:p text:style-name="P23"><text:span text:style-name="T17"/></text:p>
            <text:list text:continue-numbering="true" text:style-name="L8">
              <text:list-item>
                <text:p text:style-name="P22"><text:span text:style-name="T17">Le premier module n’a pas besoin d’attendre que les autres modules aient terminé pour traiter l’instruction suivante</text:span></text:p>
              </text:list-item>
            </text:list>
            <text:p text:style-name="P23"><text:span text:style-name="T17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Sans pipeline</text:p>
          </draw:text-box>
        </draw:frame>
        <draw:frame presentation:style-name="pr9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<text:span text:style-name="T4">n</text:span> instructions = <text:span text:style-name="T4">5n</text:span> cycles</text:p>
              </text:list-item>
            </text:list>
          </draw:text-box>
        </draw:frame>
        <draw:frame draw:style-name="gr41" draw:layer="layout" svg:width="21.378cm" svg:height="8.357cm" svg:x="4.5cm" svg:y="8.943cm">
          <draw:object-ole draw:class-id="00020820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Avec pipeline</text:p>
          </draw:text-box>
        </draw:frame>
        <draw:frame presentation:style-name="pr12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<text:span text:style-name="T4">n</text:span> instructions = <text:span text:style-name="T4">n+4</text:span> cycles</text:p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  <text:p text:style-name="P3"/>
            <text:list text:continue-numbering="true" text:style-name="L2">
              <text:list-item>
                <text:p text:style-name="P1">La vitesse est multipliée par 5 mais problème : les instructions ne se suivent pas toujours.</text:p>
              </text:list-item>
            </text:list>
          </draw:text-box>
        </draw:frame>
        <draw:frame draw:style-name="gr41" draw:layer="layout" svg:width="22.436cm" svg:height="8.767cm" svg:x="3.682cm" svg:y="7.293cm">
          <draw:object-ole draw:class-id="00020820-0000-0000-c000-000000000046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Profondeurs de pipeline</text:p>
          </draw:text-box>
        </draw:frame>
        <draw:frame presentation:style-name="pr9" draw:text-style-name="P3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Pentium 4 : profondeur = 20</text:p>
              </text:list-item>
            </text:list>
            <text:p text:style-name="P3"/>
            <text:list text:continue-numbering="true" text:style-name="L2">
              <text:list-item>
                <text:p text:style-name="P1">Pentium 4 Prescot : profondeur = 31</text:p>
              </text:list-item>
            </text:list>
            <text:p text:style-name="P3"/>
            <text:list text:continue-numbering="true" text:style-name="L2">
              <text:list-item>
                <text:p text:style-name="P1">ARM7 : profondeur = 3</text:p>
              </text:list-item>
            </text:list>
            <text:p text:style-name="P3"/>
            <text:list text:continue-numbering="true" text:style-name="L2">
              <text:list-item>
                <text:p text:style-name="P1">ARM9 : profondeur = 5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5" draw:layer="layout" svg:width="26cm" svg:height="3.001cm" svg:x="2cm" svg:y="1.5cm" presentation:class="title" presentation:user-transformed="true">
          <draw:text-box>
            <text:p text:style-name="P16"><text:span text:style-name="T3">Décomposition d’un bus</text:span></text:p>
          </draw:text-box>
        </draw:frame>
        <draw:frame presentation:style-name="pr12" draw:text-style-name="P26" draw:layer="layout" svg:width="23.656cm" svg:height="14.071cm" svg:x="3cm" svg:y="4.608cm" presentation:class="outline" presentation:user-transformed="true">
          <draw:text-box>
            <text:list text:style-name="L2">
              <text:list-item>
                <text:p text:style-name="P1"><text:span text:style-name="T18">Lignes de contrôle :</text:span></text:p>
                <text:list>
                  <text:list-item>
                    <text:p text:style-name="P1"><text:span text:style-name="T19">contrôle de fonctionnement du bus (partagé par plusieurs éléments) selon le protocole</text:span></text:p>
                  </text:list-item>
                  <text:list-item>
                    <text:p text:style-name="P1"><text:span text:style-name="T19">exemples : lecture, écriture, requête bus, accord bus, …</text:span></text:p>
                  </text:list-item>
                </text:list>
              </text:list-item>
              <text:list-item>
                <text:p text:style-name="P1"><text:span text:style-name="T18">Lignes d’adresse : </text:span></text:p>
                <text:list>
                  <text:list-item>
                    <text:p text:style-name="P1"><text:span text:style-name="T19">désigne la source ou la destination des données</text:span></text:p>
                  </text:list-item>
                  <text:list-item>
                    <text:p text:style-name="P1"><text:span text:style-name="T19">exemple : </text:span><text:span text:style-name="T20">adresse d’une donnée en mémoire</text:span></text:p>
                  </text:list-item>
                </text:list>
              </text:list-item>
              <text:list-item>
                <text:p text:style-name="P1"><text:span text:style-name="T18">Lignes de données : </text:span></text:p>
                <text:list>
                  <text:list-item>
                    <text:p text:style-name="P1"><text:span text:style-name="T19">transfert de données entre les élé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Organisation hiérarchique</text:p>
          </draw:text-box>
        </draw:frame>
        <draw:frame presentation:style-name="pr9" draw:text-style-name="P6" draw:layer="layout" svg:width="23.656cm" svg:height="13.501cm" svg:x="3.036cm" svg:y="5cm" presentation:class="outline" presentation:user-transformed="true">
          <draw:text-box>
            <text:list text:style-name="L2">
              <text:list-item>
                <text:p text:style-name="P1">L'organisation en bus offre une bonne connectivité</text:p>
              </text:list-item>
              <text:list-item>
                <text:p text:style-name="P1">Mais les performances se dégradent si trop d’éléments sont connectés au bus :</text:p>
                <text:list>
                  <text:list-item>
                    <text:p text:style-name="P1">délais de propagation (bus long)</text:p>
                  </text:list-item>
                  <text:list-item>
                    <text:p text:style-name="P1">goulet d’étranglement : trop de demandes de transfert <text:span text:style-name="T21"></text:span> conflits</text:p>
                  </text:list-item>
                </text:list>
              </text:list-item>
              <text:list-item>
                <text:p text:style-name="P1">Solution :</text:p>
                <text:list>
                  <text:list-item>
                    <text:p text:style-name="P1">hiérarchie de b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 presentation:use-footer-name="ftr1">
        <office:forms form:automatic-focus="false" form:apply-design-mode="false"/>
        <draw:g>
          <draw:line draw:style-name="gr42" draw:text-style-name="P10" draw:layer="layout" svg:x1="13.386cm" svg:y1="11.933cm" svg:x2="13.421cm" svg:y2="9.627cm">
            <text:p/>
          </draw:line>
          <draw:line draw:style-name="gr42" draw:text-style-name="P10" draw:layer="layout" svg:x1="17.659cm" svg:y1="12.533cm" svg:x2="17.668cm" svg:y2="10.663cm">
            <text:p/>
          </draw:line>
          <draw:custom-shape draw:style-name="gr43" draw:text-style-name="P27" draw:layer="layout" svg:width="2.963cm" svg:height="1.565cm" svg:x="16.292cm" svg:y="9.967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7" draw:layer="layout" svg:width="0.715cm" svg:height="2.532cm" svg:x="12.773cm" svg:y="6.844cm">
            <text:p/>
            <draw:enhanced-geometry svg:viewBox="0 0 162 574" draw:type="non-primitive" draw:enhanced-path="M 81 574 L 0 429 57 429 57 145 0 145 81 0 162 145 105 145 105 429 162 429 81 574 Z N"/>
          </draw:custom-shape>
          <draw:line draw:style-name="gr45" draw:text-style-name="P10" draw:layer="layout" svg:x1="6.238cm" svg:y1="9.521cm" svg:x2="24.984cm" svg:y2="9.526cm">
            <text:p/>
          </draw:line>
          <draw:custom-shape draw:style-name="gr46" draw:text-style-name="P27" draw:layer="layout" svg:width="0.177cm" svg:height="3.533cm" svg:x="24.432cm" svg:y="7.68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7" draw:layer="layout" svg:width="0.211cm" svg:height="3.533cm" svg:x="24.005cm" svg:y="7.68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7" draw:layer="layout" svg:width="0.216cm" svg:height="3.533cm" svg:x="23.608cm" svg:y="7.68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7" draw:layer="layout" svg:width="0.181cm" svg:height="3.533cm" svg:x="23.215cm" svg:y="7.68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7" draw:layer="layout" svg:width="0.216cm" svg:height="3.533cm" svg:x="22.788cm" svg:y="7.682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10" draw:layer="layout" svg:x1="17.664cm" svg:y1="9.948cm" svg:x2="17.668cm" svg:y2="9.591cm">
            <text:p/>
          </draw:line>
          <draw:g>
            <draw:custom-shape draw:style-name="gr47" draw:text-style-name="P27" draw:layer="layout" svg:width="2.371cm" svg:height="0.92cm" svg:x="12.217cm" svg:y="12.008cm">
              <text:p/>
              <draw:enhanced-geometry svg:viewBox="0 0 21600 21600" draw:type="rectangle" draw:enhanced-path="M 0 0 L 21600 0 21600 21600 0 21600 0 0 Z N"/>
            </draw:custom-shape>
            <draw:line draw:style-name="gr48" draw:text-style-name="P10" draw:layer="layout" svg:x1="12.187cm" svg:y1="12.056cm" svg:x2="14.558cm" svg:y2="12.07cm">
              <text:p/>
            </draw:line>
            <draw:line draw:style-name="gr48" draw:text-style-name="P10" draw:layer="layout" svg:x1="12.187cm" svg:y1="12.159cm" svg:x2="14.558cm" svg:y2="12.17cm">
              <text:p/>
            </draw:line>
            <draw:line draw:style-name="gr48" draw:text-style-name="P10" draw:layer="layout" svg:x1="12.187cm" svg:y1="12.359cm" svg:x2="14.558cm" svg:y2="12.373cm">
              <text:p/>
            </draw:line>
            <draw:line draw:style-name="gr48" draw:text-style-name="P10" draw:layer="layout" svg:x1="12.187cm" svg:y1="12.462cm" svg:x2="14.558cm" svg:y2="12.473cm">
              <text:p/>
            </draw:line>
            <draw:line draw:style-name="gr48" draw:text-style-name="P10" draw:layer="layout" svg:x1="12.187cm" svg:y1="12.662cm" svg:x2="14.558cm" svg:y2="12.673cm">
              <text:p/>
            </draw:line>
            <draw:line draw:style-name="gr48" draw:text-style-name="P10" draw:layer="layout" svg:x1="12.187cm" svg:y1="12.762cm" svg:x2="14.558cm" svg:y2="12.776cm">
              <text:p/>
            </draw:line>
            <draw:custom-shape draw:style-name="gr47" draw:text-style-name="P27" draw:layer="layout" svg:width="0.387cm" svg:height="0.92cm" svg:x="12.604cm" svg:y="12.008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27" draw:layer="layout" svg:width="1.471cm" svg:height="0.92cm" svg:x="12.991cm" svg:y="12.008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27" draw:layer="layout" svg:width="0.134cm" svg:height="0.1cm" svg:x="14.076cm" svg:y="12.10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27" draw:layer="layout" svg:width="0.894cm" svg:height="0.405cm" svg:x="13.086cm" svg:y="12.056cm">
              <text:p/>
              <draw:enhanced-geometry svg:viewBox="0 0 113 32" draw:type="non-primitive" draw:enhanced-path="M 113 0 L 0 0 0 24 32 24 32 32 81 32 81 24 113 24 113 0 Z N"/>
            </draw:custom-shape>
            <draw:custom-shape draw:style-name="gr50" draw:text-style-name="P27" draw:layer="layout" svg:width="0.894cm" svg:height="0.405cm" svg:x="13.086cm" svg:y="12.056cm">
              <text:p/>
              <draw:enhanced-geometry svg:viewBox="0 0 113 32" draw:type="non-primitive" draw:enhanced-path="M 113 0 L 0 0 0 24 32 24 32 32 81 32 81 24 113 24 113 0 Z N"/>
            </draw:custom-shape>
            <draw:custom-shape draw:style-name="gr49" draw:text-style-name="P27" draw:layer="layout" svg:width="0.062cm" svg:height="0.1cm" svg:x="14.273cm" svg:y="12.108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27" draw:layer="layout" svg:width="0.259cm" svg:height="0.2cm" svg:x="14.076cm" svg:y="12.3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7" draw:text-style-name="P27" draw:layer="layout" svg:width="2.036cm" svg:height="0.999cm" svg:x="16.583cm" svg:y="12.33cm">
              <text:p/>
              <draw:enhanced-geometry svg:viewBox="0 0 21600 21600" draw:type="rectangle" draw:enhanced-path="M 0 0 L 21600 0 21600 21600 0 21600 0 0 Z N"/>
            </draw:custom-shape>
            <draw:line draw:style-name="gr48" draw:text-style-name="P10" draw:layer="layout" svg:x1="16.683cm" svg:y1="12.452cm" svg:x2="18.451cm" svg:y2="12.462cm">
              <text:p/>
            </draw:line>
            <draw:line draw:style-name="gr48" draw:text-style-name="P10" draw:layer="layout" svg:x1="16.683cm" svg:y1="12.529cm" svg:x2="18.451cm" svg:y2="12.537cm">
              <text:p/>
            </draw:line>
            <draw:line draw:style-name="gr48" draw:text-style-name="P10" draw:layer="layout" svg:x1="16.683cm" svg:y1="12.604cm" svg:x2="18.451cm" svg:y2="12.612cm">
              <text:p/>
            </draw:line>
            <draw:line draw:style-name="gr48" draw:text-style-name="P10" draw:layer="layout" svg:x1="16.683cm" svg:y1="12.753cm" svg:x2="18.451cm" svg:y2="12.763cm">
              <text:p/>
            </draw:line>
            <draw:line draw:style-name="gr48" draw:text-style-name="P10" draw:layer="layout" svg:x1="16.683cm" svg:y1="12.831cm" svg:x2="18.451cm" svg:y2="12.839cm">
              <text:p/>
            </draw:line>
            <draw:line draw:style-name="gr48" draw:text-style-name="P10" draw:layer="layout" svg:x1="16.683cm" svg:y1="12.905cm" svg:x2="18.451cm" svg:y2="12.913cm">
              <text:p/>
            </draw:line>
            <draw:line draw:style-name="gr48" draw:text-style-name="P10" draw:layer="layout" svg:x1="16.683cm" svg:y1="13.057cm" svg:x2="18.451cm" svg:y2="13.065cm">
              <text:p/>
            </draw:line>
            <draw:line draw:style-name="gr48" draw:text-style-name="P10" draw:layer="layout" svg:x1="16.683cm" svg:y1="13.132cm" svg:x2="18.451cm" svg:y2="13.14cm">
              <text:p/>
            </draw:line>
            <draw:custom-shape draw:style-name="gr47" draw:text-style-name="P27" draw:layer="layout" svg:width="1.079cm" svg:height="0.537cm" svg:x="17.195cm" svg:y="12.3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7" draw:text-style-name="P27" draw:layer="layout" svg:width="3.391cm" svg:height="1.565cm" svg:x="11.794cm" svg:y="9.967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7" draw:layer="layout" svg:width="2.465cm" svg:height="0.86cm" svg:x="19.683cm" svg:y="10.46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10" draw:layer="layout" svg:x1="20.808cm" svg:y1="10.446cm" svg:x2="20.812cm" svg:y2="9.591cm">
            <text:p/>
          </draw:line>
          <draw:custom-shape draw:style-name="gr51" draw:text-style-name="P28" draw:layer="layout" svg:width="4.168cm" svg:height="0.937cm" svg:x="13.394cm" svg:y="7.532cm">
            <text:p text:style-name="P22"><text:span text:style-name="T22">pont vers PCI</text:span></text:p>
            <draw:enhanced-geometry svg:viewBox="0 0 21600 21600" draw:type="mso-spt202" draw:enhanced-path="M 0 0 L 21600 0 21600 21600 0 21600 0 0 Z N"/>
          </draw:custom-shape>
          <draw:custom-shape draw:style-name="gr52" draw:text-style-name="P28" draw:layer="layout" svg:width="2.547cm" svg:height="0.937cm" svg:x="6.221cm" svg:y="8.529cm">
            <text:p text:style-name="P22"><text:span text:style-name="T22">bus PCI</text:span></text:p>
            <draw:enhanced-geometry svg:viewBox="0 0 21600 21600" draw:type="mso-spt202" draw:enhanced-path="M 0 0 L 21600 0 21600 21600 0 21600 0 0 Z N"/>
          </draw:custom-shape>
          <draw:custom-shape draw:style-name="gr53" draw:text-style-name="P29" draw:layer="layout" svg:width="6.331cm" svg:height="0.937cm" svg:x="22.178cm" svg:y="11.532cm">
            <text:p text:style-name="P22"><text:span text:style-name="T23">plots d’extension PCI</text:span></text:p>
            <draw:enhanced-geometry svg:viewBox="0 0 21600 21600" draw:type="mso-spt202" draw:enhanced-path="M 0 0 L 21600 0 21600 21600 0 21600 0 0 Z N"/>
          </draw:custom-shape>
          <draw:custom-shape draw:style-name="gr54" draw:text-style-name="P31" draw:layer="layout" svg:width="2.72cm" svg:height="1.445cm" svg:x="12.179cm" svg:y="9.931cm">
            <text:p text:style-name="P30"><text:span text:style-name="T24">Interface</text:span></text:p>
            <text:p text:style-name="P30"><text:span text:style-name="T25">floppy</text:span></text:p>
            <draw:enhanced-geometry svg:viewBox="0 0 21600 21600" draw:type="mso-spt202" draw:enhanced-path="M 0 0 L 21600 0 21600 21600 0 21600 0 0 Z N"/>
          </draw:custom-shape>
          <draw:custom-shape draw:style-name="gr55" draw:text-style-name="P31" draw:layer="layout" svg:width="2.72cm" svg:height="1.445cm" svg:x="16.275cm" svg:y="9.931cm">
            <text:p text:style-name="P30"><text:span text:style-name="T26">Interface</text:span></text:p>
            <text:p text:style-name="P30"><text:span text:style-name="T26">IDE</text:span></text:p>
            <draw:enhanced-geometry svg:viewBox="0 0 21600 21600" draw:type="mso-spt202" draw:enhanced-path="M 0 0 L 21600 0 21600 21600 0 21600 0 0 Z N"/>
          </draw:custom-shape>
          <draw:custom-shape draw:style-name="gr56" draw:text-style-name="P31" draw:layer="layout" svg:width="2.678cm" svg:height="0.853cm" svg:x="19.607cm" svg:y="10.531cm">
            <text:p text:style-name="P30"><text:span text:style-name="T26">Port USB</text:span></text:p>
            <draw:enhanced-geometry svg:viewBox="0 0 21600 21600" draw:type="mso-spt202" draw:enhanced-path="M 0 0 L 21600 0 21600 21600 0 21600 0 0 Z N"/>
          </draw:custom-shape>
        </draw:g>
        <draw:custom-shape draw:style-name="gr57" draw:text-style-name="P27" draw:layer="layout" svg:width="0.71cm" svg:height="5.106cm" svg:x="8.584cm" svg:y="9.53cm">
          <text:p/>
          <draw:enhanced-geometry svg:viewBox="0 0 161 1158" draw:type="non-primitive" draw:enhanced-path="M 81 1158 L 24 1036 56 1036 56 186 0 186 81 0 161 186 113 186 105 1036 137 1036 81 1158 Z N"/>
        </draw:custom-shape>
        <draw:custom-shape draw:style-name="gr58" draw:text-style-name="P27" draw:layer="layout" svg:width="3.004cm" svg:height="1.429cm" svg:x="7.384cm" svg:y="11.069cm">
          <text:p/>
          <draw:enhanced-geometry svg:viewBox="0 0 21600 21600" draw:path-stretchpoint-x="10800" draw:path-stretchpoint-y="10800" draw:text-areas="?f3 ?f4 ?f5 ?f6" draw:type="round-rectangle" draw:modifiers="4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2" draw:layer="layout" svg:width="2.598cm" svg:height="1.445cm" svg:x="7.565cm" svg:y="11.131cm">
          <text:p text:style-name="P30"><text:span text:style-name="T27">chipset</text:span></text:p>
          <text:p text:style-name="P30"><text:span text:style-name="T27">inférieur</text:span></text:p>
          <draw:enhanced-geometry svg:viewBox="0 0 21600 21600" draw:type="mso-spt202" draw:enhanced-path="M 0 0 L 21600 0 21600 21600 0 21600 0 0 Z N"/>
        </draw:custom-shape>
        <draw:line draw:style-name="gr45" draw:text-style-name="P10" draw:layer="layout" svg:x1="6.238cm" svg:y1="14.804cm" svg:x2="19.63cm" svg:y2="14.808cm">
          <text:p/>
        </draw:line>
        <draw:g>
          <draw:custom-shape draw:style-name="gr43" draw:text-style-name="P27" draw:layer="layout" svg:width="2.43cm" svg:height="2.712cm" svg:x="5.4cm" svg:y="16.6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0" draw:text-style-name="P27" draw:layer="layout" svg:width="0.11cm" svg:height="0.427cm" svg:x="7.023cm" svg:y="18.019cm">
              <text:p/>
              <draw:enhanced-geometry svg:viewBox="0 0 25 97" draw:type="non-primitive" draw:enhanced-path="M 0 0 L 9 8 25 97 17 89 0 0 Z N"/>
            </draw:custom-shape>
            <draw:custom-shape draw:style-name="gr50" draw:text-style-name="P27" draw:layer="layout" svg:width="0.145cm" svg:height="0.463cm" svg:x="7.023cm" svg:y="18.019cm">
              <text:p/>
              <draw:enhanced-geometry svg:viewBox="0 0 33 105" draw:type="non-primitive" draw:enhanced-path="M 0 0 L 17 8 33 105 17 89 0 0 Z N"/>
            </draw:custom-shape>
            <draw:custom-shape draw:style-name="gr61" draw:text-style-name="P27" draw:layer="layout" svg:width="0.322cm" svg:height="0.675cm" svg:x="6.882cm" svg:y="17.983cm">
              <text:p/>
              <draw:enhanced-geometry svg:viewBox="0 0 73 153" draw:type="non-primitive" draw:enhanced-path="M 65 0 L 73 48 0 153 65 0 Z N"/>
            </draw:custom-shape>
            <draw:custom-shape draw:style-name="gr50" draw:text-style-name="P27" draw:layer="layout" svg:width="0.322cm" svg:height="0.675cm" svg:x="6.882cm" svg:y="17.983cm">
              <text:p/>
              <draw:enhanced-geometry svg:viewBox="0 0 73 153" draw:type="non-primitive" draw:enhanced-path="M 65 0 L 73 48 0 153 N"/>
            </draw:custom-shape>
            <draw:custom-shape draw:style-name="gr50" draw:text-style-name="P27" draw:layer="layout" svg:width="0.322cm" svg:height="0.675cm" svg:x="6.882cm" svg:y="17.983cm">
              <text:p/>
              <draw:enhanced-geometry svg:viewBox="0 0 73 153" draw:type="non-primitive" draw:enhanced-path="M 65 0 L 73 48 0 153 N"/>
            </draw:custom-shape>
            <draw:custom-shape draw:style-name="gr62" draw:text-style-name="P27" draw:layer="layout" svg:width="1.107cm" svg:height="0.926cm" svg:x="5.775cm" svg:y="17.732cm">
              <text:p/>
              <draw:enhanced-geometry svg:viewBox="0 0 251 210" draw:type="non-primitive" draw:enhanced-path="M 0 0 L 8 40 251 210 243 170 0 0 Z N"/>
            </draw:custom-shape>
            <draw:custom-shape draw:style-name="gr50" draw:text-style-name="P27" draw:layer="layout" svg:width="1.107cm" svg:height="0.926cm" svg:x="5.775cm" svg:y="17.732cm">
              <text:p/>
              <draw:enhanced-geometry svg:viewBox="0 0 251 210" draw:type="non-primitive" draw:enhanced-path="M 0 0 L 8 40 251 210 243 170 N"/>
            </draw:custom-shape>
            <draw:custom-shape draw:style-name="gr50" draw:text-style-name="P27" draw:layer="layout" svg:width="1.071cm" svg:height="0.961cm" svg:x="5.775cm" svg:y="17.697cm">
              <text:p/>
              <draw:enhanced-geometry svg:viewBox="0 0 243 218" draw:type="non-primitive" draw:enhanced-path="M 0 0 L 8 48 243 218 235 170 N"/>
            </draw:custom-shape>
            <draw:custom-shape draw:style-name="gr63" draw:text-style-name="P27" draw:layer="layout" svg:width="1.393cm" svg:height="1.213cm" svg:x="5.775cm" svg:y="17.269cm">
              <text:p/>
              <draw:enhanced-geometry svg:viewBox="0 0 316 275" draw:type="non-primitive" draw:enhanced-path="M 0 105 L 81 0 316 162 243 275 0 105 Z N"/>
            </draw:custom-shape>
            <draw:custom-shape draw:style-name="gr50" draw:text-style-name="P27" draw:layer="layout" svg:width="1.393cm" svg:height="1.212cm" svg:x="5.775cm" svg:y="17.234cm">
              <text:p/>
              <draw:enhanced-geometry svg:viewBox="0 0 316 275" draw:type="non-primitive" draw:enhanced-path="M 0 105 L 73 0 316 170 235 275 0 105 Z N"/>
            </draw:custom-shape>
            <draw:custom-shape draw:style-name="gr60" draw:text-style-name="P27" draw:layer="layout" svg:width="0.11cm" svg:height="0.428cm" svg:x="5.881cm" svg:y="17.873cm">
              <text:p/>
              <draw:enhanced-geometry svg:viewBox="0 0 25 97" draw:type="non-primitive" draw:enhanced-path="M 0 0 L 8 8 25 97 8 89 0 0 Z N"/>
            </draw:custom-shape>
            <draw:custom-shape draw:style-name="gr50" draw:text-style-name="P27" draw:layer="layout" svg:width="0.145cm" svg:height="0.463cm" svg:x="5.881cm" svg:y="17.838cm">
              <text:p/>
              <draw:enhanced-geometry svg:viewBox="0 0 33 105" draw:type="non-primitive" draw:enhanced-path="M 0 0 L 17 8 33 105 17 89 0 0 Z N"/>
            </draw:custom-shape>
            <draw:custom-shape draw:style-name="gr60" draw:text-style-name="P27" draw:layer="layout" svg:width="0.106cm" svg:height="0.432cm" svg:x="5.991cm" svg:y="17.944cm">
              <text:p/>
              <draw:enhanced-geometry svg:viewBox="0 0 24 98" draw:type="non-primitive" draw:enhanced-path="M 0 0 L 8 9 24 98 16 90 0 0 Z N"/>
            </draw:custom-shape>
            <draw:custom-shape draw:style-name="gr50" draw:text-style-name="P27" draw:layer="layout" svg:width="0.141cm" svg:height="0.467cm" svg:x="5.991cm" svg:y="17.944cm">
              <text:p/>
              <draw:enhanced-geometry svg:viewBox="0 0 32 106" draw:type="non-primitive" draw:enhanced-path="M 0 0 L 16 9 32 106 16 90 0 0 Z N"/>
            </draw:custom-shape>
            <draw:custom-shape draw:style-name="gr60" draw:text-style-name="P27" draw:layer="layout" svg:width="0.141cm" svg:height="0.463cm" svg:x="6.097cm" svg:y="18.019cm">
              <text:p/>
              <draw:enhanced-geometry svg:viewBox="0 0 32 105" draw:type="non-primitive" draw:enhanced-path="M 0 0 L 16 8 32 105 16 89 0 0 Z N"/>
            </draw:custom-shape>
            <draw:custom-shape draw:style-name="gr50" draw:text-style-name="P27" draw:layer="layout" svg:width="0.141cm" svg:height="0.463cm" svg:x="6.097cm" svg:y="18.019cm">
              <text:p/>
              <draw:enhanced-geometry svg:viewBox="0 0 32 105" draw:type="non-primitive" draw:enhanced-path="M 0 0 L 16 8 32 105 16 89 0 0 Z N"/>
            </draw:custom-shape>
            <draw:custom-shape draw:style-name="gr60" draw:text-style-name="P27" draw:layer="layout" svg:width="0.145cm" svg:height="0.427cm" svg:x="6.203cm" svg:y="18.125cm">
              <text:p/>
              <draw:enhanced-geometry svg:viewBox="0 0 33 97" draw:type="non-primitive" draw:enhanced-path="M 0 0 L 16 8 33 97 16 89 0 0 Z N"/>
            </draw:custom-shape>
            <draw:custom-shape draw:style-name="gr50" draw:text-style-name="P27" draw:layer="layout" svg:width="0.145cm" svg:height="0.463cm" svg:x="6.203cm" svg:y="18.089cm">
              <text:p/>
              <draw:enhanced-geometry svg:viewBox="0 0 33 105" draw:type="non-primitive" draw:enhanced-path="M 0 0 L 16 8 33 105 16 89 0 0 Z N"/>
            </draw:custom-shape>
            <draw:custom-shape draw:style-name="gr60" draw:text-style-name="P27" draw:layer="layout" svg:width="0.106cm" svg:height="0.428cm" svg:x="6.348cm" svg:y="18.195cm">
              <text:p/>
              <draw:enhanced-geometry svg:viewBox="0 0 24 97" draw:type="non-primitive" draw:enhanced-path="M 0 0 L 8 8 24 97 8 89 0 0 Z N"/>
            </draw:custom-shape>
            <draw:custom-shape draw:style-name="gr50" draw:text-style-name="P27" draw:layer="layout" svg:width="0.141cm" svg:height="0.463cm" svg:x="6.348cm" svg:y="18.195cm">
              <text:p/>
              <draw:enhanced-geometry svg:viewBox="0 0 32 105" draw:type="non-primitive" draw:enhanced-path="M 0 0 L 16 8 32 105 16 89 0 0 Z N"/>
            </draw:custom-shape>
            <draw:custom-shape draw:style-name="gr60" draw:text-style-name="P27" draw:layer="layout" svg:width="0.106cm" svg:height="0.467cm" svg:x="6.454cm" svg:y="18.266cm">
              <text:p/>
              <draw:enhanced-geometry svg:viewBox="0 0 24 106" draw:type="non-primitive" draw:enhanced-path="M 0 0 L 8 8 24 106 16 89 0 0 Z N"/>
            </draw:custom-shape>
            <draw:custom-shape draw:style-name="gr50" draw:text-style-name="P27" draw:layer="layout" svg:width="0.141cm" svg:height="0.467cm" svg:x="6.454cm" svg:y="18.266cm">
              <text:p/>
              <draw:enhanced-geometry svg:viewBox="0 0 32 106" draw:type="non-primitive" draw:enhanced-path="M 0 0 L 16 8 32 106 16 89 0 0 Z N"/>
            </draw:custom-shape>
            <draw:custom-shape draw:style-name="gr60" draw:text-style-name="P27" draw:layer="layout" svg:width="0.145cm" svg:height="0.428cm" svg:x="6.56cm" svg:y="18.376cm">
              <text:p/>
              <draw:enhanced-geometry svg:viewBox="0 0 33 97" draw:type="non-primitive" draw:enhanced-path="M 0 0 L 16 8 33 97 16 89 0 0 Z N"/>
            </draw:custom-shape>
            <draw:custom-shape draw:style-name="gr50" draw:text-style-name="P27" draw:layer="layout" svg:width="0.145cm" svg:height="0.463cm" svg:x="6.56cm" svg:y="18.341cm">
              <text:p/>
              <draw:enhanced-geometry svg:viewBox="0 0 33 105" draw:type="non-primitive" draw:enhanced-path="M 0 0 L 16 8 33 105 16 89 0 0 Z N"/>
            </draw:custom-shape>
            <draw:custom-shape draw:style-name="gr60" draw:text-style-name="P27" draw:layer="layout" svg:width="0.145cm" svg:height="0.428cm" svg:x="6.666cm" svg:y="18.446cm">
              <text:p/>
              <draw:enhanced-geometry svg:viewBox="0 0 33 97" draw:type="non-primitive" draw:enhanced-path="M 0 0 L 17 8 33 97 17 89 0 0 Z N"/>
            </draw:custom-shape>
            <draw:custom-shape draw:style-name="gr50" draw:text-style-name="P27" draw:layer="layout" svg:width="0.145cm" svg:height="0.463cm" svg:x="6.666cm" svg:y="18.446cm">
              <text:p/>
              <draw:enhanced-geometry svg:viewBox="0 0 33 105" draw:type="non-primitive" draw:enhanced-path="M 0 0 L 17 8 33 105 17 89 0 0 Z N"/>
            </draw:custom-shape>
            <draw:custom-shape draw:style-name="gr63" draw:text-style-name="P27" draw:layer="layout" svg:width="0.358cm" svg:height="0.675cm" svg:x="6.846cm" svg:y="17.983cm">
              <text:p/>
              <draw:enhanced-geometry svg:viewBox="0 0 81 153" draw:type="non-primitive" draw:enhanced-path="M 0 113 L 73 0 81 48 8 153 0 113 Z N"/>
            </draw:custom-shape>
            <draw:custom-shape draw:style-name="gr50" draw:text-style-name="P27" draw:layer="layout" svg:width="0.358cm" svg:height="0.675cm" svg:x="6.846cm" svg:y="17.983cm">
              <text:p/>
              <draw:enhanced-geometry svg:viewBox="0 0 81 153" draw:type="non-primitive" draw:enhanced-path="M 0 105 L 73 0 81 48 8 153 0 105 Z N"/>
            </draw:custom-shape>
          </draw:g>
          <draw:custom-shape draw:style-name="gr64" draw:text-style-name="P28" draw:layer="layout" svg:width="1.34cm" svg:height="0.593cm" svg:x="6.437cm" svg:y="16.661cm">
            <text:p text:style-name="P22"><text:span text:style-name="T28">BIOS</text:span></text:p>
            <draw:enhanced-geometry svg:viewBox="0 0 21600 21600" draw:type="rectangle" draw:enhanced-path="M 0 0 L 21600 0 21600 21600 0 21600 0 0 Z N"/>
          </draw:custom-shape>
        </draw:g>
        <draw:line draw:style-name="gr42" draw:text-style-name="P10" draw:layer="layout" svg:x1="6.595cm" svg:y1="16.589cm" svg:x2="6.6cm" svg:y2="14.768cm">
          <text:p/>
        </draw:line>
        <draw:g>
          <draw:custom-shape draw:style-name="gr43" draw:text-style-name="P27" draw:layer="layout" svg:width="2.536cm" svg:height="2.319cm" svg:x="8.328cm" svg:y="16.6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7" draw:text-style-name="P27" draw:layer="layout" svg:width="1.212cm" svg:height="1.213cm" svg:x="8.937cm" svg:y="17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line draw:style-name="gr48" draw:text-style-name="P10" draw:layer="layout" svg:x1="9.523cm" svg:y1="17.124cm" svg:x2="9.528cm" svg:y2="17.018cm">
              <text:p/>
            </draw:line>
            <draw:line draw:style-name="gr48" draw:text-style-name="P10" draw:layer="layout" svg:x1="9.523cm" svg:y1="18.124cm" svg:x2="9.528cm" svg:y2="18.053cm">
              <text:p/>
            </draw:line>
            <draw:line draw:style-name="gr48" draw:text-style-name="P10" draw:layer="layout" svg:x1="8.99cm" svg:y1="17.591cm" svg:x2="9.06cm" svg:y2="17.595cm">
              <text:p/>
            </draw:line>
            <draw:line draw:style-name="gr48" draw:text-style-name="P10" draw:layer="layout" svg:x1="9.991cm" svg:y1="17.591cm" svg:x2="10.096cm" svg:y2="17.595cm">
              <text:p/>
            </draw:line>
            <draw:line draw:style-name="gr65" draw:text-style-name="P10" draw:layer="layout" svg:x1="9.633cm" svg:y1="17.662cm" svg:x2="9.81cm" svg:y2="17.304cm">
              <text:p/>
            </draw:line>
            <draw:line draw:style-name="gr48" draw:text-style-name="P10" draw:layer="layout" svg:x1="9.347cm" svg:y1="17.124cm" svg:x2="9.523cm" svg:y2="17.626cm">
              <text:p/>
            </draw:line>
          </draw:g>
          <draw:custom-shape draw:style-name="gr66" draw:text-style-name="P28" draw:layer="layout" svg:width="2.199cm" svg:height="0.593cm" svg:x="8.708cm" svg:y="18.341cm">
            <text:p text:style-name="P22"><text:span text:style-name="T28">Horloge</text:span></text:p>
            <draw:enhanced-geometry svg:viewBox="0 0 21600 21600" draw:type="rectangle" draw:enhanced-path="M 0 0 L 21600 0 21600 21600 0 21600 0 0 Z N"/>
          </draw:custom-shape>
        </draw:g>
        <draw:line draw:style-name="gr42" draw:text-style-name="P10" draw:layer="layout" svg:x1="9.417cm" svg:y1="16.59cm" svg:x2="9.422cm" svg:y2="14.804cm">
          <text:p/>
        </draw:line>
        <draw:g>
          <draw:custom-shape draw:style-name="gr47" draw:text-style-name="P27" draw:layer="layout" svg:width="2.108cm" svg:height="1.071cm" svg:x="15.075cm" svg:y="18.429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7" draw:layer="layout" svg:width="2.108cm" svg:height="0.463cm" svg:x="15.075cm" svg:y="18.82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27" draw:layer="layout" svg:width="0.574cm" svg:height="0.287cm" svg:x="17.165cm" svg:y="18.839cm">
            <text:p/>
            <draw:enhanced-geometry svg:viewBox="0 0 130 65" draw:type="non-primitive" draw:enhanced-path="M 0 65 L 0 40 130 0 130 24 0 65 Z N"/>
          </draw:custom-shape>
          <draw:custom-shape draw:style-name="gr50" draw:text-style-name="P27" draw:layer="layout" svg:width="0.574cm" svg:height="0.322cm" svg:x="17.165cm" svg:y="18.839cm">
            <text:p/>
            <draw:enhanced-geometry svg:viewBox="0 0 130 73" draw:type="non-primitive" draw:enhanced-path="M 0 73 L 0 48 130 0 130 32 0 73 Z N"/>
          </draw:custom-shape>
          <draw:custom-shape draw:style-name="gr67" draw:text-style-name="P27" draw:layer="layout" svg:width="1.747cm" svg:height="0.604cm" svg:x="14.81cm" svg:y="18.411cm">
            <text:p/>
            <draw:enhanced-geometry svg:viewBox="0 0 396 137" draw:type="non-primitive" draw:enhanced-path="M 72 137 L 24 129 8 105 0 81 0 65 8 24 24 8 64 0 396 0 396 137 72 137 Z N"/>
          </draw:custom-shape>
        </draw:g>
        <draw:line draw:style-name="gr42" draw:text-style-name="P10" draw:layer="layout" svg:x1="12.381cm" svg:y1="15.412cm" svg:x2="12.385cm" svg:y2="14.803cm">
          <text:p/>
        </draw:line>
        <draw:line draw:style-name="gr42" draw:text-style-name="P10" draw:layer="layout" svg:x1="11.596cm" svg:y1="16.876cm" svg:x2="11.6cm" svg:y2="16.161cm">
          <text:p/>
        </draw:line>
        <draw:line draw:style-name="gr42" draw:text-style-name="P10" draw:layer="layout" svg:x1="13.166cm" svg:y1="16.84cm" svg:x2="13.17cm" svg:y2="16.161cm">
          <text:p/>
        </draw:line>
        <draw:g>
          <draw:custom-shape draw:style-name="gr68" draw:text-style-name="P27" draw:layer="layout" svg:width="0.608cm" svg:height="0.569cm" svg:x="13.201cm" svg:y="16.841cm">
            <text:p/>
            <draw:enhanced-geometry svg:viewBox="0 0 138 129" draw:type="non-primitive" draw:enhanced-path="M 0 0 L 8 0 41 8 106 48 130 97 138 129 N"/>
          </draw:custom-shape>
          <draw:line draw:style-name="gr69" draw:text-style-name="P10" draw:layer="layout" svg:x1="13.845cm" svg:y1="17.41cm" svg:x2="13.809cm" svg:y2="17.415cm">
            <text:p/>
          </draw:line>
          <draw:custom-shape draw:style-name="gr70" draw:text-style-name="P27" draw:layer="layout" svg:width="0.714cm" svg:height="0.428cm" svg:x="13.558cm" svg:y="17.41cm">
            <text:p/>
            <draw:enhanced-geometry svg:viewBox="0 0 162 97" draw:type="non-primitive" draw:enhanced-path="M 89 0 L 0 0 0 24 73 97 162 97 162 73 146 41 89 0 Z N"/>
          </draw:custom-shape>
          <draw:custom-shape draw:style-name="gr68" draw:text-style-name="P27" draw:layer="layout" svg:width="0.714cm" svg:height="0.393cm" svg:x="13.558cm" svg:y="17.41cm">
            <text:p/>
            <draw:enhanced-geometry svg:viewBox="0 0 162 89" draw:type="non-primitive" draw:enhanced-path="M 89 0 L 0 0 0 16 73 89 162 89 162 73 146 41 89 0 Z N"/>
          </draw:custom-shape>
          <draw:custom-shape draw:style-name="gr70" draw:text-style-name="P27" draw:layer="layout" svg:width="0.714cm" svg:height="0.287cm" svg:x="13.558cm" svg:y="17.445cm">
            <text:p/>
            <draw:enhanced-geometry svg:viewBox="0 0 162 65" draw:type="non-primitive" draw:enhanced-path="M 0 0 L 65 41 73 65 162 65 0 0 Z N"/>
          </draw:custom-shape>
          <draw:custom-shape draw:style-name="gr68" draw:text-style-name="P27" draw:layer="layout" svg:width="0.714cm" svg:height="0.287cm" svg:x="13.558cm" svg:y="17.445cm">
            <text:p/>
            <draw:enhanced-geometry svg:viewBox="0 0 162 65" draw:type="non-primitive" draw:enhanced-path="M 0 0 L 65 41 73 65 162 65 N"/>
          </draw:custom-shape>
          <draw:custom-shape draw:style-name="gr68" draw:text-style-name="P27" draw:layer="layout" svg:width="0.714cm" svg:height="0.322cm" svg:x="13.558cm" svg:y="17.445cm">
            <text:p/>
            <draw:enhanced-geometry svg:viewBox="0 0 162 73" draw:type="non-primitive" draw:enhanced-path="M 0 0 L 65 49 73 73 162 73 N"/>
          </draw:custom-shape>
          <draw:custom-shape draw:style-name="gr70" draw:text-style-name="P27" draw:layer="layout" svg:width="0.282cm" svg:height="0.035cm" svg:x="13.739cm" svg:y="17.481cm">
            <text:p/>
            <draw:enhanced-geometry svg:viewBox="0 0 64 8" draw:type="non-primitive" draw:enhanced-path="M 0 0 L 16 8 64 8 40 0 0 0 Z N"/>
          </draw:custom-shape>
          <draw:custom-shape draw:style-name="gr68" draw:text-style-name="P27" draw:layer="layout" svg:width="0.282cm" svg:height="0.07cm" svg:x="13.739cm" svg:y="17.481cm">
            <text:p/>
            <draw:enhanced-geometry svg:viewBox="0 0 64 16" draw:type="non-primitive" draw:enhanced-path="M 0 0 L 24 16 64 16 40 0 0 0 Z N"/>
          </draw:custom-shape>
          <draw:line draw:style-name="gr69" draw:text-style-name="P10" draw:layer="layout" svg:x1="13.88cm" svg:y1="17.802cm" svg:x2="13.884cm" svg:y2="17.731cm">
            <text:p/>
          </draw:line>
        </draw:g>
        <draw:g>
          <draw:g>
            <draw:custom-shape draw:style-name="gr47" draw:text-style-name="P27" draw:layer="layout" svg:width="2.105cm" svg:height="0.137cm" svg:x="11.076cm" svg:y="17.394cm">
              <text:p/>
              <draw:enhanced-geometry svg:viewBox="0 0 21600 21600" draw:type="rectangle" draw:enhanced-path="M 0 0 L 21600 0 21600 21600 0 21600 0 0 Z N"/>
            </draw:custom-shape>
            <draw:custom-shape draw:style-name="gr67" draw:text-style-name="P27" draw:layer="layout" svg:width="2.104cm" svg:height="0.451cm" svg:x="11.058cm" svg:y="16.912cm">
              <text:p/>
              <draw:enhanced-geometry svg:viewBox="0 0 438 56" draw:type="non-primitive" draw:enhanced-path="M 0 56 L 17 0 405 0 438 56 0 56 Z N"/>
            </draw:custom-shape>
            <draw:custom-shape draw:style-name="gr50" draw:text-style-name="P27" draw:layer="layout" svg:width="2.104cm" svg:height="0.451cm" svg:x="11.058cm" svg:y="16.912cm">
              <text:p/>
              <draw:enhanced-geometry svg:viewBox="0 0 438 56" draw:type="non-primitive" draw:enhanced-path="M 0 56 L 25 0 413 0 438 56 0 56 Z N"/>
            </draw:custom-shape>
            <draw:custom-shape draw:style-name="gr67" draw:text-style-name="P27" draw:layer="layout" svg:width="0.345cm" svg:height="0.323cm" svg:x="12.735cm" svg:y="16.976cm">
              <text:p/>
              <draw:enhanced-geometry svg:viewBox="0 0 72 40" draw:type="non-primitive" draw:enhanced-path="M 8 40 L 0 0 48 0 72 40 8 40 Z N"/>
            </draw:custom-shape>
            <draw:custom-shape draw:style-name="gr50" draw:text-style-name="P27" draw:layer="layout" svg:width="0.345cm" svg:height="0.323cm" svg:x="12.735cm" svg:y="16.976cm">
              <text:p/>
              <draw:enhanced-geometry svg:viewBox="0 0 72 40" draw:type="non-primitive" draw:enhanced-path="M 8 40 L 0 0 56 0 72 40 8 40 Z N"/>
            </draw:custom-shape>
            <draw:custom-shape draw:style-name="gr67" draw:text-style-name="P27" draw:layer="layout" svg:width="1.513cm" svg:height="0.323cm" svg:x="11.139cm" svg:y="16.976cm">
              <text:p/>
              <draw:enhanced-geometry svg:viewBox="0 0 315 40" draw:type="non-primitive" draw:enhanced-path="M 315 40 L 307 0 8 0 0 40 315 40 Z N"/>
            </draw:custom-shape>
            <draw:custom-shape draw:style-name="gr50" draw:text-style-name="P27" draw:layer="layout" svg:width="1.556cm" svg:height="0.323cm" svg:x="11.139cm" svg:y="16.976cm">
              <text:p/>
              <draw:enhanced-geometry svg:viewBox="0 0 324 40" draw:type="non-primitive" draw:enhanced-path="M 324 40 L 307 0 8 0 0 40 324 40 Z N"/>
            </draw:custom-shape>
          </draw:g>
          <draw:line draw:style-name="gr48" draw:text-style-name="P10" draw:layer="layout" svg:x1="11.216cm" svg:y1="17.04cm" svg:x2="12.576cm" svg:y2="17.049cm">
            <text:p/>
          </draw:line>
          <draw:line draw:style-name="gr48" draw:text-style-name="P10" draw:layer="layout" svg:x1="11.216cm" svg:y1="17.106cm" svg:x2="12.576cm" svg:y2="17.113cm">
            <text:p/>
          </draw:line>
          <draw:line draw:style-name="gr48" draw:text-style-name="P10" draw:layer="layout" svg:x1="11.216cm" svg:y1="17.234cm" svg:x2="12.576cm" svg:y2="17.243cm">
            <text:p/>
          </draw:line>
          <draw:line draw:style-name="gr48" draw:text-style-name="P10" draw:layer="layout" svg:x1="11.216cm" svg:y1="17.234cm" svg:x2="11.221cm" svg:y2="17.04cm">
            <text:p/>
          </draw:line>
          <draw:line draw:style-name="gr48" draw:text-style-name="P10" draw:layer="layout" svg:x1="11.255cm" svg:y1="17.234cm" svg:x2="11.259cm" svg:y2="17.04cm">
            <text:p/>
          </draw:line>
          <draw:line draw:style-name="gr48" draw:text-style-name="P10" draw:layer="layout" svg:x1="11.331cm" svg:y1="17.234cm" svg:x2="11.336cm" svg:y2="17.04cm">
            <text:p/>
          </draw:line>
          <draw:line draw:style-name="gr48" draw:text-style-name="P10" draw:layer="layout" svg:x1="11.369cm" svg:y1="17.234cm" svg:x2="11.374cm" svg:y2="17.04cm">
            <text:p/>
          </draw:line>
          <draw:line draw:style-name="gr48" draw:text-style-name="P10" draw:layer="layout" svg:x1="11.447cm" svg:y1="17.234cm" svg:x2="11.451cm" svg:y2="17.04cm">
            <text:p/>
          </draw:line>
          <draw:line draw:style-name="gr48" draw:text-style-name="P10" draw:layer="layout" svg:x1="11.485cm" svg:y1="17.234cm" svg:x2="11.49cm" svg:y2="17.04cm">
            <text:p/>
          </draw:line>
          <draw:line draw:style-name="gr48" draw:text-style-name="P10" draw:layer="layout" svg:x1="11.528cm" svg:y1="17.234cm" svg:x2="11.532cm" svg:y2="17.04cm">
            <text:p/>
          </draw:line>
          <draw:line draw:style-name="gr48" draw:text-style-name="P10" draw:layer="layout" svg:x1="11.605cm" svg:y1="17.234cm" svg:x2="11.61cm" svg:y2="17.04cm">
            <text:p/>
          </draw:line>
          <draw:line draw:style-name="gr48" draw:text-style-name="P10" draw:layer="layout" svg:x1="11.644cm" svg:y1="17.234cm" svg:x2="11.648cm" svg:y2="17.04cm">
            <text:p/>
          </draw:line>
          <draw:line draw:style-name="gr48" draw:text-style-name="P10" draw:layer="layout" svg:x1="11.72cm" svg:y1="17.234cm" svg:x2="11.725cm" svg:y2="17.04cm">
            <text:p/>
          </draw:line>
          <draw:line draw:style-name="gr48" draw:text-style-name="P10" draw:layer="layout" svg:x1="11.76cm" svg:y1="17.234cm" svg:x2="11.764cm" svg:y2="17.04cm">
            <text:p/>
          </draw:line>
          <draw:line draw:style-name="gr48" draw:text-style-name="P10" draw:layer="layout" svg:x1="11.836cm" svg:y1="17.234cm" svg:x2="11.841cm" svg:y2="17.04cm">
            <text:p/>
          </draw:line>
          <draw:line draw:style-name="gr48" draw:text-style-name="P10" draw:layer="layout" svg:x1="11.874cm" svg:y1="17.234cm" svg:x2="11.879cm" svg:y2="17.04cm">
            <text:p/>
          </draw:line>
          <draw:line draw:style-name="gr48" draw:text-style-name="P10" draw:layer="layout" svg:x1="11.918cm" svg:y1="17.234cm" svg:x2="11.923cm" svg:y2="17.04cm">
            <text:p/>
          </draw:line>
          <draw:line draw:style-name="gr48" draw:text-style-name="P10" draw:layer="layout" svg:x1="11.995cm" svg:y1="17.234cm" svg:x2="11.999cm" svg:y2="17.04cm">
            <text:p/>
          </draw:line>
          <draw:line draw:style-name="gr48" draw:text-style-name="P10" draw:layer="layout" svg:x1="12.033cm" svg:y1="17.234cm" svg:x2="12.037cm" svg:y2="17.04cm">
            <text:p/>
          </draw:line>
          <draw:line draw:style-name="gr48" draw:text-style-name="P10" draw:layer="layout" svg:x1="12.111cm" svg:y1="17.234cm" svg:x2="12.115cm" svg:y2="17.04cm">
            <text:p/>
          </draw:line>
          <draw:line draw:style-name="gr48" draw:text-style-name="P10" draw:layer="layout" svg:x1="12.149cm" svg:y1="17.234cm" svg:x2="12.153cm" svg:y2="17.04cm">
            <text:p/>
          </draw:line>
          <draw:line draw:style-name="gr48" draw:text-style-name="P10" draw:layer="layout" svg:x1="12.187cm" svg:y1="17.234cm" svg:x2="12.191cm" svg:y2="17.04cm">
            <text:p/>
          </draw:line>
          <draw:line draw:style-name="gr48" draw:text-style-name="P10" draw:layer="layout" svg:x1="12.264cm" svg:y1="17.234cm" svg:x2="12.268cm" svg:y2="17.04cm">
            <text:p/>
          </draw:line>
          <draw:line draw:style-name="gr48" draw:text-style-name="P10" draw:layer="layout" svg:x1="12.307cm" svg:y1="17.234cm" svg:x2="12.312cm" svg:y2="17.04cm">
            <text:p/>
          </draw:line>
          <draw:line draw:style-name="gr48" draw:text-style-name="P10" draw:layer="layout" svg:x1="12.384cm" svg:y1="17.234cm" svg:x2="12.388cm" svg:y2="17.04cm">
            <text:p/>
          </draw:line>
          <draw:line draw:style-name="gr48" draw:text-style-name="P10" draw:layer="layout" svg:x1="12.423cm" svg:y1="17.234cm" svg:x2="12.428cm" svg:y2="17.04cm">
            <text:p/>
          </draw:line>
          <draw:line draw:style-name="gr48" draw:text-style-name="P10" draw:layer="layout" svg:x1="12.461cm" svg:y1="17.234cm" svg:x2="12.466cm" svg:y2="17.04cm">
            <text:p/>
          </draw:line>
          <draw:line draw:style-name="gr48" draw:text-style-name="P10" draw:layer="layout" svg:x1="12.538cm" svg:y1="17.234cm" svg:x2="12.542cm" svg:y2="17.04cm">
            <text:p/>
          </draw:line>
          <draw:line draw:style-name="gr48" draw:text-style-name="P10" draw:layer="layout" svg:x1="12.576cm" svg:y1="17.234cm" svg:x2="12.581cm" svg:y2="17.04cm">
            <text:p/>
          </draw:line>
          <draw:line draw:style-name="gr48" draw:text-style-name="P10" draw:layer="layout" svg:x1="12.774cm" svg:y1="17.04cm" svg:x2="12.965cm" svg:y2="17.049cm">
            <text:p/>
          </draw:line>
          <draw:line draw:style-name="gr48" draw:text-style-name="P10" draw:layer="layout" svg:x1="12.774cm" svg:y1="17.106cm" svg:x2="12.965cm" svg:y2="17.113cm">
            <text:p/>
          </draw:line>
          <draw:line draw:style-name="gr48" draw:text-style-name="P10" draw:layer="layout" svg:x1="12.774cm" svg:y1="17.234cm" svg:x2="13.043cm" svg:y2="17.243cm">
            <text:p/>
          </draw:line>
          <draw:line draw:style-name="gr48" draw:text-style-name="P10" draw:layer="layout" svg:x1="12.812cm" svg:y1="17.234cm" svg:x2="12.817cm" svg:y2="17.04cm">
            <text:p/>
          </draw:line>
          <draw:line draw:style-name="gr48" draw:text-style-name="P10" draw:layer="layout" svg:x1="12.851cm" svg:y1="17.234cm" svg:x2="12.855cm" svg:y2="17.04cm">
            <text:p/>
          </draw:line>
          <draw:line draw:style-name="gr48" draw:text-style-name="P10" draw:layer="layout" svg:x1="12.927cm" svg:y1="17.234cm" svg:x2="12.932cm" svg:y2="17.04cm">
            <text:p/>
          </draw:line>
          <draw:line draw:style-name="gr48" draw:text-style-name="P10" draw:layer="layout" svg:x1="12.965cm" svg:y1="17.234cm" svg:x2="12.97cm" svg:y2="17.04cm">
            <text:p/>
          </draw:line>
        </draw:g>
        <draw:custom-shape draw:style-name="gr43" draw:text-style-name="P27" draw:layer="layout" svg:width="3.607cm" svg:height="0.931cm" svg:x="14.577cm" svg:y="16.678cm">
          <text:p/>
          <draw:enhanced-geometry svg:viewBox="0 0 21600 21600" draw:type="rectangle" draw:enhanced-path="M 0 0 L 21600 0 21600 21600 0 21600 0 0 Z N"/>
        </draw:custom-shape>
        <draw:line draw:style-name="gr42" draw:text-style-name="P10" draw:layer="layout" svg:x1="16.094cm" svg:y1="16.66cm" svg:x2="16.098cm" svg:y2="14.803cm">
          <text:p/>
        </draw:line>
        <draw:line draw:style-name="gr42" draw:text-style-name="P10" draw:layer="layout" svg:x1="16.094cm" svg:y1="18.411cm" svg:x2="16.098cm" svg:y2="17.591cm">
          <text:p/>
        </draw:line>
        <draw:custom-shape draw:style-name="gr71" draw:text-style-name="P28" draw:layer="layout" svg:width="2.555cm" svg:height="0.937cm" svg:x="5.408cm" svg:y="13.53cm">
          <text:p text:style-name="P22"><text:span text:style-name="T22">bus ISA</text:span></text:p>
          <draw:enhanced-geometry svg:viewBox="0 0 21600 21600" draw:type="mso-spt202" draw:enhanced-path="M 0 0 L 21600 0 21600 21600 0 21600 0 0 Z N"/>
        </draw:custom-shape>
        <draw:custom-shape draw:style-name="gr43" draw:text-style-name="P27" draw:layer="layout" svg:width="2.465cm" svg:height="0.86cm" svg:x="11.08cm" svg:y="15.26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2.589cm" svg:height="0.853cm" svg:x="11.053cm" svg:y="15.333cm">
          <text:p text:style-name="P30"><text:span text:style-name="T26">Port PS2</text:span></text:p>
          <draw:enhanced-geometry svg:viewBox="0 0 21600 21600" draw:type="mso-spt202" draw:enhanced-path="M 0 0 L 21600 0 21600 21600 0 21600 0 0 Z N"/>
        </draw:custom-shape>
        <draw:custom-shape draw:style-name="gr73" draw:text-style-name="P31" draw:layer="layout" svg:width="3.817cm" svg:height="0.853cm" svg:x="14.395cm" svg:y="16.731cm">
          <text:p text:style-name="P30"><text:span text:style-name="T26">Port parallèle</text:span></text:p>
          <draw:enhanced-geometry svg:viewBox="0 0 21600 21600" draw:type="mso-spt202" draw:enhanced-path="M 0 0 L 21600 0 21600 21600 0 21600 0 0 Z N"/>
        </draw:custom-shape>
        <draw:g>
          <draw:line draw:style-name="gr48" draw:text-style-name="P10" draw:layer="layout" svg:x1="10.238cm" svg:y1="6.165cm" svg:x2="11.847cm" svg:y2="6.17cm">
            <text:p/>
          </draw:line>
          <draw:g>
            <draw:custom-shape draw:style-name="gr47" draw:text-style-name="P27" xml:id="id9" draw:id="id9" draw:layer="layout" svg:width="1.711cm" svg:height="0.141cm" svg:x="6.414cm" svg:y="3.577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27" draw:layer="layout" svg:width="0.11cm" svg:height="0.106cm" svg:x="6.626cm" svg:y="3.612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47" draw:text-style-name="P27" draw:layer="layout" svg:width="0.106cm" svg:height="0.106cm" svg:x="6.771cm" svg:y="3.612cm">
              <text:p/>
  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  </draw:custom-shape>
            <draw:custom-shape draw:style-name="gr47" draw:text-style-name="P27" draw:layer="layout" svg:width="0.176cm" svg:height="0.071cm" svg:x="7.843cm" svg:y="3.612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27" draw:layer="layout" svg:width="1.711cm" svg:height="1.429cm" svg:x="6.414cm" svg:y="2.148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7" draw:layer="layout" svg:width="1.429cm" svg:height="1.107cm" svg:x="6.555cm" svg:y="2.364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27" draw:layer="layout" svg:width="1.429cm" svg:height="1.106cm" svg:x="6.537cm" svg:y="2.347cm">
              <text:p/>
              <draw:enhanced-geometry svg:viewBox="0 0 324 251" draw:type="non-primitive" draw:enhanced-path="M 0 251 L 324 251 324 0 N"/>
            </draw:custom-shape>
            <draw:custom-shape draw:style-name="gr50" draw:text-style-name="P27" draw:layer="layout" svg:width="1.429cm" svg:height="1.106cm" svg:x="6.537cm" svg:y="2.347cm">
              <text:p/>
              <draw:enhanced-geometry svg:viewBox="0 0 324 251" draw:type="non-primitive" draw:enhanced-path="M 0 251 L 324 251 324 0 N"/>
            </draw:custom-shape>
          </draw:g>
          <draw:line draw:style-name="gr45" draw:text-style-name="P10" draw:layer="layout" svg:x1="10.273cm" svg:y1="6.808cm" svg:x2="10.277cm" svg:y2="3.845cm">
            <text:p/>
          </draw:line>
          <draw:line draw:style-name="gr48" draw:text-style-name="P10" draw:layer="layout" svg:x1="8.416cm" svg:y1="5.235cm" svg:x2="10.238cm" svg:y2="5.239cm">
            <text:p/>
          </draw:line>
          <draw:custom-shape draw:style-name="gr75" draw:text-style-name="P28" draw:layer="layout" svg:width="2.805cm" svg:height="0.937cm" svg:x="8.019cm" svg:y="2.929cm">
            <text:p text:style-name="P22"><text:span text:style-name="T22">bus AGP</text:span></text:p>
            <draw:enhanced-geometry svg:viewBox="0 0 21600 21600" draw:type="mso-spt202" draw:enhanced-path="M 0 0 L 21600 0 21600 21600 0 21600 0 0 Z N"/>
          </draw:custom-shape>
          <draw:custom-shape draw:style-name="gr76" draw:text-style-name="P28" xml:id="id8" draw:id="id8" draw:layer="layout" svg:width="2.149cm" svg:height="1.785cm" svg:x="6.196cm" svg:y="4.732cm">
            <text:p text:style-name="P22"><text:span text:style-name="T29">Carte</text:span></text:p>
            <text:p text:style-name="P22"><text:span text:style-name="T29">vidéo</text:span></text:p>
            <draw:enhanced-geometry svg:viewBox="0 0 21600 21600" draw:type="mso-spt202" draw:enhanced-path="M 0 0 L 21600 0 21600 21600 0 21600 0 0 Z N"/>
          </draw:custom-shape>
          <draw:connector draw:style-name="gr77" draw:text-style-name="P10" draw:layer="layout" draw:type="line" svg:x1="7.27cm" svg:y1="4.732cm" svg:x2="7.269cm" svg:y2="3.718cm" draw:start-shape="id8" draw:start-glue-point="0" draw:end-shape="id9" draw:end-glue-point="2" svg:d="m7270 4732-1-1014">
            <text:p/>
          </draw:connector>
        </draw:g>
        <draw:custom-shape draw:style-name="gr78" draw:text-style-name="P28" draw:layer="layout" svg:width="3.952cm" svg:height="1.023cm" svg:x="10.992cm" svg:y="2.73cm">
          <text:p text:style-name="P22"><text:span text:style-name="T29">Processeur</text:span></text:p>
          <draw:enhanced-geometry svg:viewBox="0 0 21600 21600" draw:type="mso-spt202" draw:enhanced-path="M 0 0 L 21600 0 21600 21600 0 21600 0 0 Z N"/>
        </draw:custom-shape>
        <draw:custom-shape draw:style-name="gr58" draw:text-style-name="P27" draw:layer="layout" svg:width="3.003cm" svg:height="1.428cm" svg:x="11.583cm" svg:y="5.469cm">
          <text:p/>
          <draw:enhanced-geometry svg:viewBox="0 0 21600 21600" draw:path-stretchpoint-x="10800" draw:path-stretchpoint-y="10800" draw:text-areas="?f3 ?f4 ?f5 ?f6" draw:type="round-rectangle" draw:modifiers="4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7" draw:layer="layout" svg:width="0.715cm" svg:height="1.429cm" svg:x="12.667cm" svg:y="4.022cm">
          <text:p/>
          <draw:enhanced-geometry svg:viewBox="0 0 162 324" draw:type="non-primitive" draw:enhanced-path="M 81 324 L 0 243 56 243 56 81 0 81 81 0 162 81 105 81 105 243 162 243 81 324 Z N"/>
        </draw:custom-shape>
        <draw:custom-shape draw:style-name="gr50" draw:text-style-name="P27" draw:layer="layout" svg:width="0.679cm" svg:height="1.393cm" svg:x="12.703cm" svg:y="4.058cm">
          <text:p/>
          <draw:enhanced-geometry svg:viewBox="0 0 154 316" draw:type="non-primitive" draw:enhanced-path="M 73 316 L 0 235 48 235 48 73 0 73 73 0 154 73 105 73 105 235 154 235 73 316 Z N"/>
        </draw:custom-shape>
        <draw:custom-shape draw:style-name="gr79" draw:text-style-name="P31" draw:layer="layout" svg:width="2.856cm" svg:height="1.445cm" svg:x="11.577cm" svg:y="5.53cm">
          <text:p text:style-name="P30"><text:span text:style-name="T26">chipset</text:span></text:p>
          <text:p text:style-name="P30"><text:span text:style-name="T26">supérieur</text:span></text:p>
          <draw:enhanced-geometry svg:viewBox="0 0 21600 21600" draw:type="mso-spt202" draw:enhanced-path="M 0 0 L 21600 0 21600 21600 0 21600 0 0 Z N"/>
        </draw:custom-shape>
        <draw:line draw:style-name="gr80" draw:text-style-name="P10" draw:layer="layout" svg:x1="14.272cm" svg:y1="6.165cm" svg:x2="16.094cm" svg:y2="6.17cm">
          <text:p/>
        </draw:line>
        <draw:line draw:style-name="gr81" draw:text-style-name="P10" draw:layer="layout" svg:x1="16.129cm" svg:y1="6.699cm" svg:x2="16.133cm" svg:y2="3.131cm">
          <text:p/>
        </draw:line>
        <draw:line draw:style-name="gr80" draw:text-style-name="P10" draw:layer="layout" svg:x1="16.2cm" svg:y1="5.023cm" svg:x2="17.739cm" svg:y2="5.028cm">
          <text:p/>
        </draw:line>
        <draw:custom-shape draw:style-name="gr82" draw:text-style-name="P28" draw:layer="layout" svg:width="4.138cm" svg:height="0.937cm" svg:x="14.947cm" svg:y="2.329cm">
          <text:p text:style-name="P22"><text:span text:style-name="T22">bus mémoire</text:span></text:p>
          <draw:enhanced-geometry svg:viewBox="0 0 21600 21600" draw:type="mso-spt202" draw:enhanced-path="M 0 0 L 21600 0 21600 21600 0 21600 0 0 Z N"/>
        </draw:custom-shape>
        <draw:custom-shape draw:style-name="gr83" draw:text-style-name="P28" draw:layer="layout" svg:width="3.122cm" svg:height="3.202cm" svg:x="17.778cm" svg:y="3.5cm">
          <text:p text:style-name="P22"><text:span text:style-name="T29">Mémoir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La mémoire</text:p>
          </draw:text-box>
        </draw:frame>
        <draw:frame presentation:style-name="pr12" draw:text-style-name="P34" draw:layer="layout" svg:width="27.201cm" svg:height="13.501cm" svg:x="1.5cm" svg:y="5cm" presentation:class="outline" presentation:user-transformed="true">
          <draw:text-box>
            <text:list text:style-name="L2">
              <text:list-item>
                <text:p text:style-name="P33">Mémoire = composant capable de stocker un grand nombre de bits</text:p>
                <text:list>
                  <text:list-item>
                    <text:p text:style-name="P33">instructions d’un programme</text:p>
                  </text:list-item>
                  <text:list-item>
                    <text:p text:style-name="P33">variables d’un programme</text:p>
                  </text:list-item>
                  <text:list-item>
                    <text:p text:style-name="P33">image devant être affichée à l’écran (mémoire vidéo)</text:p>
                  </text:list-item>
                </text:list>
              </text:list-item>
              <text:list-item>
                <text:p text:style-name="P33">un bit = une cellule mémoire</text:p>
                <text:list>
                  <text:list-item>
                    <text:p text:style-name="P33">diverses technologies</text:p>
                  </text:list-item>
                  <text:list-item>
                    <text:p text:style-name="P33">deux états stables associés aux deux chiffres binaires 1 et 0</text:p>
                  </text:list-item>
                  <text:list-item>
                    <text:p text:style-name="P33">une cellule doit pouvoir être écrite (au moins une fois) et 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Notion d'adresse mémoire</text:p>
          </draw:text-box>
        </draw:frame>
        <draw:frame presentation:style-name="pr12" draw:text-style-name="P3" draw:layer="layout" svg:width="24.964cm" svg:height="13.501cm" svg:x="3.036cm" svg:y="5cm" presentation:class="outline" presentation:user-transformed="true">
          <draw:text-box>
            <text:list text:style-name="L2">
              <text:list-item>
                <text:p text:style-name="P1">Unité d’accès</text:p>
                <text:list>
                  <text:list-item>
                    <text:list>
                      <text:list-item>
                        <text:p text:style-name="P1">8 cellules (1 octet = 8 bits)</text:p>
                      </text:list-item>
                    </text:list>
                  </text:list-item>
                </text:list>
              </text:list-item>
              <text:list-item>
                <text:p text:style-name="P1">Les cellules sont numérotées <text:span text:style-name="T21"></text:span> adresses</text:p>
                <text:list>
                  <text:list-item>
                    <text:list>
                      <text:list-item>
                        <text:p text:style-name="P1">une adresse pointe sur un octet</text:p>
                      </text:list-item>
                    </text:list>
                  </text:list-item>
                </text:list>
              </text:list-item>
              <text:list-item>
                <text:p text:style-name="P1">Adresse codée en binaire</text:p>
                <text:list>
                  <text:list-item>
                    <text:p text:style-name="P1">mémoire de 16 octets <text:span text:style-name="T21"></text:span> adresse sur 4 bits</text:p>
                  </text:list-item>
                  <text:list-item>
                    <text:p text:style-name="P1">mémoire de 1KO (1024 octets) <text:span text:style-name="T21"></text:span> adresse sur ? bits</text:p>
                  </text:list-item>
                  <text:list-item>
                    <text:p text:style-name="P1">quelle taille de mémoire peut être adressée avec 32 bits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6cm" svg:height="3.001cm" svg:x="2cm" svg:y="1.5cm" presentation:class="title">
          <draw:text-box>
            <text:p text:style-name="P1">Représentation d'une mémoire</text:p>
          </draw:text-box>
        </draw:frame>
        <draw:frame presentation:style-name="pr13" draw:text-style-name="P3" draw:layer="layout" svg:width="23.656cm" svg:height="3.501cm" svg:x="3.036cm" svg:y="15cm" presentation:class="outline" presentation:user-transformed="true">
          <draw:text-box>
            <text:list text:style-name="L2">
              <text:list-item>
                <text:p text:style-name="P1">L'espace d'adressage dépend de l'architecture (32 bits, 64 bits)</text:p>
              </text:list-item>
            </text:list>
          </draw:text-box>
        </draw:frame>
        <draw:g>
          <draw:rect draw:style-name="gr84" draw:text-style-name="P35" draw:layer="layout" svg:width="6.769cm" svg:height="7.652cm" svg:x="8.385cm" svg:y="5.5cm">
            <text:p text:style-name="P16">2<text:span text:style-name="T30">n</text:span> mots </text:p>
            <text:p text:style-name="P16">de m bits</text:p>
          </draw:rect>
          <draw:line draw:style-name="gr85" draw:text-style-name="P35" draw:layer="layout" svg:x1="5.564cm" svg:y1="7.413cm" svg:x2="8.385cm" svg:y2="7.413cm">
            <text:p/>
          </draw:line>
          <draw:frame draw:style-name="gr86" draw:text-style-name="P36" draw:layer="layout" svg:width="3.107cm" svg:height="3.647cm" svg:x="5cm" svg:y="6.138cm">
            <draw:text-box>
              <text:p text:style-name="P1">adresse</text:p>
            </draw:text-box>
          </draw:frame>
          <draw:frame draw:style-name="gr87" draw:text-style-name="P36" draw:layer="layout" svg:width="4.645cm" svg:height="2.424cm" svg:x="5cm" svg:y="7.458cm">
            <draw:text-box>
              <text:p text:style-name="P1">A<text:span text:style-name="T31">n-1</text:span>..A<text:span text:style-name="T31">0</text:span></text:p>
            </draw:text-box>
          </draw:frame>
          <draw:line draw:style-name="gr88" draw:text-style-name="P35" draw:layer="layout" svg:x1="5.564cm" svg:y1="9.963cm" svg:x2="8.385cm" svg:y2="9.963cm">
            <text:p/>
          </draw:line>
          <draw:frame draw:style-name="gr89" draw:text-style-name="P36" draw:layer="layout" svg:width="2.258cm" svg:height="3.647cm" svg:x="5.223cm" svg:y="8.941cm">
            <draw:text-box>
              <text:p text:style-name="P1">CS/ </text:p>
            </draw:text-box>
          </draw:frame>
          <draw:line draw:style-name="gr90" draw:text-style-name="P35" draw:layer="layout" svg:x1="15.152cm" svg:y1="9.325cm" svg:x2="18.536cm" svg:y2="9.325cm">
            <text:p/>
          </draw:line>
          <draw:frame draw:style-name="gr91" draw:text-style-name="P36" draw:layer="layout" svg:width="3.95cm" svg:height="3.648cm" svg:x="15.152cm" svg:y="8.049cm">
            <draw:text-box>
              <text:p text:style-name="P1">données</text:p>
            </draw:text-box>
          </draw:frame>
          <draw:frame draw:style-name="gr92" draw:text-style-name="P36" draw:layer="layout" svg:width="4.848cm" svg:height="2.424cm" svg:x="15.152cm" svg:y="9.372cm">
            <draw:text-box>
              <text:p text:style-name="P1">D<text:span text:style-name="T31">m-1</text:span>..D<text:span text:style-name="T31">0</text:span></text:p>
            </draw:text-box>
          </draw:frame>
          <draw:line draw:style-name="gr93" draw:text-style-name="P35" draw:layer="layout" svg:x1="5.564cm" svg:y1="11.874cm" svg:x2="8.385cm" svg:y2="11.874cm">
            <text:p/>
          </draw:line>
          <draw:frame draw:style-name="gr89" draw:text-style-name="P36" draw:layer="layout" svg:width="2.481cm" svg:height="3.647cm" svg:x="5cm" svg:y="10.853cm">
            <draw:text-box>
              <text:p text:style-name="P1">R/W </text:p>
            </draw:text-box>
          </draw:frame>
        </draw:g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 presentation:use-footer-name="ftr1">
        <office:forms form:automatic-focus="false" form:apply-design-mode="false"/>
        <draw:frame presentation:style-name="pr14" draw:text-style-name="P1" draw:layer="layout" svg:width="26cm" svg:height="3.473cm" svg:x="2cm" svg:y="1.264cm" presentation:class="title" presentation:user-transformed="true">
          <draw:text-box>
            <text:p text:style-name="P1">Gros bout / Petit bout<text:line-break/>(Big endian/ Little endian)</text:p>
          </draw:text-box>
        </draw:frame>
        <draw:custom-shape draw:style-name="gr94" draw:text-style-name="P28" draw:layer="layout" svg:width="4.223cm" svg:height="1.277cm" svg:x="3.909cm" svg:y="10.24cm">
          <text:p text:style-name="P22"><text:span text:style-name="T32">Gros bout</text:span></text:p>
          <draw:enhanced-geometry svg:viewBox="0 0 21600 21600" draw:type="mso-spt202" draw:enhanced-path="M 0 0 L 21600 0 21600 21600 0 21600 0 0 Z N"/>
        </draw:custom-shape>
        <draw:custom-shape draw:style-name="gr95" draw:text-style-name="P28" draw:layer="layout" svg:width="4.079cm" svg:height="1.277cm" svg:x="11.266cm" svg:y="10.24cm">
          <text:p text:style-name="P22"><text:span text:style-name="T32">Petit bout</text:span></text:p>
          <draw:enhanced-geometry svg:viewBox="0 0 21600 21600" draw:type="mso-spt202" draw:enhanced-path="M 0 0 L 21600 0 21600 21600 0 21600 0 0 Z N"/>
        </draw:custom-shape>
        <draw:custom-shape draw:style-name="gr96" draw:text-style-name="P27" draw:layer="layout" svg:width="3.122cm" svg:height="4.4cm" svg:x="4.383cm" svg:y="13.041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8" draw:layer="layout" svg:width="1.907cm" svg:height="1.023cm" svg:x="4.99cm" svg:y="15.382cm">
          <text:p text:style-name="P22"><text:span text:style-name="T29">0x00</text:span></text:p>
          <draw:enhanced-geometry svg:viewBox="0 0 21600 21600" draw:type="mso-spt202" draw:enhanced-path="M 0 0 L 21600 0 21600 21600 0 21600 0 0 Z N"/>
        </draw:custom-shape>
        <draw:custom-shape draw:style-name="gr98" draw:text-style-name="P28" draw:layer="layout" svg:width="1.907cm" svg:height="1.023cm" svg:x="4.99cm" svg:y="14.584cm">
          <text:p text:style-name="P22"><text:span text:style-name="T29">0x01</text:span></text:p>
          <draw:enhanced-geometry svg:viewBox="0 0 21600 21600" draw:type="mso-spt202" draw:enhanced-path="M 0 0 L 21600 0 21600 21600 0 21600 0 0 Z N"/>
        </draw:custom-shape>
        <draw:custom-shape draw:style-name="gr99" draw:text-style-name="P28" draw:layer="layout" svg:width="1.907cm" svg:height="1.023cm" svg:x="4.99cm" svg:y="13.786cm">
          <text:p text:style-name="P22"><text:span text:style-name="T29">0x02</text:span></text:p>
          <draw:enhanced-geometry svg:viewBox="0 0 21600 21600" draw:type="mso-spt202" draw:enhanced-path="M 0 0 L 21600 0 21600 21600 0 21600 0 0 Z N"/>
        </draw:custom-shape>
        <draw:custom-shape draw:style-name="gr100" draw:text-style-name="P28" draw:layer="layout" svg:width="1.907cm" svg:height="1.023cm" svg:x="4.99cm" svg:y="12.988cm">
          <text:p text:style-name="P22"><text:span text:style-name="T29">0x03</text:span></text:p>
          <draw:enhanced-geometry svg:viewBox="0 0 21600 21600" draw:type="mso-spt202" draw:enhanced-path="M 0 0 L 21600 0 21600 21600 0 21600 0 0 Z N"/>
        </draw:custom-shape>
        <draw:line draw:style-name="gr101" draw:text-style-name="P10" draw:layer="layout" svg:x1="4.383cm" svg:y1="13.803cm" svg:x2="7.505cm" svg:y2="13.803cm">
          <text:p/>
        </draw:line>
        <draw:line draw:style-name="gr101" draw:text-style-name="P10" draw:layer="layout" svg:x1="4.383cm" svg:y1="14.584cm" svg:x2="7.505cm" svg:y2="14.602cm">
          <text:p/>
        </draw:line>
        <draw:line draw:style-name="gr101" draw:text-style-name="P10" draw:layer="layout" svg:x1="4.383cm" svg:y1="15.382cm" svg:x2="7.505cm" svg:y2="15.4cm">
          <text:p/>
        </draw:line>
        <draw:custom-shape draw:style-name="gr102" draw:text-style-name="P28" draw:layer="layout" svg:width="1.556cm" svg:height="1.023cm" svg:x="2.926cm" svg:y="15.382cm">
          <text:p text:style-name="P22"><text:span text:style-name="T33">103</text:span></text:p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1.556cm" svg:height="1.023cm" svg:x="2.926cm" svg:y="14.584cm">
          <text:p text:style-name="P22"><text:span text:style-name="T33">102</text:span></text:p>
          <draw:enhanced-geometry svg:viewBox="0 0 21600 21600" draw:type="mso-spt202" draw:enhanced-path="M 0 0 L 21600 0 21600 21600 0 21600 0 0 Z N"/>
        </draw:custom-shape>
        <draw:custom-shape draw:style-name="gr104" draw:text-style-name="P28" draw:layer="layout" svg:width="1.556cm" svg:height="1.023cm" svg:x="2.926cm" svg:y="13.786cm">
          <text:p text:style-name="P22"><text:span text:style-name="T33">101</text:span></text:p>
          <draw:enhanced-geometry svg:viewBox="0 0 21600 21600" draw:type="mso-spt202" draw:enhanced-path="M 0 0 L 21600 0 21600 21600 0 21600 0 0 Z N"/>
        </draw:custom-shape>
        <draw:custom-shape draw:style-name="gr105" draw:text-style-name="P28" draw:layer="layout" svg:width="1.556cm" svg:height="1.023cm" svg:x="16.785cm" svg:y="8.485cm">
          <text:p text:style-name="P22"><text:span text:style-name="T33">100</text:span></text:p>
          <draw:enhanced-geometry svg:viewBox="0 0 21600 21600" draw:type="mso-spt202" draw:enhanced-path="M 0 0 L 21600 0 21600 21600 0 21600 0 0 Z N"/>
        </draw:custom-shape>
        <draw:custom-shape draw:style-name="gr106" draw:text-style-name="P28" draw:layer="layout" svg:width="2.894cm" svg:height="1.023cm" svg:x="4.497cm" svg:y="11.841cm">
          <text:p text:style-name="P22"><text:span text:style-name="T33">Contenu</text:span></text:p>
          <draw:enhanced-geometry svg:viewBox="0 0 21600 21600" draw:type="mso-spt202" draw:enhanced-path="M 0 0 L 21600 0 21600 21600 0 21600 0 0 Z N"/>
        </draw:custom-shape>
        <draw:line draw:style-name="gr101" draw:text-style-name="P10" draw:layer="layout" svg:x1="4.383cm" svg:y1="16.4cm" svg:x2="7.505cm" svg:y2="16.391cm">
          <text:p/>
        </draw:line>
        <draw:custom-shape draw:style-name="gr107" draw:text-style-name="P28" draw:layer="layout" svg:width="1.349cm" svg:height="1.277cm" svg:x="5.269cm" svg:y="16.114cm">
          <text:p text:style-name="P22"><text:span text:style-name="T32">…</text:span></text:p>
          <draw:enhanced-geometry svg:viewBox="0 0 21600 21600" draw:type="mso-spt202" draw:enhanced-path="M 0 0 L 21600 0 21600 21600 0 21600 0 0 Z N"/>
        </draw:custom-shape>
        <draw:line draw:style-name="gr108" draw:text-style-name="P10" draw:layer="layout" svg:x1="4.436cm" svg:y1="18.24cm" svg:x2="7.456cm" svg:y2="18.24cm">
          <text:p/>
        </draw:line>
        <draw:custom-shape draw:style-name="gr109" draw:text-style-name="P28" draw:layer="layout" svg:width="2.407cm" svg:height="1.023cm" svg:x="4.74cm" svg:y="17.362cm">
          <text:p text:style-name="P22"><text:span text:style-name="T33">1 octet</text:span></text:p>
          <draw:enhanced-geometry svg:viewBox="0 0 21600 21600" draw:type="mso-spt202" draw:enhanced-path="M 0 0 L 21600 0 21600 21600 0 21600 0 0 Z N"/>
        </draw:custom-shape>
        <draw:custom-shape draw:style-name="gr110" draw:text-style-name="P28" draw:layer="layout" svg:width="19.704cm" svg:height="1.277cm" svg:x="3.813cm" svg:y="5.324cm">
          <text:p text:style-name="P22"><text:span text:style-name="T32">Comment ranger le mot 0x03020100 en mémoire ?</text:span></text:p>
          <draw:enhanced-geometry svg:viewBox="0 0 21600 21600" draw:type="mso-spt202" draw:enhanced-path="M 0 0 L 21600 0 21600 21600 0 21600 0 0 Z N"/>
        </draw:custom-shape>
        <draw:custom-shape draw:style-name="gr96" draw:text-style-name="P27" draw:layer="layout" svg:width="3.122cm" svg:height="4.401cm" svg:x="11.853cm" svg:y="13.06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8" draw:layer="layout" svg:width="1.907cm" svg:height="1.023cm" svg:x="12.46cm" svg:y="15.404cm">
          <text:p text:style-name="P22"><text:span text:style-name="T29">0x03</text:span></text:p>
          <draw:enhanced-geometry svg:viewBox="0 0 21600 21600" draw:type="mso-spt202" draw:enhanced-path="M 0 0 L 21600 0 21600 21600 0 21600 0 0 Z N"/>
        </draw:custom-shape>
        <draw:custom-shape draw:style-name="gr112" draw:text-style-name="P28" draw:layer="layout" svg:width="1.907cm" svg:height="1.023cm" svg:x="12.46cm" svg:y="14.606cm">
          <text:p text:style-name="P22"><text:span text:style-name="T29">0x02</text:span></text:p>
          <draw:enhanced-geometry svg:viewBox="0 0 21600 21600" draw:type="mso-spt202" draw:enhanced-path="M 0 0 L 21600 0 21600 21600 0 21600 0 0 Z N"/>
        </draw:custom-shape>
        <draw:custom-shape draw:style-name="gr113" draw:text-style-name="P28" draw:layer="layout" svg:width="1.907cm" svg:height="1.023cm" svg:x="12.46cm" svg:y="13.808cm">
          <text:p text:style-name="P22"><text:span text:style-name="T29">0x01</text:span></text:p>
          <draw:enhanced-geometry svg:viewBox="0 0 21600 21600" draw:type="mso-spt202" draw:enhanced-path="M 0 0 L 21600 0 21600 21600 0 21600 0 0 Z N"/>
        </draw:custom-shape>
        <draw:custom-shape draw:style-name="gr114" draw:text-style-name="P28" draw:layer="layout" svg:width="1.907cm" svg:height="1.023cm" svg:x="12.46cm" svg:y="13.01cm">
          <text:p text:style-name="P22"><text:span text:style-name="T29">0x00</text:span></text:p>
          <draw:enhanced-geometry svg:viewBox="0 0 21600 21600" draw:type="mso-spt202" draw:enhanced-path="M 0 0 L 21600 0 21600 21600 0 21600 0 0 Z N"/>
        </draw:custom-shape>
        <draw:line draw:style-name="gr101" draw:text-style-name="P10" draw:layer="layout" svg:x1="11.853cm" svg:y1="13.825cm" svg:x2="14.975cm" svg:y2="13.825cm">
          <text:p/>
        </draw:line>
        <draw:line draw:style-name="gr101" draw:text-style-name="P10" draw:layer="layout" svg:x1="11.853cm" svg:y1="14.606cm" svg:x2="14.975cm" svg:y2="14.624cm">
          <text:p/>
        </draw:line>
        <draw:line draw:style-name="gr101" draw:text-style-name="P10" draw:layer="layout" svg:x1="11.853cm" svg:y1="15.404cm" svg:x2="14.975cm" svg:y2="15.422cm">
          <text:p/>
        </draw:line>
        <draw:custom-shape draw:style-name="gr115" draw:text-style-name="P28" draw:layer="layout" svg:width="2.894cm" svg:height="1.023cm" svg:x="11.967cm" svg:y="11.863cm">
          <text:p text:style-name="P22"><text:span text:style-name="T33">Contenu</text:span></text:p>
          <draw:enhanced-geometry svg:viewBox="0 0 21600 21600" draw:type="mso-spt202" draw:enhanced-path="M 0 0 L 21600 0 21600 21600 0 21600 0 0 Z N"/>
        </draw:custom-shape>
        <draw:line draw:style-name="gr101" draw:text-style-name="P10" draw:layer="layout" svg:x1="11.853cm" svg:y1="16.422cm" svg:x2="14.975cm" svg:y2="16.413cm">
          <text:p/>
        </draw:line>
        <draw:custom-shape draw:style-name="gr116" draw:text-style-name="P28" draw:layer="layout" svg:width="1.349cm" svg:height="1.277cm" svg:x="12.739cm" svg:y="16.136cm">
          <text:p text:style-name="P22"><text:span text:style-name="T32">…</text:span></text:p>
          <draw:enhanced-geometry svg:viewBox="0 0 21600 21600" draw:type="mso-spt202" draw:enhanced-path="M 0 0 L 21600 0 21600 21600 0 21600 0 0 Z N"/>
        </draw:custom-shape>
        <draw:line draw:style-name="gr108" draw:text-style-name="P10" draw:layer="layout" svg:x1="11.906cm" svg:y1="18.262cm" svg:x2="14.926cm" svg:y2="18.262cm">
          <text:p/>
        </draw:line>
        <draw:custom-shape draw:style-name="gr117" draw:text-style-name="P28" draw:layer="layout" svg:width="2.407cm" svg:height="1.023cm" svg:x="12.21cm" svg:y="17.384cm">
          <text:p text:style-name="P22"><text:span text:style-name="T33">1 octet</text:span></text:p>
          <draw:enhanced-geometry svg:viewBox="0 0 21600 21600" draw:type="mso-spt202" draw:enhanced-path="M 0 0 L 21600 0 21600 21600 0 21600 0 0 Z N"/>
        </draw:custom-shape>
        <draw:custom-shape draw:style-name="gr118" draw:text-style-name="P28" draw:layer="layout" svg:width="1.556cm" svg:height="1.023cm" svg:x="2.912cm" svg:y="12.988cm">
          <text:p text:style-name="P22"><text:span text:style-name="T33">100</text:span></text:p>
          <draw:enhanced-geometry svg:viewBox="0 0 21600 21600" draw:type="mso-spt202" draw:enhanced-path="M 0 0 L 21600 0 21600 21600 0 21600 0 0 Z N"/>
        </draw:custom-shape>
        <draw:custom-shape draw:style-name="gr96" draw:text-style-name="P27" draw:layer="layout" svg:width="8.502cm" svg:height="2.267cm" svg:x="18.348cm" svg:y="8.56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8" draw:layer="layout" svg:width="1.205cm" svg:height="1.023cm" svg:x="18.954cm" svg:y="8.507cm">
          <text:p text:style-name="P22"><text:span text:style-name="T29">00</text:span></text:p>
          <draw:enhanced-geometry svg:viewBox="0 0 21600 21600" draw:type="mso-spt202" draw:enhanced-path="M 0 0 L 21600 0 21600 21600 0 21600 0 0 Z N"/>
        </draw:custom-shape>
        <draw:custom-shape draw:style-name="gr120" draw:text-style-name="P28" draw:layer="layout" svg:width="1.205cm" svg:height="1.023cm" svg:x="20.771cm" svg:y="8.507cm">
          <text:p text:style-name="P22"><text:span text:style-name="T29">01</text:span></text:p>
          <draw:enhanced-geometry svg:viewBox="0 0 21600 21600" draw:type="mso-spt202" draw:enhanced-path="M 0 0 L 21600 0 21600 21600 0 21600 0 0 Z N"/>
        </draw:custom-shape>
        <draw:custom-shape draw:style-name="gr121" draw:text-style-name="P28" draw:layer="layout" svg:width="1.205cm" svg:height="1.023cm" svg:x="22.98cm" svg:y="8.507cm">
          <text:p text:style-name="P22"><text:span text:style-name="T29">02</text:span></text:p>
          <draw:enhanced-geometry svg:viewBox="0 0 21600 21600" draw:type="mso-spt202" draw:enhanced-path="M 0 0 L 21600 0 21600 21600 0 21600 0 0 Z N"/>
        </draw:custom-shape>
        <draw:custom-shape draw:style-name="gr122" draw:text-style-name="P28" draw:layer="layout" svg:width="1.205cm" svg:height="1.023cm" svg:x="25.3cm" svg:y="8.507cm">
          <text:p text:style-name="P22"><text:span text:style-name="T29">03</text:span></text:p>
          <draw:enhanced-geometry svg:viewBox="0 0 21600 21600" draw:type="mso-spt202" draw:enhanced-path="M 0 0 L 21600 0 21600 21600 0 21600 0 0 Z N"/>
        </draw:custom-shape>
        <draw:custom-shape draw:style-name="gr123" draw:text-style-name="P28" draw:layer="layout" svg:width="2.725cm" svg:height="1.023cm" svg:x="21.986cm" svg:y="16.383cm">
          <text:p text:style-name="P22"><text:span text:style-name="T33">4 octets</text:span></text:p>
          <draw:enhanced-geometry svg:viewBox="0 0 21600 21600" draw:type="mso-spt202" draw:enhanced-path="M 0 0 L 21600 0 21600 21600 0 21600 0 0 Z N"/>
        </draw:custom-shape>
        <draw:line draw:style-name="gr108" draw:text-style-name="P10" draw:layer="layout" svg:x1="18.653cm" svg:y1="17.402cm" svg:x2="26.85cm" svg:y2="17.402cm">
          <text:p/>
        </draw:line>
        <draw:custom-shape draw:style-name="gr124" draw:text-style-name="P28" draw:layer="layout" svg:width="1.556cm" svg:height="1.023cm" svg:x="16.785cm" svg:y="13.093cm">
          <text:p text:style-name="P22"><text:span text:style-name="T33">100</text:span></text:p>
          <draw:enhanced-geometry svg:viewBox="0 0 21600 21600" draw:type="mso-spt202" draw:enhanced-path="M 0 0 L 21600 0 21600 21600 0 21600 0 0 Z N"/>
        </draw:custom-shape>
        <draw:custom-shape draw:style-name="gr96" draw:text-style-name="P27" draw:layer="layout" svg:width="8.502cm" svg:height="2.267cm" svg:x="18.348cm" svg:y="13.16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8" draw:layer="layout" svg:width="1.205cm" svg:height="1.023cm" svg:x="18.954cm" svg:y="13.116cm">
          <text:p text:style-name="P22"><text:span text:style-name="T29">03</text:span></text:p>
          <draw:enhanced-geometry svg:viewBox="0 0 21600 21600" draw:type="mso-spt202" draw:enhanced-path="M 0 0 L 21600 0 21600 21600 0 21600 0 0 Z N"/>
        </draw:custom-shape>
        <draw:custom-shape draw:style-name="gr126" draw:text-style-name="P28" draw:layer="layout" svg:width="1.205cm" svg:height="1.023cm" svg:x="20.771cm" svg:y="13.116cm">
          <text:p text:style-name="P22"><text:span text:style-name="T29">02</text:span></text:p>
          <draw:enhanced-geometry svg:viewBox="0 0 21600 21600" draw:type="mso-spt202" draw:enhanced-path="M 0 0 L 21600 0 21600 21600 0 21600 0 0 Z N"/>
        </draw:custom-shape>
        <draw:custom-shape draw:style-name="gr127" draw:text-style-name="P28" draw:layer="layout" svg:width="1.205cm" svg:height="1.023cm" svg:x="22.98cm" svg:y="13.116cm">
          <text:p text:style-name="P22"><text:span text:style-name="T29">01</text:span></text:p>
          <draw:enhanced-geometry svg:viewBox="0 0 21600 21600" draw:type="mso-spt202" draw:enhanced-path="M 0 0 L 21600 0 21600 21600 0 21600 0 0 Z N"/>
        </draw:custom-shape>
        <draw:custom-shape draw:style-name="gr128" draw:text-style-name="P28" draw:layer="layout" svg:width="1.205cm" svg:height="1.023cm" svg:x="25.3cm" svg:y="13.116cm">
          <text:p text:style-name="P22"><text:span text:style-name="T29">00</text:span></text:p>
          <draw:enhanced-geometry svg:viewBox="0 0 21600 21600" draw:type="mso-spt202" draw:enhanced-path="M 0 0 L 21600 0 21600 21600 0 21600 0 0 Z N"/>
        </draw:custom-shape>
        <draw:custom-shape draw:style-name="gr129" draw:text-style-name="P28" draw:layer="layout" svg:width="1.556cm" svg:height="1.023cm" svg:x="16.785cm" svg:y="9.27cm">
          <text:p text:style-name="P22"><text:span text:style-name="T33">104</text:span></text:p>
          <draw:enhanced-geometry svg:viewBox="0 0 21600 21600" draw:type="mso-spt202" draw:enhanced-path="M 0 0 L 21600 0 21600 21600 0 21600 0 0 Z N"/>
        </draw:custom-shape>
        <draw:custom-shape draw:style-name="gr130" draw:text-style-name="P28" draw:layer="layout" svg:width="1.556cm" svg:height="1.023cm" svg:x="16.785cm" svg:y="14.112cm">
          <text:p text:style-name="P22"><text:span text:style-name="T33">104</text:span></text:p>
          <draw:enhanced-geometry svg:viewBox="0 0 21600 21600" draw:type="mso-spt202" draw:enhanced-path="M 0 0 L 21600 0 21600 21600 0 21600 0 0 Z N"/>
        </draw:custom-shape>
        <draw:line draw:style-name="gr131" draw:text-style-name="P10" draw:layer="layout" svg:x1="18.348cm" svg:y1="9.451cm" svg:x2="26.85cm" svg:y2="9.451cm">
          <text:p/>
        </draw:line>
        <draw:line draw:style-name="gr131" draw:text-style-name="P10" draw:layer="layout" svg:x1="18.348cm" svg:y1="14.134cm" svg:x2="26.85cm" svg:y2="14.134cm">
          <text:p/>
        </draw:line>
        <draw:custom-shape draw:style-name="gr132" draw:text-style-name="P28" draw:layer="layout" svg:width="4.079cm" svg:height="1.277cm" svg:x="20.632cm" svg:y="7.215cm">
          <text:p text:style-name="P22"><text:span text:style-name="T32">Petit bout</text:span></text:p>
          <draw:enhanced-geometry svg:viewBox="0 0 21600 21600" draw:type="mso-spt202" draw:enhanced-path="M 0 0 L 21600 0 21600 21600 0 21600 0 0 Z N"/>
        </draw:custom-shape>
        <draw:custom-shape draw:style-name="gr133" draw:text-style-name="P28" draw:layer="layout" svg:width="4.223cm" svg:height="1.277cm" svg:x="20.768cm" svg:y="11.823cm">
          <text:p text:style-name="P22"><text:span text:style-name="T32">Gros bout</text:span></text:p>
          <draw:enhanced-geometry svg:viewBox="0 0 21600 21600" draw:type="mso-spt202" draw:enhanced-path="M 0 0 L 21600 0 21600 21600 0 21600 0 0 Z N"/>
        </draw:custom-shape>
        <draw:custom-shape draw:style-name="gr134" draw:text-style-name="P28" draw:layer="layout" svg:width="1.556cm" svg:height="1.023cm" svg:x="10.338cm" svg:y="15.404cm">
          <text:p text:style-name="P22"><text:span text:style-name="T33">103</text:span></text:p>
          <draw:enhanced-geometry svg:viewBox="0 0 21600 21600" draw:type="mso-spt202" draw:enhanced-path="M 0 0 L 21600 0 21600 21600 0 21600 0 0 Z N"/>
        </draw:custom-shape>
        <draw:custom-shape draw:style-name="gr135" draw:text-style-name="P28" draw:layer="layout" svg:width="1.556cm" svg:height="1.023cm" svg:x="10.338cm" svg:y="14.606cm">
          <text:p text:style-name="P22"><text:span text:style-name="T33">102</text:span></text:p>
          <draw:enhanced-geometry svg:viewBox="0 0 21600 21600" draw:type="mso-spt202" draw:enhanced-path="M 0 0 L 21600 0 21600 21600 0 21600 0 0 Z N"/>
        </draw:custom-shape>
        <draw:custom-shape draw:style-name="gr136" draw:text-style-name="P28" draw:layer="layout" svg:width="1.556cm" svg:height="1.023cm" svg:x="10.338cm" svg:y="13.808cm">
          <text:p text:style-name="P22"><text:span text:style-name="T33">101</text:span></text:p>
          <draw:enhanced-geometry svg:viewBox="0 0 21600 21600" draw:type="mso-spt202" draw:enhanced-path="M 0 0 L 21600 0 21600 21600 0 21600 0 0 Z N"/>
        </draw:custom-shape>
        <draw:custom-shape draw:style-name="gr137" draw:text-style-name="P28" draw:layer="layout" svg:width="2.826cm" svg:height="1.023cm" svg:x="9.267cm" svg:y="11.863cm">
          <text:p text:style-name="P22"><text:span text:style-name="T33">Adresse</text:span></text:p>
          <draw:enhanced-geometry svg:viewBox="0 0 21600 21600" draw:type="mso-spt202" draw:enhanced-path="M 0 0 L 21600 0 21600 21600 0 21600 0 0 Z N"/>
        </draw:custom-shape>
        <draw:custom-shape draw:style-name="gr138" draw:text-style-name="P28" draw:layer="layout" svg:width="1.556cm" svg:height="1.023cm" svg:x="10.285cm" svg:y="13.01cm">
          <text:p text:style-name="P22"><text:span text:style-name="T33">100</text:span></text:p>
          <draw:enhanced-geometry svg:viewBox="0 0 21600 21600" draw:type="mso-spt202" draw:enhanced-path="M 0 0 L 21600 0 21600 21600 0 21600 0 0 Z N"/>
        </draw:custom-shape>
        <draw:custom-shape draw:style-name="gr139" draw:text-style-name="P38" draw:layer="layout" svg:width="3.766cm" svg:height="1.108cm" svg:x="8.638cm" svg:y="6.611cm">
          <text:p text:style-name="P37"><text:span text:style-name="T34">poids forts</text:span></text:p>
          <draw:enhanced-geometry svg:viewBox="0 0 21600 21600" draw:type="mso-spt202" draw:enhanced-path="M 0 0 L 21600 0 21600 21600 0 21600 0 0 Z N"/>
        </draw:custom-shape>
        <draw:custom-shape draw:style-name="gr140" draw:text-style-name="P28" draw:layer="layout" svg:width="4.435cm" svg:height="1.108cm" svg:x="8.295cm" svg:y="7.401cm">
          <text:p text:style-name="P22"><text:span text:style-name="T34">poids faibles</text:span></text:p>
          <draw:enhanced-geometry svg:viewBox="0 0 21600 21600" draw:type="rectangle" draw:enhanced-path="M 0 0 L 21600 0 21600 21600 0 21600 0 0 Z N"/>
        </draw:custom-shape>
        <draw:line draw:style-name="gr141" draw:text-style-name="P10" draw:layer="layout" svg:x1="14.6cm" svg:y1="7.214cm" svg:x2="14.6cm" svg:y2="6.593cm">
          <text:p/>
        </draw:line>
        <draw:line draw:style-name="gr141" draw:text-style-name="P10" draw:layer="layout" svg:x1="17.475cm" svg:y1="7.898cm" svg:x2="17.475cm" svg:y2="6.593cm">
          <text:p/>
        </draw:line>
        <draw:line draw:style-name="gr131" draw:text-style-name="P10" draw:layer="layout" svg:x1="14.622cm" svg:y1="7.215cm" svg:x2="12.726cm" svg:y2="7.215cm">
          <text:p/>
        </draw:line>
        <draw:line draw:style-name="gr131" draw:text-style-name="P10" draw:layer="layout" svg:x1="17.475cm" svg:y1="7.899cm" svg:x2="12.735cm" svg:y2="7.899cm">
          <text:p/>
        </draw:line>
        <draw:custom-shape draw:style-name="gr142" draw:text-style-name="P28" draw:layer="layout" svg:width="2.826cm" svg:height="0.973cm" svg:x="1.767cm" svg:y="11.864cm">
          <text:p text:style-name="P22"><text:span text:style-name="T33">Adress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3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0 400" svg:d="m100 0 100 400h-200z"/>
    <draw:marker draw:name="Extrémité_20_de_20_ligne_20_100" draw:display-name="Extrémité de ligne 100" svg:viewBox="0 0 20 30" svg:d="m10 0-10 30h20z"/>
    <draw:marker draw:name="Extrémité_20_de_20_ligne_20_101" draw:display-name="Extrémité de ligne 101" svg:viewBox="0 0 20 30" svg:d="m10 0-10 30h20z"/>
    <draw:marker draw:name="Extrémité_20_de_20_ligne_20_102" draw:display-name="Extrémité de ligne 102" svg:viewBox="0 0 20 30" svg:d="m10 0-10 30h20z"/>
    <draw:marker draw:name="Extrémité_20_de_20_ligne_20_103" draw:display-name="Extrémité de ligne 103" svg:viewBox="0 0 20 30" svg:d="m10 0-10 30h20z"/>
    <draw:marker draw:name="Extrémité_20_de_20_ligne_20_104" draw:display-name="Extrémité de ligne 104" svg:viewBox="0 0 20 30" svg:d="m10 0-10 30h20z"/>
    <draw:marker draw:name="Extrémité_20_de_20_ligne_20_105" draw:display-name="Extrémité de ligne 105" svg:viewBox="0 0 20 30" svg:d="m10 0-10 30h20z"/>
    <draw:marker draw:name="Extrémité_20_de_20_ligne_20_106" draw:display-name="Extrémité de ligne 106" svg:viewBox="0 0 20 30" svg:d="m10 0-10 30h20z"/>
    <draw:marker draw:name="Extrémité_20_de_20_ligne_20_107" draw:display-name="Extrémité de ligne 107" svg:viewBox="0 0 20 30" svg:d="m10 0-10 30h20z"/>
    <draw:marker draw:name="Extrémité_20_de_20_ligne_20_108" draw:display-name="Extrémité de ligne 108" svg:viewBox="0 0 20 30" svg:d="m10 0-10 30h20z"/>
    <draw:marker draw:name="Extrémité_20_de_20_ligne_20_109" draw:display-name="Extrémité de ligne 109" svg:viewBox="0 0 20 30" svg:d="m10 0-10 30h20z"/>
    <draw:marker draw:name="Extrémité_20_de_20_ligne_20_110" draw:display-name="Extrémité de ligne 110" svg:viewBox="0 0 20 30" svg:d="m10 0-10 30h20z"/>
    <draw:marker draw:name="Extrémité_20_de_20_ligne_20_111" draw:display-name="Extrémité de ligne 111" svg:viewBox="0 0 20 30" svg:d="m10 0-10 30h20z"/>
    <draw:marker draw:name="Extrémité_20_de_20_ligne_20_112" draw:display-name="Extrémité de ligne 112" svg:viewBox="0 0 20 30" svg:d="m10 0-10 30h20z"/>
    <draw:marker draw:name="Extrémité_20_de_20_ligne_20_113" draw:display-name="Extrémité de ligne 113" svg:viewBox="0 0 20 30" svg:d="m10 0-10 30h20z"/>
    <draw:marker draw:name="Extrémité_20_de_20_ligne_20_114" draw:display-name="Extrémité de ligne 114" svg:viewBox="0 0 20 30" svg:d="m10 0-10 30h20z"/>
    <draw:marker draw:name="Extrémité_20_de_20_ligne_20_115" draw:display-name="Extrémité de ligne 115" svg:viewBox="0 0 20 30" svg:d="m10 0-10 30h20z"/>
    <draw:marker draw:name="Extrémité_20_de_20_ligne_20_116" draw:display-name="Extrémité de ligne 116" svg:viewBox="0 0 20 30" svg:d="m10 0-10 30h20z"/>
    <draw:marker draw:name="Extrémité_20_de_20_ligne_20_117" draw:display-name="Extrémité de ligne 117" svg:viewBox="0 0 20 30" svg:d="m10 0-10 30h20z"/>
    <draw:marker draw:name="Extrémité_20_de_20_ligne_20_118" draw:display-name="Extrémité de ligne 118" svg:viewBox="0 0 20 30" svg:d="m10 0-10 30h20z"/>
    <draw:marker draw:name="Extrémité_20_de_20_ligne_20_119" draw:display-name="Extrémité de ligne 119" svg:viewBox="0 0 20 30" svg:d="m10 0-10 30h20z"/>
    <draw:marker draw:name="Extrémité_20_de_20_ligne_20_120" draw:display-name="Extrémité de ligne 120" svg:viewBox="0 0 20 30" svg:d="m10 0-10 30h20z"/>
    <draw:marker draw:name="Extrémité_20_de_20_ligne_20_23" draw:display-name="Extrémité de ligne 23" svg:viewBox="0 0 395 395" svg:d="m197 0 198 395h-395z"/>
    <draw:marker draw:name="Extrémité_20_de_20_ligne_20_24" draw:display-name="Extrémité de ligne 24" svg:viewBox="0 0 395 395" svg:d="m197 0 198 395h-395z"/>
    <draw:marker draw:name="Extrémité_20_de_20_ligne_20_25" draw:display-name="Extrémité de ligne 25" svg:viewBox="0 0 395 395" svg:d="m197 0 198 395h-395z"/>
    <draw:marker draw:name="Extrémité_20_de_20_ligne_20_26" draw:display-name="Extrémité de ligne 26" svg:viewBox="0 0 395 395" svg:d="m197 0 198 395h-395z"/>
    <draw:marker draw:name="Extrémité_20_de_20_ligne_20_27" draw:display-name="Extrémité de ligne 27" svg:viewBox="0 0 395 395" svg:d="m197 0 198 395h-395z"/>
    <draw:marker draw:name="Extrémité_20_de_20_ligne_20_28" draw:display-name="Extrémité de ligne 28" svg:viewBox="0 0 395 395" svg:d="m197 0 198 395h-395z"/>
    <draw:marker draw:name="Extrémité_20_de_20_ligne_20_29" draw:display-name="Extrémité de ligne 29" svg:viewBox="0 0 395 395" svg:d="m197 0 198 395h-395z"/>
    <draw:marker draw:name="Extrémité_20_de_20_ligne_20_31" draw:display-name="Extrémité de ligne 31" svg:viewBox="0 0 395 395" svg:d="m197 0 198 395h-395z"/>
    <draw:marker draw:name="Extrémité_20_de_20_ligne_20_32" draw:display-name="Extrémité de ligne 32" svg:viewBox="0 0 395 395" svg:d="m197 0 198 395h-395z"/>
    <draw:marker draw:name="Extrémité_20_de_20_ligne_20_33" draw:display-name="Extrémité de ligne 33" svg:viewBox="0 0 20 30" svg:d="m10 0-10 30h20z"/>
    <draw:marker draw:name="Extrémité_20_de_20_ligne_20_34" draw:display-name="Extrémité de ligne 34" svg:viewBox="0 0 20 30" svg:d="m10 0-10 30h20z"/>
    <draw:marker draw:name="Extrémité_20_de_20_ligne_20_35" draw:display-name="Extrémité de ligne 35" svg:viewBox="0 0 20 30" svg:d="m10 0-10 30h20z"/>
    <draw:marker draw:name="Extrémité_20_de_20_ligne_20_36" draw:display-name="Extrémité de ligne 36" svg:viewBox="0 0 20 30" svg:d="m10 0-10 30h20z"/>
    <draw:marker draw:name="Extrémité_20_de_20_ligne_20_98" draw:display-name="Extrémité de ligne 98" svg:viewBox="0 0 20 30" svg:d="m10 0-10 30h20z"/>
    <draw:marker draw:name="Extrémité_20_de_20_ligne_20_99" draw:display-name="Extrémité de ligne 99" svg:viewBox="0 0 20 30" svg:d="m10 0-10 30h20z"/>
    <draw:marker draw:name="msArrowEnd_20_5" draw:display-name="msArrowEnd 5" svg:viewBox="0 0 210 210" svg:d="m105 0 105 210h-210z"/>
    <draw:marker draw:name="msArrowEnd_20_8" draw:display-name="msArrowEnd 8" svg:viewBox="0 0 395 237" svg:d="m197 0 198 237h-395z"/>
    <draw:marker draw:name="msArrowEnd_20_9" draw:display-name="msArrowEnd 9" svg:viewBox="0 0 350 350" svg:d="m175 0 175 350h-35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fr" style:country-asian="FR" style:font-family-complex="'Arial Unicode MS'" style:font-pitch-complex="variable" style:font-size-complex="12pt" style:language-complex="fr" style:country-complex="FR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="none" draw:fill-color="#0000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6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01cm" fo:page-height="20.98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title">
      <style:graphic-properties draw:fill-color="#ffffff" draw:auto-grow-height="false" fo:min-height="3.507cm"/>
    </style:style>
    <style:style style:name="Mpr3" style:family="presentation" style:parent-style-name="lyt-cool-outline1">
      <style:graphic-properties draw:fill-color="#ffffff" draw:auto-grow-height="false" fo:min-height="13.86cm"/>
    </style:style>
    <style:style style:name="Mpr4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5" style:family="presentation" style:parent-style-name="lyt-cool-title">
      <style:graphic-properties draw:fill-color="#ffffff" draw:auto-grow-height="true" fo:min-height="1.104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indent="0cm"/>
      <style:text-properties fo:font-size="12pt"/>
    </style:style>
    <style:style style:name="MT1" style:family="text">
      <style:text-properties fo:font-size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359cm" svg:height="6.613cm" svg:x="3.487cm" svg:y="2.94cm" draw:page-number="1"/>
      <draw:page-thumbnail draw:layer="backgroundobjects" svg:width="9.359cm" svg:height="6.613cm" svg:x="16.852cm" svg:y="2.94cm"/>
      <draw:page-thumbnail draw:layer="backgroundobjects" svg:width="9.359cm" svg:height="6.613cm" svg:x="3.487cm" svg:y="11.445cm"/>
      <draw:page-thumbnail draw:layer="backgroundobjects" svg:width="9.359cm" svg:height="6.613cm" svg:x="16.852cm" svg:y="11.445cm"/>
    </style:handout-master>
    <style:master-page style:name="lyt-cool" style:page-layout-name="PM1" draw:style-name="Mdp1">
      <draw:rect presentation:style-name="Mpr1" draw:text-style-name="MP1" draw:layer="backgroundobjects" svg:width="26.587cm" svg:height="15.488cm" svg:x="2.113cm" svg:y="4.5cm">
        <text:p/>
      </draw:rect>
      <draw:frame presentation:style-name="Mpr2" draw:text-style-name="MP2" draw:layer="backgroundobjects" svg:width="26cm" svg:height="3cm" svg:x="2cm" svg:y="1.5cm" presentation:class="title">
        <draw:text-box>
          <text:p text:style-name="MP2">Cliquez pour éditer le format du texte-titre</text:p>
        </draw:text-box>
      </draw:frame>
      <draw:frame presentation:style-name="Mpr3" draw:text-style-name="MP3" draw:layer="backgroundobjects" svg:width="23.656cm" svg:height="13.5cm" svg:x="3.036cm" svg:y="5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4" draw:text-style-name="MP1" draw:layer="backgroundobjects" svg:width="0.499cm" svg:height="2.307cm" svg:x="1cm" svg:y="1cm">
        <text:p/>
      </draw:rect>
      <draw:rect presentation:style-name="Mpr4" draw:text-style-name="MP1" draw:layer="backgroundobjects" svg:width="0.499cm" svg:height="2.307cm" svg:x="1cm" svg:y="6.981cm">
        <text:p/>
      </draw:rect>
      <draw:rect presentation:style-name="Mpr4" draw:text-style-name="MP1" draw:layer="backgroundobjects" svg:width="0.499cm" svg:height="2.307cm" svg:x="1cm" svg:y="3.935cm">
        <text:p/>
      </draw:rect>
      <draw:frame presentation:style-name="Mpr5" draw:text-style-name="MP4" draw:layer="backgroundobjects" svg:width="14.164cm" svg:height="1.104cm" svg:x="8.836cm" svg:y="18.996cm" presentation:class="title" presentation:user-transformed="true">
        <draw:text-box>
          <text:p text:style-name="MP2"><text:span text:style-name="MT1">Centre universitaire JF Champollion – L3 MIA info – Nicolas Garric</text:span></text:p>
        </draw:text-box>
      </draw:frame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Win32 LibreOffice_project/340m1$Build-502</meta:generator>
    <dc:description>Arrière-plan gris et couleurs froides</dc:description>
    <meta:initial-creator>nicolas garric</meta:initial-creator>
    <meta:creation-date>2007-01-31T15:18:08</meta:creation-date>
    <dc:date>2015-01-12T08:52:41.19</dc:date>
    <meta:editing-cycles>80</meta:editing-cycles>
    <meta:editing-duration>PT5H15M36S</meta:editing-duration>
    <meta:document-statistic meta:object-count="432"/>
    <meta:user-defined meta:name="Info 0"/>
    <meta:user-defined meta:name="Info 1"/>
    <meta:user-defined meta:name="Info 2"/>
    <meta:user-defined meta:name="Info 3"/>
  </office:meta>
</office:document-meta>
</file>